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SungtiL GB" svg:font-family="'AR PL SungtiL GB'" style:font-family-generic="system" style:font-pitch="variable"/>
    <style:font-face style:name="Courier 10 Pitch" svg:font-family="'Courier 10 Pitch'"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Table1" style:family="table">
      <style:table-properties style:width="6.8743in" table:align="left"/>
    </style:style>
    <style:style style:name="Table1.A" style:family="table-column">
      <style:table-column-properties style:column-width="3.1264in"/>
    </style:style>
    <style:style style:name="Table1.B" style:family="table-column">
      <style:table-column-properties style:column-width="1.8472in"/>
    </style:style>
    <style:style style:name="Table1.C" style:family="table-column">
      <style:table-column-properties style:column-width="1.9007in"/>
    </style:style>
    <style:style style:name="Table1.A1" style:family="table-cell">
      <style:table-cell-properties fo:padding="0.0201in" fo:border-left="none" fo:border-right="none" fo:border-top="none" fo:border-bottom="1pt solid #000000"/>
    </style:style>
    <style:style style:name="Table1.A2" style:family="table-cell">
      <style:table-cell-properties fo:padding="0.0201in" fo:border-left="none" fo:border-right="none" fo:border-top="none" fo:border-bottom="0.25pt solid #b2b2b2"/>
    </style:style>
    <style:style style:name="Table1.A6" style:family="table-cell">
      <style:table-cell-properties fo:padding="0.0201in" fo:border="none"/>
    </style:style>
    <style:style style:name="Table2" style:family="table">
      <style:table-properties style:width="6.9257in" fo:margin-left="0in" table:align="left"/>
    </style:style>
    <style:style style:name="Table2.A" style:family="table-column">
      <style:table-column-properties style:column-width="1.809in"/>
    </style:style>
    <style:style style:name="Table2.B" style:family="table-column">
      <style:table-column-properties style:column-width="3.4396in"/>
    </style:style>
    <style:style style:name="Table2.C" style:family="table-column">
      <style:table-column-properties style:column-width="1.6771in"/>
    </style:style>
    <style:style style:name="Table2.A1" style:family="table-cell">
      <style:table-cell-properties fo:padding="0.0382in" fo:border-left="none" fo:border-right="none" fo:border-top="none" fo:border-bottom="1pt solid #000000"/>
    </style:style>
    <style:style style:name="Table2.A2" style:family="table-cell">
      <style:table-cell-properties fo:padding="0.0382in" fo:border-left="none" fo:border-right="none" fo:border-top="none" fo:border-bottom="0.05pt solid #000000"/>
    </style:style>
    <style:style style:name="Table2.A8" style:family="table-cell">
      <style:table-cell-properties fo:padding="0.0382in" fo:border="none"/>
    </style:style>
    <style:style style:name="Table3" style:family="table">
      <style:table-properties style:width="6.9257in" fo:margin-left="0in" table:align="left"/>
    </style:style>
    <style:style style:name="Table3.A" style:family="table-column">
      <style:table-column-properties style:column-width="2.1639in"/>
    </style:style>
    <style:style style:name="Table3.B" style:family="table-column">
      <style:table-column-properties style:column-width="4.7618in"/>
    </style:style>
    <style:style style:name="Table3.A1" style:family="table-cell">
      <style:table-cell-properties fo:padding="0.0382in" fo:border-left="none" fo:border-right="none" fo:border-top="none" fo:border-bottom="1pt solid #000000"/>
    </style:style>
    <style:style style:name="Table3.A2" style:family="table-cell">
      <style:table-cell-properties fo:padding="0.0382in" fo:border-left="none" fo:border-right="none" fo:border-top="none" fo:border-bottom="0.05pt solid #000000"/>
    </style:style>
    <style:style style:name="Table3.A10" style:family="table-cell">
      <style:table-cell-properties fo:padding="0.0382in" fo:border="none"/>
    </style:style>
    <style:style style:name="Table4" style:family="table">
      <style:table-properties style:width="6.9257in" fo:margin-left="0in" table:align="left" style:may-break-between-rows="false"/>
    </style:style>
    <style:style style:name="Table4.A" style:family="table-column">
      <style:table-column-properties style:column-width="1.5646in"/>
    </style:style>
    <style:style style:name="Table4.B" style:family="table-column">
      <style:table-column-properties style:column-width="1.7486in"/>
    </style:style>
    <style:style style:name="Table4.C" style:family="table-column">
      <style:table-column-properties style:column-width="0.9347in"/>
    </style:style>
    <style:style style:name="Table4.D" style:family="table-column">
      <style:table-column-properties style:column-width="2.6778in"/>
    </style:style>
    <style:style style:name="Table4.A1" style:family="table-cell">
      <style:table-cell-properties fo:padding="0.0201in" fo:border-left="none" fo:border-right="none" fo:border-top="none" fo:border-bottom="1pt solid #000000"/>
    </style:style>
    <style:style style:name="Table4.A2" style:family="table-cell">
      <style:table-cell-properties fo:padding="0in" fo:border="none"/>
    </style:style>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officeooo:paragraph-rsid="01033171"/>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Standard">
      <style:text-properties officeooo:rsid="002fcf09"/>
    </style:style>
    <style:style style:name="P7" style:family="paragraph" style:parent-style-name="Standard">
      <style:paragraph-properties fo:text-align="center" style:justify-single-word="false"/>
      <style:text-properties officeooo:rsid="00638c94" officeooo:paragraph-rsid="0135fadd"/>
    </style:style>
    <style:style style:name="P8" style:family="paragraph" style:parent-style-name="Standard">
      <style:paragraph-properties fo:text-align="center" style:justify-single-word="false"/>
      <style:text-properties officeooo:paragraph-rsid="0135fadd"/>
    </style:style>
    <style:style style:name="P9" style:family="paragraph" style:parent-style-name="Standard">
      <style:paragraph-properties fo:text-align="center" style:justify-single-word="false"/>
      <style:text-properties officeooo:rsid="00638c94" officeooo:paragraph-rsid="00638c94"/>
    </style:style>
    <style:style style:name="P10" style:family="paragraph" style:parent-style-name="Standard">
      <style:paragraph-properties fo:text-align="center" style:justify-single-word="false"/>
      <style:text-properties officeooo:rsid="0135fadd" officeooo:paragraph-rsid="0135fadd"/>
    </style:style>
    <style:style style:name="P11" style:family="paragraph" style:parent-style-name="Standard">
      <style:paragraph-properties fo:text-align="center" style:justify-single-word="false"/>
      <style:text-properties officeooo:paragraph-rsid="00638c94"/>
    </style:style>
    <style:style style:name="P12" style:family="paragraph" style:parent-style-name="Heading_20_1">
      <style:paragraph-properties fo:break-before="page"/>
    </style:style>
    <style:style style:name="P13" style:family="paragraph" style:parent-style-name="Standard">
      <style:text-properties officeooo:rsid="008e4014" officeooo:paragraph-rsid="01536297"/>
    </style:style>
    <style:style style:name="P14" style:family="paragraph" style:parent-style-name="Standard">
      <style:text-properties officeooo:rsid="013319f3" officeooo:paragraph-rsid="01536297"/>
    </style:style>
    <style:style style:name="P15" style:family="paragraph" style:parent-style-name="Standard">
      <style:text-properties officeooo:paragraph-rsid="006112c4"/>
    </style:style>
    <style:style style:name="P16" style:family="paragraph" style:parent-style-name="Table_20_Contents">
      <style:text-properties officeooo:rsid="0017a1ee" officeooo:paragraph-rsid="0017a1ee"/>
    </style:style>
    <style:style style:name="P17" style:family="paragraph" style:parent-style-name="Table_20_Contents">
      <style:text-properties officeooo:rsid="00474509" officeooo:paragraph-rsid="00474509"/>
    </style:style>
    <style:style style:name="P18" style:family="paragraph" style:parent-style-name="Standard">
      <style:text-properties officeooo:rsid="0017a1ee" officeooo:paragraph-rsid="0017a1ee"/>
    </style:style>
    <style:style style:name="P19" style:family="paragraph" style:parent-style-name="Standard">
      <style:text-properties style:font-name="Courier 10 Pitch" fo:font-size="10pt" officeooo:rsid="00474509" officeooo:paragraph-rsid="00474509" style:font-size-asian="10pt" style:font-size-complex="10pt"/>
    </style:style>
    <style:style style:name="P20" style:family="paragraph" style:parent-style-name="Standard">
      <style:text-properties style:font-name="Courier 10 Pitch" fo:font-size="10pt" officeooo:rsid="00474509" officeooo:paragraph-rsid="0077cfad" style:font-size-asian="10pt" style:font-size-complex="10pt"/>
    </style:style>
    <style:style style:name="P21" style:family="paragraph" style:parent-style-name="Standard">
      <style:text-properties officeooo:rsid="0026b1dd" officeooo:paragraph-rsid="0026b1dd"/>
    </style:style>
    <style:style style:name="P22" style:family="paragraph" style:parent-style-name="Standard">
      <style:text-properties officeooo:rsid="00275f3a" officeooo:paragraph-rsid="00275f3a"/>
    </style:style>
    <style:style style:name="P23" style:family="paragraph" style:parent-style-name="Table_20_Contents">
      <style:text-properties officeooo:rsid="002725d0" officeooo:paragraph-rsid="002725d0"/>
    </style:style>
    <style:style style:name="P24" style:family="paragraph" style:parent-style-name="Table_20_Contents">
      <style:text-properties style:font-name="Courier 10 Pitch" fo:font-size="10pt" officeooo:rsid="002725d0" officeooo:paragraph-rsid="002725d0" style:font-size-asian="10pt" style:font-size-complex="10pt"/>
    </style:style>
    <style:style style:name="P25" style:family="paragraph" style:parent-style-name="Table_20_Contents">
      <style:text-properties officeooo:rsid="00275f3a" officeooo:paragraph-rsid="00275f3a"/>
    </style:style>
    <style:style style:name="P26" style:family="paragraph" style:parent-style-name="Table_20_Contents">
      <style:text-properties style:font-name="Courier 10 Pitch" fo:font-size="10pt" officeooo:rsid="00a7a251" officeooo:paragraph-rsid="00a7a251" style:font-size-asian="10pt" style:font-size-complex="10pt"/>
    </style:style>
    <style:style style:name="P27" style:family="paragraph" style:parent-style-name="Table_20_Contents">
      <style:text-properties officeooo:rsid="00a7a251" officeooo:paragraph-rsid="00a7a251"/>
    </style:style>
    <style:style style:name="P28" style:family="paragraph" style:parent-style-name="Table_20_Contents">
      <style:text-properties style:font-name="Courier 10 Pitch" fo:font-size="10pt" officeooo:rsid="0090707b" officeooo:paragraph-rsid="002725d0" style:font-size-asian="10pt" style:font-size-complex="10pt"/>
    </style:style>
    <style:style style:name="P29" style:family="paragraph" style:parent-style-name="Table_20_Contents">
      <style:text-properties officeooo:rsid="0152dd47" officeooo:paragraph-rsid="0152dd47"/>
    </style:style>
    <style:style style:name="P30" style:family="paragraph" style:parent-style-name="Table_20_Contents">
      <style:text-properties officeooo:rsid="0090707b" officeooo:paragraph-rsid="0090707b"/>
    </style:style>
    <style:style style:name="P31" style:family="paragraph" style:parent-style-name="Standard">
      <style:text-properties officeooo:rsid="002725d0" officeooo:paragraph-rsid="002725d0"/>
    </style:style>
    <style:style style:name="P32" style:family="paragraph" style:parent-style-name="Standard">
      <style:text-properties officeooo:rsid="0026b1dd" officeooo:paragraph-rsid="01536297"/>
    </style:style>
    <style:style style:name="P33" style:family="paragraph" style:parent-style-name="Standard">
      <style:text-properties officeooo:rsid="00275f3a" officeooo:paragraph-rsid="01536297"/>
    </style:style>
    <style:style style:name="P34" style:family="paragraph" style:parent-style-name="Table_20_Contents">
      <style:text-properties officeooo:rsid="002725d0" officeooo:paragraph-rsid="01536297"/>
    </style:style>
    <style:style style:name="P35" style:family="paragraph" style:parent-style-name="Table_20_Contents">
      <style:text-properties style:font-name="Courier 10 Pitch" fo:font-size="10pt" officeooo:rsid="002725d0" officeooo:paragraph-rsid="01536297" style:font-size-asian="10pt" style:font-size-complex="10pt"/>
    </style:style>
    <style:style style:name="P36" style:family="paragraph" style:parent-style-name="Table_20_Contents">
      <style:text-properties officeooo:rsid="01536297" officeooo:paragraph-rsid="01536297"/>
    </style:style>
    <style:style style:name="P37" style:family="paragraph" style:parent-style-name="Table_20_Contents">
      <style:text-properties style:font-name="Courier 10 Pitch" fo:font-size="10pt" officeooo:rsid="00a7a251" officeooo:paragraph-rsid="01536297" style:font-size-asian="10pt" style:font-size-complex="10pt"/>
    </style:style>
    <style:style style:name="P38" style:family="paragraph" style:parent-style-name="Table_20_Contents">
      <style:text-properties officeooo:rsid="00a7a251" officeooo:paragraph-rsid="01536297"/>
    </style:style>
    <style:style style:name="P39" style:family="paragraph" style:parent-style-name="Table_20_Contents">
      <style:text-properties style:font-name="Courier 10 Pitch" fo:font-size="10pt" officeooo:rsid="0152dd47" officeooo:paragraph-rsid="01536297" style:font-size-asian="10pt" style:font-size-complex="10pt"/>
    </style:style>
    <style:style style:name="P40" style:family="paragraph" style:parent-style-name="Standard">
      <style:text-properties officeooo:rsid="002725d0" officeooo:paragraph-rsid="01536297"/>
    </style:style>
    <style:style style:name="P41" style:family="paragraph" style:parent-style-name="Heading_20_1">
      <style:paragraph-properties fo:break-before="page"/>
      <style:text-properties officeooo:paragraph-rsid="00644aca"/>
    </style:style>
    <style:style style:name="P42" style:family="paragraph" style:parent-style-name="Heading_20_2">
      <style:text-properties officeooo:paragraph-rsid="00b4d478"/>
    </style:style>
    <style:style style:name="P43" style:family="paragraph" style:parent-style-name="Standard">
      <style:paragraph-properties fo:margin-left="0.4925in" fo:margin-right="0in" fo:text-indent="0in" style:auto-text-indent="false"/>
      <style:text-properties officeooo:paragraph-rsid="00b4d478"/>
    </style:style>
    <style:style style:name="P44" style:family="paragraph" style:parent-style-name="Standard">
      <style:paragraph-properties fo:margin-left="0.4925in" fo:margin-right="0in" fo:text-indent="0in" style:auto-text-indent="false"/>
      <style:text-properties officeooo:paragraph-rsid="00bbe257"/>
    </style:style>
    <style:style style:name="P45" style:family="paragraph" style:parent-style-name="Standard">
      <style:text-properties officeooo:rsid="00918e4e" officeooo:paragraph-rsid="00918e4e"/>
    </style:style>
    <style:style style:name="P46" style:family="paragraph" style:parent-style-name="Heading_20_2">
      <style:text-properties officeooo:rsid="011c6212"/>
    </style:style>
    <style:style style:name="P47" style:family="paragraph" style:parent-style-name="Standard">
      <style:paragraph-properties fo:margin-left="0.4925in" fo:margin-right="0in" fo:text-indent="0in" style:auto-text-indent="false"/>
      <style:text-properties officeooo:rsid="00918e4e" officeooo:paragraph-rsid="00918e4e"/>
    </style:style>
    <style:style style:name="P48" style:family="paragraph" style:parent-style-name="Standard">
      <style:paragraph-properties fo:margin-left="0.4925in" fo:margin-right="0in" fo:text-indent="0in" style:auto-text-indent="false"/>
      <style:text-properties officeooo:paragraph-rsid="00918e4e"/>
    </style:style>
    <style:style style:name="P49" style:family="paragraph" style:parent-style-name="Standard">
      <style:paragraph-properties fo:margin-left="0.4925in" fo:margin-right="0in" fo:text-indent="0in" style:auto-text-indent="false"/>
      <style:text-properties officeooo:rsid="0092f0eb" officeooo:paragraph-rsid="00918e4e"/>
    </style:style>
    <style:style style:name="P50" style:family="paragraph" style:parent-style-name="Standard">
      <style:paragraph-properties fo:margin-left="0.4925in" fo:margin-right="0in" fo:text-indent="0in" style:auto-text-indent="false"/>
      <style:text-properties officeooo:rsid="0092f0eb" officeooo:paragraph-rsid="00ad8d9c"/>
    </style:style>
    <style:style style:name="P51" style:family="paragraph" style:parent-style-name="Standard">
      <style:text-properties style:font-name="Liberation Serif" fo:font-size="12pt" officeooo:rsid="009542a1" officeooo:paragraph-rsid="00ad8d9c" style:font-size-asian="10.5pt" style:font-size-complex="12pt"/>
    </style:style>
    <style:style style:name="P52" style:family="paragraph" style:parent-style-name="Heading_20_1">
      <style:text-properties officeooo:rsid="00967534" officeooo:paragraph-rsid="00967534"/>
    </style:style>
    <style:style style:name="P53" style:family="paragraph" style:parent-style-name="Standard">
      <style:text-properties officeooo:rsid="00331ca5" officeooo:paragraph-rsid="00331ca5"/>
    </style:style>
    <style:style style:name="P54" style:family="paragraph" style:parent-style-name="Standard">
      <style:paragraph-properties fo:margin-left="0.4925in" fo:margin-right="0in" fo:text-indent="0in" style:auto-text-indent="false"/>
      <style:text-properties style:font-name="Liberation Mono" fo:font-size="10pt" officeooo:rsid="00967534" officeooo:paragraph-rsid="00967534" style:font-size-asian="10pt" style:font-size-complex="10pt"/>
    </style:style>
    <style:style style:name="P55" style:family="paragraph" style:parent-style-name="Standard">
      <style:paragraph-properties fo:margin-left="0.4925in" fo:margin-right="0in" fo:text-indent="0in" style:auto-text-indent="false"/>
      <style:text-properties style:font-name="Liberation Mono" fo:font-size="10pt" officeooo:rsid="0097d9a6" officeooo:paragraph-rsid="0097d9a6" style:font-size-asian="10pt" style:font-size-complex="10pt"/>
    </style:style>
    <style:style style:name="P56" style:family="paragraph" style:parent-style-name="Standard">
      <style:text-properties officeooo:rsid="00bac70c" officeooo:paragraph-rsid="00967534"/>
    </style:style>
    <style:style style:name="P57" style:family="paragraph" style:parent-style-name="Standard">
      <style:text-properties officeooo:rsid="00bac70c" officeooo:paragraph-rsid="00bac70c"/>
    </style:style>
    <style:style style:name="P58" style:family="paragraph" style:parent-style-name="Standard">
      <style:text-properties officeooo:rsid="00256ba9" officeooo:paragraph-rsid="00fa1ce1"/>
    </style:style>
    <style:style style:name="P59" style:family="paragraph" style:parent-style-name="Standard">
      <style:paragraph-properties fo:margin-left="0.4925in" fo:margin-right="0in" fo:text-indent="0in" style:auto-text-indent="false"/>
      <style:text-properties fo:font-weight="bold" officeooo:rsid="00256ba9" officeooo:paragraph-rsid="00fa1ce1" style:font-weight-asian="bold" style:font-weight-complex="bold"/>
    </style:style>
    <style:style style:name="P60" style:family="paragraph" style:parent-style-name="Standard">
      <style:paragraph-properties fo:margin-left="0.4925in" fo:margin-right="0in" fo:text-indent="0in" style:auto-text-indent="false"/>
      <style:text-properties fo:font-weight="bold" officeooo:rsid="0024bd5f" officeooo:paragraph-rsid="00fa1ce1" style:font-weight-asian="bold" style:font-weight-complex="bold"/>
    </style:style>
    <style:style style:name="P61" style:family="paragraph" style:parent-style-name="Standard">
      <style:paragraph-properties fo:margin-left="0.4925in" fo:margin-right="0in" fo:text-indent="0in" style:auto-text-indent="false"/>
      <style:text-properties fo:font-weight="normal" officeooo:rsid="010c465a" officeooo:paragraph-rsid="00fa1ce1" style:font-weight-asian="normal" style:font-weight-complex="normal"/>
    </style:style>
    <style:style style:name="P62" style:family="paragraph" style:parent-style-name="Standard">
      <style:paragraph-properties fo:margin-left="0.4925in" fo:margin-right="0in" fo:text-indent="0in" style:auto-text-indent="false"/>
      <style:text-properties fo:font-weight="bold" officeooo:rsid="01214c5c" officeooo:paragraph-rsid="01214c5c" style:font-weight-asian="bold" style:font-weight-complex="bold"/>
    </style:style>
    <style:style style:name="P63" style:family="paragraph" style:parent-style-name="Standard">
      <style:text-properties officeooo:rsid="00256ba9" officeooo:paragraph-rsid="00c0b1d6"/>
    </style:style>
    <style:style style:name="P64" style:family="paragraph" style:parent-style-name="Standard">
      <style:paragraph-properties fo:break-before="page"/>
    </style:style>
    <style:style style:name="P65" style:family="paragraph" style:parent-style-name="Standard">
      <style:text-properties officeooo:rsid="002fcf09" officeooo:paragraph-rsid="002e1555"/>
    </style:style>
    <style:style style:name="P66" style:family="paragraph" style:parent-style-name="Standard">
      <style:text-properties officeooo:rsid="002e1555" officeooo:paragraph-rsid="002e1555"/>
    </style:style>
    <style:style style:name="P67" style:family="paragraph" style:parent-style-name="Table_20_Contents">
      <style:text-properties officeooo:rsid="003ab310" officeooo:paragraph-rsid="0034a12f"/>
    </style:style>
    <style:style style:name="P68" style:family="paragraph" style:parent-style-name="Table_20_Contents">
      <style:text-properties officeooo:rsid="0034a12f" officeooo:paragraph-rsid="0034a12f"/>
    </style:style>
    <style:style style:name="P69" style:family="paragraph" style:parent-style-name="Table_20_Contents">
      <style:text-properties officeooo:rsid="003602ad" officeooo:paragraph-rsid="003602ad"/>
    </style:style>
    <style:style style:name="P70" style:family="paragraph" style:parent-style-name="Table_20_Contents">
      <style:text-properties style:font-name="Courier 10 Pitch" fo:font-size="10pt" officeooo:rsid="00990994" officeooo:paragraph-rsid="00990994" style:font-size-asian="10pt" style:font-size-complex="10pt"/>
    </style:style>
    <style:style style:name="P71" style:family="paragraph" style:parent-style-name="Table_20_Contents">
      <style:text-properties officeooo:rsid="00990994" officeooo:paragraph-rsid="00990994"/>
    </style:style>
    <style:style style:name="P72" style:family="paragraph" style:parent-style-name="Table_20_Contents">
      <style:text-properties style:font-name="Courier 10 Pitch" fo:font-size="10pt" officeooo:rsid="003750be" officeooo:paragraph-rsid="003750be" style:font-size-asian="10pt" style:font-size-complex="10pt"/>
    </style:style>
    <style:style style:name="P73" style:family="paragraph" style:parent-style-name="Table_20_Contents">
      <style:text-properties officeooo:rsid="003750be" officeooo:paragraph-rsid="003750be"/>
    </style:style>
    <style:style style:name="P74" style:family="paragraph" style:parent-style-name="Table_20_Contents">
      <style:text-properties style:font-name="Courier 10 Pitch" fo:font-size="10pt" officeooo:rsid="003750be" officeooo:paragraph-rsid="011d8c41" style:font-size-asian="10pt" style:font-size-complex="10pt"/>
    </style:style>
    <style:style style:name="P75" style:family="paragraph" style:parent-style-name="Table_20_Contents">
      <style:text-properties style:font-name="Courier 10 Pitch" fo:font-size="10pt" officeooo:rsid="003602ad" officeooo:paragraph-rsid="003602ad" style:font-size-asian="10pt" style:font-size-complex="10pt"/>
    </style:style>
    <style:style style:name="P76" style:family="paragraph" style:parent-style-name="Table_20_Contents">
      <style:text-properties style:font-name="Courier 10 Pitch" fo:font-size="10pt" officeooo:rsid="003602ad" officeooo:paragraph-rsid="011d8c41" style:font-size-asian="10pt" style:font-size-complex="10pt"/>
    </style:style>
    <style:style style:name="P77" style:family="paragraph" style:parent-style-name="Table_20_Contents">
      <style:text-properties style:font-name="Courier 10 Pitch" fo:font-size="10pt" officeooo:rsid="00de714b" officeooo:paragraph-rsid="00de714b" style:font-size-asian="10pt" style:font-size-complex="10pt"/>
    </style:style>
    <style:style style:name="P78" style:family="paragraph" style:parent-style-name="Table_20_Contents">
      <style:text-properties style:font-name="Courier 10 Pitch" fo:font-size="10pt" officeooo:rsid="00ae00bc" officeooo:paragraph-rsid="003602ad" style:font-size-asian="10pt" style:font-size-complex="10pt"/>
    </style:style>
    <style:style style:name="P79" style:family="paragraph" style:parent-style-name="Table_20_Contents">
      <style:text-properties officeooo:rsid="00ae00bc" officeooo:paragraph-rsid="00ae00bc"/>
    </style:style>
    <style:style style:name="P80" style:family="paragraph" style:parent-style-name="Table_20_Contents">
      <style:text-properties style:font-name="Courier 10 Pitch" fo:font-size="10pt" officeooo:rsid="00f74f0f" officeooo:paragraph-rsid="00f74f0f" style:font-size-asian="10pt" style:font-size-complex="10pt"/>
    </style:style>
    <style:style style:name="P81" style:family="paragraph" style:parent-style-name="Table_20_Contents">
      <style:text-properties officeooo:rsid="00f74f0f" officeooo:paragraph-rsid="00f74f0f"/>
    </style:style>
    <style:style style:name="P82" style:family="paragraph" style:parent-style-name="Table_20_Contents">
      <style:text-properties style:font-name="Courier 10 Pitch" fo:font-size="10pt" officeooo:rsid="00d1d356" officeooo:paragraph-rsid="00d1d356" style:font-size-asian="10pt" style:font-size-complex="10pt"/>
    </style:style>
    <style:style style:name="P83" style:family="paragraph" style:parent-style-name="Table_20_Contents">
      <style:text-properties style:font-name="Courier 10 Pitch" fo:font-size="10pt" officeooo:rsid="00f5f5b0" officeooo:paragraph-rsid="00f5f5b0" style:font-size-asian="10pt" style:font-size-complex="10pt"/>
    </style:style>
    <style:style style:name="P84" style:family="paragraph" style:parent-style-name="Table_20_Contents">
      <style:text-properties officeooo:rsid="00d1d356" officeooo:paragraph-rsid="00d1d356"/>
    </style:style>
    <style:style style:name="P85" style:family="paragraph" style:parent-style-name="Table_20_Contents">
      <style:text-properties style:font-name="Courier 10 Pitch" fo:font-size="10pt" officeooo:rsid="0115df3e" officeooo:paragraph-rsid="0115df3e" style:font-size-asian="10pt" style:font-size-complex="10pt"/>
    </style:style>
    <style:style style:name="P86" style:family="paragraph" style:parent-style-name="Table_20_Contents">
      <style:text-properties officeooo:rsid="0116a841" officeooo:paragraph-rsid="0116a841"/>
    </style:style>
    <style:style style:name="P87" style:family="paragraph" style:parent-style-name="Table_20_Contents">
      <style:text-properties style:font-name="Courier 10 Pitch" fo:font-size="10pt" officeooo:rsid="00dc58bc" officeooo:paragraph-rsid="00dc58bc" style:font-size-asian="10pt" style:font-size-complex="10pt"/>
    </style:style>
    <style:style style:name="P88" style:family="paragraph" style:parent-style-name="Table_20_Contents">
      <style:text-properties officeooo:rsid="00dc58bc" officeooo:paragraph-rsid="00dc58bc"/>
    </style:style>
    <style:style style:name="P89" style:family="paragraph" style:parent-style-name="Table_20_Contents">
      <style:text-properties style:font-name="Courier 10 Pitch" fo:font-size="10pt" officeooo:rsid="010184f7" officeooo:paragraph-rsid="003750be" style:font-size-asian="10pt" style:font-size-complex="10pt"/>
    </style:style>
    <style:style style:name="P90" style:family="paragraph" style:parent-style-name="Table_20_Contents">
      <style:text-properties style:font-name="Courier 10 Pitch" fo:font-size="10pt" officeooo:rsid="00c6aa12" officeooo:paragraph-rsid="003750be" style:font-size-asian="10pt" style:font-size-complex="10pt"/>
    </style:style>
    <style:style style:name="P91" style:family="paragraph" style:parent-style-name="Table_20_Contents">
      <style:text-properties style:font-name="Courier 10 Pitch" fo:font-size="10pt" officeooo:rsid="009ca151" officeooo:paragraph-rsid="009ca151" style:font-size-asian="10pt" style:font-size-complex="10pt"/>
    </style:style>
    <style:style style:name="P92" style:family="paragraph" style:parent-style-name="Table_20_Contents">
      <style:text-properties officeooo:rsid="009ca151" officeooo:paragraph-rsid="009ca151"/>
    </style:style>
    <style:style style:name="P93" style:family="paragraph" style:parent-style-name="Table_20_Contents">
      <style:text-properties style:font-name="Courier 10 Pitch" fo:font-size="10pt" officeooo:rsid="00c6aa12" officeooo:paragraph-rsid="00c6aa12" style:font-size-asian="10pt" style:font-size-complex="10pt"/>
    </style:style>
    <style:style style:name="P94" style:family="paragraph" style:parent-style-name="Table_20_Contents">
      <style:text-properties style:font-name="Courier 10 Pitch" fo:font-size="10pt" officeooo:rsid="003750be" officeooo:paragraph-rsid="00c6aa12" style:font-size-asian="10pt" style:font-size-complex="10pt"/>
    </style:style>
    <style:style style:name="P95" style:family="paragraph" style:parent-style-name="Table_20_Contents">
      <style:text-properties officeooo:rsid="00c6aa12" officeooo:paragraph-rsid="00c6aa12"/>
    </style:style>
    <style:style style:name="P96" style:family="paragraph" style:parent-style-name="Table_20_Contents">
      <style:text-properties style:font-name="Courier 10 Pitch" fo:font-size="10pt" officeooo:rsid="00ecbd9a" officeooo:paragraph-rsid="00ecbd9a" style:font-size-asian="10pt" style:font-size-complex="10pt"/>
    </style:style>
    <style:style style:name="P97" style:family="paragraph" style:parent-style-name="Table_20_Contents">
      <style:text-properties style:font-name="Courier 10 Pitch" fo:font-size="10pt" officeooo:rsid="00ef3c07" officeooo:paragraph-rsid="00ef3c07" style:font-size-asian="10pt" style:font-size-complex="10pt"/>
    </style:style>
    <style:style style:name="P98" style:family="paragraph" style:parent-style-name="Table_20_Contents">
      <style:text-properties officeooo:rsid="00ef3c07" officeooo:paragraph-rsid="00ef3c07"/>
    </style:style>
    <style:style style:name="P99" style:family="paragraph" style:parent-style-name="Table_20_Contents">
      <style:text-properties style:font-name="Courier 10 Pitch" fo:font-size="10pt" officeooo:rsid="01574625" officeooo:paragraph-rsid="01574625" style:font-size-asian="10pt" style:font-size-complex="10pt"/>
    </style:style>
    <style:style style:name="P100" style:family="paragraph" style:parent-style-name="Table_20_Contents">
      <style:text-properties officeooo:rsid="01574625" officeooo:paragraph-rsid="01574625"/>
    </style:style>
    <style:style style:name="P101" style:family="paragraph" style:parent-style-name="Table_20_Contents">
      <style:text-properties style:font-name="Courier 10 Pitch" fo:font-size="10pt" officeooo:rsid="0147bbaa" officeooo:paragraph-rsid="0147bbaa" style:font-size-asian="10pt" style:font-size-complex="10pt"/>
    </style:style>
    <style:style style:name="P102" style:family="paragraph" style:parent-style-name="Table_20_Contents">
      <style:text-properties officeooo:rsid="0147bbaa" officeooo:paragraph-rsid="0147bbaa"/>
    </style:style>
    <style:style style:name="P103" style:family="paragraph" style:parent-style-name="Standard">
      <style:text-properties officeooo:rsid="01173439" officeooo:paragraph-rsid="002e1555"/>
    </style:style>
    <style:style style:name="P104" style:family="paragraph" style:parent-style-name="Standard">
      <style:text-properties officeooo:rsid="004f0e1c" officeooo:paragraph-rsid="004f0e1c"/>
    </style:style>
    <style:style style:name="P105" style:family="paragraph">
      <style:paragraph-properties fo:margin-left="0.4925in" fo:margin-right="0in" fo:text-indent="0in"/>
    </style:style>
    <style:style style:name="P106" style:family="paragraph">
      <loext:graphic-properties draw:fill="none" draw:fill-color="#ffffff"/>
      <style:paragraph-properties fo:margin-left="0.4925in" fo:margin-right="0in" fo:text-indent="0in"/>
      <style:text-properties style:font-name="Liberation Mono" fo:font-size="10pt" style:font-family-complex="'Liberation Mono', 'Courier New'" style:font-family-generic-complex="modern" style:font-pitch-complex="fixed" style:font-size-complex="10pt"/>
    </style:style>
    <style:style style:name="P107" style:family="paragraph" style:parent-style-name="Standard">
      <style:text-properties officeooo:rsid="01214c5c" officeooo:paragraph-rsid="01214c5c"/>
    </style:style>
    <style:style style:name="P108" style:family="paragraph" style:parent-style-name="Standard">
      <style:text-properties officeooo:rsid="0050b66b" officeooo:paragraph-rsid="0050b66b"/>
    </style:style>
    <style:style style:name="P109" style:family="paragraph" style:parent-style-name="Standard">
      <style:text-properties officeooo:paragraph-rsid="004f0e1c"/>
    </style:style>
    <style:style style:name="P110" style:family="paragraph" style:parent-style-name="Heading_20_2">
      <style:paragraph-properties fo:break-before="page"/>
    </style:style>
    <style:style style:name="P111" style:family="paragraph" style:parent-style-name="Standard">
      <style:text-properties officeooo:rsid="00519f98" officeooo:paragraph-rsid="01214c5c"/>
    </style:style>
    <style:style style:name="P112" style:family="paragraph" style:parent-style-name="Standard">
      <style:text-properties officeooo:rsid="01214c5c" officeooo:paragraph-rsid="013675c1"/>
    </style:style>
    <style:style style:name="P113" style:family="paragraph" style:parent-style-name="Standard">
      <style:paragraph-properties fo:margin-left="0.4925in" fo:margin-right="0in" fo:text-indent="0in" style:auto-text-indent="false"/>
      <style:text-properties officeooo:rsid="00519f98" officeooo:paragraph-rsid="013675c1"/>
    </style:style>
    <style:style style:name="P114" style:family="paragraph" style:parent-style-name="Standard">
      <style:text-properties officeooo:rsid="00519f98" officeooo:paragraph-rsid="00519f98"/>
    </style:style>
    <style:style style:name="P115" style:family="paragraph" style:parent-style-name="Standard">
      <style:text-properties fo:font-size="14pt" officeooo:rsid="00de714b" officeooo:paragraph-rsid="00de714b" style:font-size-asian="14pt" style:font-size-complex="14pt"/>
    </style:style>
    <style:style style:name="P116" style:family="paragraph" style:parent-style-name="Standard">
      <style:text-properties style:font-name="Courier 10 Pitch" fo:font-size="10pt" officeooo:rsid="00519f98" officeooo:paragraph-rsid="0053ec18" style:font-size-asian="10pt" style:font-size-complex="10pt"/>
    </style:style>
    <style:style style:name="P117" style:family="paragraph" style:parent-style-name="Standard">
      <style:text-properties officeooo:rsid="0053ec18" officeooo:paragraph-rsid="0053ec18"/>
    </style:style>
    <style:style style:name="P118" style:family="paragraph" style:parent-style-name="Standard">
      <style:text-properties style:font-name="Courier 10 Pitch" fo:font-size="10pt" officeooo:rsid="0053ec18" officeooo:paragraph-rsid="00519f98" style:font-size-asian="10pt" style:font-size-complex="10pt"/>
    </style:style>
    <style:style style:name="P119" style:family="paragraph" style:parent-style-name="Standard">
      <style:text-properties officeooo:rsid="0052759e" officeooo:paragraph-rsid="0052759e"/>
    </style:style>
    <style:style style:name="P120" style:family="paragraph" style:parent-style-name="Standard">
      <style:text-properties style:font-name="Liberation Serif" fo:font-size="12pt" officeooo:rsid="00af6e92" officeooo:paragraph-rsid="0052759e" style:font-size-asian="10.5pt" style:font-size-complex="12pt"/>
    </style:style>
    <style:style style:name="P121" style:family="paragraph" style:parent-style-name="Standard">
      <style:text-properties officeooo:rsid="00d1d356" officeooo:paragraph-rsid="00f5f5b0"/>
    </style:style>
    <style:style style:name="P122" style:family="paragraph" style:parent-style-name="Standard">
      <style:text-properties style:font-name="Liberation Serif" fo:font-size="12pt" officeooo:rsid="00d1d74c" officeooo:paragraph-rsid="00f5f5b0" style:font-size-asian="10.5pt" style:font-size-complex="12pt"/>
    </style:style>
    <style:style style:name="P123" style:family="paragraph" style:parent-style-name="Standard">
      <style:text-properties officeooo:rsid="00d360bc" officeooo:paragraph-rsid="00f5f5b0"/>
    </style:style>
    <style:style style:name="P124" style:family="paragraph" style:parent-style-name="Standard">
      <style:text-properties officeooo:rsid="0108ca94" officeooo:paragraph-rsid="0108ca94"/>
    </style:style>
    <style:style style:name="P125" style:family="paragraph" style:parent-style-name="Standard">
      <style:text-properties officeooo:paragraph-rsid="010c465a"/>
    </style:style>
    <style:style style:name="P126" style:family="paragraph" style:parent-style-name="Standard">
      <style:text-properties officeooo:paragraph-rsid="014b6072"/>
    </style:style>
    <style:style style:name="P127" style:family="paragraph" style:parent-style-name="Standard">
      <style:text-properties officeooo:rsid="00519f98" officeooo:paragraph-rsid="00542ff1"/>
    </style:style>
    <style:style style:name="P128" style:family="paragraph">
      <style:paragraph-properties fo:margin-left="0.9846in" fo:margin-right="0in" fo:text-indent="0in"/>
    </style:style>
    <style:style style:name="P129" style:family="paragraph" style:parent-style-name="Standard">
      <style:text-properties officeooo:rsid="01214c5c" officeooo:paragraph-rsid="013827f7"/>
    </style:style>
    <style:style style:name="P130" style:family="paragraph" style:parent-style-name="Standard">
      <style:paragraph-properties fo:margin-left="0.4925in" fo:margin-right="0in" fo:text-indent="0in" style:auto-text-indent="false"/>
      <style:text-properties officeooo:rsid="01214c5c" officeooo:paragraph-rsid="013827f7"/>
    </style:style>
    <style:style style:name="P131" style:family="paragraph" style:parent-style-name="Standard">
      <style:paragraph-properties fo:margin-left="0.4925in" fo:margin-right="0in" fo:text-indent="0in" style:auto-text-indent="false"/>
      <style:text-properties officeooo:rsid="004b8fa5" officeooo:paragraph-rsid="004b8fa5"/>
    </style:style>
    <style:style style:name="P132" style:family="paragraph" style:parent-style-name="Standard">
      <style:paragraph-properties fo:margin-left="0.4925in" fo:margin-right="0in" fo:text-indent="0in" style:auto-text-indent="false"/>
      <style:text-properties style:font-name="Liberation Mono" fo:font-size="10pt" officeooo:rsid="004b8fa5" officeooo:paragraph-rsid="0099beaa" style:font-size-asian="10pt" style:font-size-complex="10pt"/>
    </style:style>
    <style:style style:name="P133" style:family="paragraph" style:parent-style-name="Standard">
      <style:paragraph-properties fo:margin-left="0.4925in" fo:margin-right="0in" fo:text-indent="0in" style:auto-text-indent="false"/>
      <style:text-properties officeooo:rsid="00519f98" officeooo:paragraph-rsid="01259317"/>
    </style:style>
    <style:style style:name="P134" style:family="paragraph" style:parent-style-name="Standard">
      <style:paragraph-properties fo:margin-left="0.4925in" fo:margin-right="0in" fo:text-indent="0in" style:auto-text-indent="false"/>
      <style:text-properties officeooo:paragraph-rsid="00574f0f"/>
    </style:style>
    <style:style style:name="P135" style:family="paragraph" style:parent-style-name="Standard">
      <style:paragraph-properties fo:margin-left="0.4925in" fo:margin-right="0in" fo:text-indent="0in" style:auto-text-indent="false"/>
      <style:text-properties officeooo:rsid="00519f98" officeooo:paragraph-rsid="00574f0f"/>
    </style:style>
    <style:style style:name="P136" style:family="paragraph" style:parent-style-name="Standard">
      <style:paragraph-properties fo:margin-left="0.4925in" fo:margin-right="0in" fo:text-indent="0in" style:auto-text-indent="false"/>
      <style:text-properties fo:font-size="14pt" officeooo:rsid="00de714b" officeooo:paragraph-rsid="00574f0f" style:font-size-asian="14pt" style:font-size-complex="14pt"/>
    </style:style>
    <style:style style:name="P137" style:family="paragraph" style:parent-style-name="Standard">
      <style:text-properties style:font-name="Courier 10 Pitch" fo:font-size="10pt" officeooo:rsid="00519f98" officeooo:paragraph-rsid="00de714b" style:font-size-asian="10pt" style:font-size-complex="10pt"/>
    </style:style>
    <style:style style:name="P138" style:family="paragraph" style:parent-style-name="Standard">
      <style:text-properties style:font-name="Courier 10 Pitch" fo:font-size="10pt" officeooo:rsid="0053ec18" officeooo:paragraph-rsid="0053ec18" style:font-size-asian="10pt" style:font-size-complex="10pt"/>
    </style:style>
    <style:style style:name="P139" style:family="paragraph" style:parent-style-name="Standard">
      <style:text-properties officeooo:rsid="0052759e" officeooo:paragraph-rsid="0053ec18"/>
    </style:style>
    <style:style style:name="P140" style:family="paragraph" style:parent-style-name="Standard">
      <style:text-properties officeooo:rsid="0052759e" officeooo:paragraph-rsid="011c5edb"/>
    </style:style>
    <style:style style:name="P141" style:family="paragraph" style:parent-style-name="Standard">
      <style:text-properties officeooo:rsid="0052759e" officeooo:paragraph-rsid="011b1233"/>
    </style:style>
    <style:style style:name="P142" style:family="paragraph" style:parent-style-name="Standard">
      <style:text-properties style:font-name="Liberation Serif" fo:font-size="12pt" officeooo:rsid="00d90f45" officeooo:paragraph-rsid="0119c1af" style:font-size-asian="10.5pt" style:font-size-complex="12pt"/>
    </style:style>
    <style:style style:name="P143" style:family="paragraph" style:parent-style-name="Standard">
      <style:text-properties style:font-name="Liberation Serif" fo:font-size="12pt" officeooo:rsid="010c465a" officeooo:paragraph-rsid="0119c1af" style:font-size-asian="10.5pt" style:font-size-complex="12pt"/>
    </style:style>
    <style:style style:name="P144" style:family="paragraph" style:parent-style-name="Standard">
      <style:text-properties style:font-name="Liberation Serif" fo:font-size="12pt" officeooo:rsid="00d360bc" officeooo:paragraph-rsid="0119c1af" style:font-size-asian="10.5pt" style:font-size-complex="12pt"/>
    </style:style>
    <style:style style:name="P145" style:family="paragraph" style:parent-style-name="Standard">
      <style:text-properties style:font-name="Liberation Serif" fo:font-size="12pt" officeooo:rsid="00d1d74c" officeooo:paragraph-rsid="00d4a1d6" style:font-size-asian="10.5pt" style:font-size-complex="12pt"/>
    </style:style>
    <style:style style:name="P146" style:family="paragraph" style:parent-style-name="Standard">
      <style:text-properties officeooo:paragraph-rsid="00f5f5b0"/>
    </style:style>
    <style:style style:name="P147" style:family="paragraph" style:parent-style-name="Standard">
      <style:text-properties officeooo:rsid="00dc96ad" officeooo:paragraph-rsid="0123b058"/>
    </style:style>
    <style:style style:name="P148" style:family="paragraph" style:parent-style-name="Standard">
      <style:text-properties officeooo:rsid="00597869" officeooo:paragraph-rsid="0106beba"/>
    </style:style>
    <style:style style:name="P149" style:family="paragraph" style:parent-style-name="Standard">
      <style:text-properties style:font-name="Liberation Serif" fo:font-size="12pt" officeooo:rsid="00ec2e63" officeooo:paragraph-rsid="0106beba" style:font-size-asian="10.5pt" style:font-size-complex="12pt"/>
    </style:style>
    <style:style style:name="P150" style:family="paragraph">
      <loext:graphic-properties draw:fill="none" draw:fill-color="#ffffff"/>
      <style:paragraph-properties fo:margin-left="0.4925in" fo:margin-right="0in" fo:text-indent="0in"/>
      <style:text-properties fo:font-family="'Liberation Mono', 'Courier New'" style:font-family-generic="modern" style:font-pitch="fixed" fo:font-size="10pt" style:font-family-complex="'Liberation Mono', 'Courier New'" style:font-family-generic-complex="modern" style:font-pitch-complex="fixed" style:font-size-complex="10pt"/>
    </style:style>
    <style:style style:name="P151" style:family="paragraph" style:parent-style-name="Standard">
      <style:text-properties officeooo:rsid="01259317" officeooo:paragraph-rsid="01396001"/>
    </style:style>
    <style:style style:name="P152" style:family="paragraph" style:parent-style-name="Standard">
      <style:paragraph-properties fo:margin-left="0.4925in" fo:margin-right="0in" fo:text-indent="0in" style:auto-text-indent="false"/>
      <style:text-properties officeooo:rsid="01259317" officeooo:paragraph-rsid="01396001"/>
    </style:style>
    <style:style style:name="P153" style:family="paragraph" style:parent-style-name="Standard">
      <style:paragraph-properties fo:margin-left="0.4925in" fo:margin-right="0in" fo:text-indent="0in" style:auto-text-indent="false"/>
      <style:text-properties style:font-name="Liberation Serif" fo:font-size="12pt" officeooo:rsid="01259317" officeooo:paragraph-rsid="01259317" style:font-size-asian="10.5pt" style:font-size-complex="12pt"/>
    </style:style>
    <style:style style:name="P154" style:family="paragraph" style:parent-style-name="Standard">
      <style:paragraph-properties fo:margin-left="0.4925in" fo:margin-right="0in" fo:text-indent="0in" style:auto-text-indent="false"/>
      <style:text-properties officeooo:rsid="005bd601" officeooo:paragraph-rsid="00fd0796"/>
    </style:style>
    <style:style style:name="P155" style:family="paragraph" style:parent-style-name="Standard">
      <style:paragraph-properties fo:margin-left="0.4925in" fo:margin-right="0in" fo:text-indent="0in" style:auto-text-indent="false"/>
      <style:text-properties style:font-name="Liberation Serif" fo:font-size="12pt" officeooo:rsid="00ec2e63" officeooo:paragraph-rsid="0106beba" style:font-size-asian="10.5pt" style:font-size-complex="12pt"/>
    </style:style>
    <style:style style:name="P156" style:family="paragraph" style:parent-style-name="Standard">
      <style:text-properties officeooo:rsid="00597869" officeooo:paragraph-rsid="00597869"/>
    </style:style>
    <style:style style:name="P157" style:family="paragraph" style:parent-style-name="Standard">
      <style:text-properties officeooo:rsid="014ed15d" officeooo:paragraph-rsid="014ed15d"/>
    </style:style>
    <style:style style:name="P158" style:family="paragraph" style:parent-style-name="Standard">
      <style:text-properties officeooo:rsid="005aa43b" officeooo:paragraph-rsid="00e64750"/>
    </style:style>
    <style:style style:name="P159" style:family="paragraph" style:parent-style-name="Standard">
      <style:text-properties officeooo:rsid="00597869" officeooo:paragraph-rsid="00e64750"/>
    </style:style>
    <style:style style:name="P160" style:family="paragraph" style:parent-style-name="Standard">
      <style:text-properties style:font-name="Liberation Serif" fo:font-size="12pt" officeooo:rsid="00d90f45" officeooo:paragraph-rsid="01109b49" style:font-size-asian="10.5pt" style:font-size-complex="12pt"/>
    </style:style>
    <style:style style:name="P161" style:family="paragraph" style:parent-style-name="Standard">
      <style:text-properties officeooo:paragraph-rsid="015c9f7c"/>
    </style:style>
    <style:style style:name="P162" style:family="paragraph" style:parent-style-name="Standard">
      <style:text-properties officeooo:rsid="00597869" officeooo:paragraph-rsid="01109b49"/>
    </style:style>
    <style:style style:name="P163" style:family="paragraph" style:parent-style-name="Standard">
      <style:text-properties officeooo:rsid="005aa43b" officeooo:paragraph-rsid="005aa43b"/>
    </style:style>
    <style:style style:name="P164" style:family="paragraph" style:parent-style-name="Heading_20_2">
      <style:paragraph-properties fo:break-before="page"/>
      <style:text-properties officeooo:rsid="0083b228" officeooo:paragraph-rsid="0083b228"/>
    </style:style>
    <style:style style:name="P165" style:family="paragraph" style:parent-style-name="Standard">
      <style:text-properties officeooo:rsid="00519f98" officeooo:paragraph-rsid="0083b228"/>
    </style:style>
    <style:style style:name="P166" style:family="paragraph" style:parent-style-name="Standard">
      <style:text-properties officeooo:rsid="0129158d" officeooo:paragraph-rsid="01396001"/>
    </style:style>
    <style:style style:name="P167" style:family="paragraph">
      <loext:graphic-properties draw:fill="none" draw:fill-color="#ffffff"/>
    </style:style>
    <style:style style:name="P168" style:family="paragraph" style:parent-style-name="Standard">
      <style:paragraph-properties fo:margin-left="0.4925in" fo:margin-right="0in" fo:text-indent="0in" style:auto-text-indent="false"/>
      <style:text-properties officeooo:rsid="0083b228" officeooo:paragraph-rsid="0083b228"/>
    </style:style>
    <style:style style:name="P169" style:family="paragraph" style:parent-style-name="Standard">
      <style:paragraph-properties fo:margin-left="0.4925in" fo:margin-right="0in" fo:text-indent="0in" style:auto-text-indent="false"/>
      <style:text-properties style:font-name="Liberation Mono" fo:font-size="10pt" officeooo:rsid="0083b228" officeooo:paragraph-rsid="0083b228" style:font-size-asian="10pt" style:font-size-complex="10pt"/>
    </style:style>
    <style:style style:name="P170" style:family="paragraph" style:parent-style-name="Standard">
      <style:paragraph-properties fo:margin-left="0.4925in" fo:margin-right="0in" fo:text-indent="0in" style:auto-text-indent="false"/>
      <style:text-properties officeooo:rsid="004b8fa5" officeooo:paragraph-rsid="0083b228"/>
    </style:style>
    <style:style style:name="P171" style:family="paragraph" style:parent-style-name="Standard">
      <style:paragraph-properties fo:margin-left="0.4925in" fo:margin-right="0in" fo:text-indent="0in" style:auto-text-indent="false"/>
      <style:text-properties officeooo:rsid="00519f98" officeooo:paragraph-rsid="0083b228"/>
    </style:style>
    <style:style style:name="P172" style:family="paragraph" style:parent-style-name="Standard">
      <style:paragraph-properties fo:margin-left="0.4925in" fo:margin-right="0in" fo:text-indent="0in" style:auto-text-indent="false"/>
      <style:text-properties officeooo:rsid="00519f98" officeooo:paragraph-rsid="0101e2e0"/>
    </style:style>
    <style:style style:name="P173" style:family="paragraph" style:parent-style-name="Standard">
      <style:text-properties officeooo:rsid="00519f98" officeooo:paragraph-rsid="0084a2ff"/>
    </style:style>
    <style:style style:name="P174" style:family="paragraph" style:parent-style-name="Standard">
      <style:text-properties fo:font-size="14pt" officeooo:rsid="00dffaf0" officeooo:paragraph-rsid="00dffaf0" style:font-size-asian="14pt" style:font-size-complex="14pt"/>
    </style:style>
    <style:style style:name="P175" style:family="paragraph" style:parent-style-name="Standard">
      <style:text-properties officeooo:rsid="00dffaf0" officeooo:paragraph-rsid="00dffaf0"/>
    </style:style>
    <style:style style:name="P176" style:family="paragraph" style:parent-style-name="Standard">
      <style:text-properties officeooo:rsid="00519f98" officeooo:paragraph-rsid="0101e2e0"/>
    </style:style>
    <style:style style:name="P177" style:family="paragraph" style:parent-style-name="Standard">
      <style:text-properties officeooo:rsid="00519f98" officeooo:paragraph-rsid="00e04b62"/>
    </style:style>
    <style:style style:name="P178" style:family="paragraph" style:parent-style-name="Standard">
      <style:text-properties officeooo:paragraph-rsid="00e1c41b"/>
    </style:style>
    <style:style style:name="P179" style:family="paragraph" style:parent-style-name="Standard">
      <style:text-properties officeooo:rsid="00519f98" officeooo:paragraph-rsid="00e1c41b"/>
    </style:style>
    <style:style style:name="P180" style:family="paragraph" style:parent-style-name="Standard">
      <style:text-properties officeooo:rsid="0053ec18" officeooo:paragraph-rsid="00e1c41b"/>
    </style:style>
    <style:style style:name="P181" style:family="paragraph" style:parent-style-name="Standard">
      <style:text-properties style:font-name="Courier 10 Pitch" fo:font-size="10pt" officeooo:rsid="0053ec18" officeooo:paragraph-rsid="0083b228" style:font-size-asian="10pt" style:font-size-complex="10pt"/>
    </style:style>
    <style:style style:name="P182" style:family="paragraph" style:parent-style-name="Standard">
      <style:text-properties officeooo:paragraph-rsid="00e04b62"/>
    </style:style>
    <style:style style:name="P183" style:family="paragraph" style:parent-style-name="Standard">
      <style:text-properties officeooo:rsid="00d90f45" officeooo:paragraph-rsid="01109b49"/>
    </style:style>
    <style:style style:name="P184" style:family="paragraph" style:parent-style-name="Standard">
      <style:text-properties officeooo:rsid="005d4815" officeooo:paragraph-rsid="005d4815"/>
    </style:style>
    <style:style style:name="P185" style:family="paragraph" style:parent-style-name="Standard">
      <style:text-properties officeooo:rsid="005d4815" officeooo:paragraph-rsid="012bf4b1"/>
    </style:style>
    <style:style style:name="P186" style:family="paragraph" style:parent-style-name="Standard">
      <style:text-properties officeooo:rsid="006b873e" officeooo:paragraph-rsid="015c9f7c"/>
    </style:style>
    <style:style style:name="P187" style:family="paragraph" style:parent-style-name="Standard">
      <style:text-properties officeooo:rsid="0052759e" officeooo:paragraph-rsid="0014519a"/>
    </style:style>
    <style:style style:name="P188" style:family="paragraph" style:parent-style-name="Standard">
      <style:text-properties officeooo:rsid="00597869" officeooo:paragraph-rsid="011c5edb"/>
    </style:style>
    <style:style style:name="P189" style:family="paragraph" style:parent-style-name="Standard">
      <style:paragraph-properties fo:margin-left="0.4925in" fo:margin-right="0in" fo:text-indent="0in" style:auto-text-indent="false"/>
      <style:text-properties style:font-name="Liberation Mono" fo:font-size="10pt" officeooo:rsid="0013a902" officeooo:paragraph-rsid="0014519a" style:font-size-asian="10pt" style:font-size-complex="10pt"/>
    </style:style>
    <style:style style:name="P190" style:family="paragraph" style:parent-style-name="Standard">
      <style:paragraph-properties fo:margin-left="0.4925in" fo:margin-right="0in" fo:text-indent="0in" style:auto-text-indent="false"/>
      <style:text-properties style:font-name="Liberation Mono" fo:font-size="10pt" officeooo:rsid="0013a902" officeooo:paragraph-rsid="0013a902" style:font-size-asian="10pt" style:font-size-complex="10pt"/>
    </style:style>
    <style:style style:name="P191" style:family="paragraph" style:parent-style-name="Standard">
      <style:text-properties officeooo:rsid="0013a902" officeooo:paragraph-rsid="005d4815"/>
    </style:style>
    <style:style style:name="P192" style:family="paragraph" style:parent-style-name="Standard">
      <style:text-properties officeooo:rsid="0052759e" officeooo:paragraph-rsid="011222e3"/>
    </style:style>
    <style:style style:name="P193" style:family="paragraph" style:parent-style-name="Standard">
      <style:text-properties officeooo:rsid="0130b487" officeooo:paragraph-rsid="0130b487"/>
    </style:style>
    <style:style style:name="P194" style:family="paragraph" style:parent-style-name="Standard">
      <style:text-properties officeooo:rsid="0052759e" officeooo:paragraph-rsid="00d9be7d"/>
    </style:style>
    <style:style style:name="P195" style:family="paragraph" style:parent-style-name="Standard">
      <style:text-properties officeooo:rsid="0133e740" officeooo:paragraph-rsid="0133e740"/>
    </style:style>
    <style:style style:name="P196" style:family="paragraph" style:parent-style-name="Standard">
      <style:text-properties officeooo:rsid="006b873e" officeooo:paragraph-rsid="015d23c5"/>
    </style:style>
    <style:style style:name="P197" style:family="paragraph" style:parent-style-name="Heading_20_2">
      <style:paragraph-properties fo:break-before="page"/>
      <style:text-properties officeooo:rsid="0067fa3d" officeooo:paragraph-rsid="0067fa3d"/>
    </style:style>
    <style:style style:name="P198" style:family="paragraph" style:parent-style-name="Standard">
      <style:text-properties officeooo:rsid="0067fa3d" officeooo:paragraph-rsid="0067fa3d"/>
    </style:style>
    <style:style style:name="P199" style:family="paragraph" style:parent-style-name="Standard">
      <style:text-properties officeooo:rsid="012bf4b1" officeooo:paragraph-rsid="012bf4b1"/>
    </style:style>
    <style:style style:name="P200" style:family="paragraph" style:parent-style-name="Standard">
      <style:paragraph-properties fo:margin-left="0.9846in" fo:margin-right="0in" fo:text-indent="0in" style:auto-text-indent="false"/>
      <style:text-properties style:font-name="Liberation Mono" fo:font-size="10pt" officeooo:rsid="0013a902" officeooo:paragraph-rsid="0067fa3d" style:font-size-asian="10pt" style:font-size-complex="10pt"/>
    </style:style>
    <style:style style:name="P201" style:family="paragraph" style:parent-style-name="Standard">
      <style:paragraph-properties fo:margin-left="0.9846in" fo:margin-right="0in" fo:text-indent="0in" style:auto-text-indent="false"/>
      <style:text-properties style:font-name="Liberation Mono" fo:font-size="10pt" officeooo:rsid="0013a902" officeooo:paragraph-rsid="0152dd47" style:font-size-asian="10pt" style:font-size-complex="10pt"/>
    </style:style>
    <style:style style:name="P202" style:family="paragraph" style:parent-style-name="Standard">
      <style:paragraph-properties fo:margin-left="0in" fo:margin-right="0in" fo:text-indent="0in" style:auto-text-indent="false"/>
      <style:text-properties officeooo:rsid="0013a902" officeooo:paragraph-rsid="0067fa3d"/>
    </style:style>
    <style:style style:name="P203" style:family="paragraph" style:parent-style-name="Standard">
      <style:text-properties officeooo:rsid="0013a902" officeooo:paragraph-rsid="0067fa3d"/>
    </style:style>
    <style:style style:name="P204" style:family="paragraph" style:parent-style-name="Heading_20_2">
      <style:paragraph-properties fo:break-before="page"/>
      <style:text-properties officeooo:rsid="00ef3c07" officeooo:paragraph-rsid="00ef3c07"/>
    </style:style>
    <style:style style:name="P205" style:family="paragraph" style:parent-style-name="Standard">
      <style:text-properties officeooo:rsid="004f0e1c" officeooo:paragraph-rsid="00ef3c07"/>
    </style:style>
    <style:style style:name="P206" style:family="paragraph" style:parent-style-name="Standard">
      <style:text-properties officeooo:rsid="013cd677" officeooo:paragraph-rsid="013cd677"/>
    </style:style>
    <style:style style:name="P207" style:family="paragraph">
      <loext:graphic-properties draw:fill="none" draw:fill-color="#ffffff"/>
      <style:text-properties style:font-name="Liberation Mono" fo:font-size="10pt" style:font-size-asian="10pt" style:font-size-complex="10pt"/>
    </style:style>
    <style:style style:name="P208" style:family="paragraph" style:parent-style-name="Standard">
      <style:paragraph-properties fo:margin-left="0.4925in" fo:margin-right="0in" fo:text-indent="0in" style:auto-text-indent="false"/>
      <style:text-properties officeooo:rsid="0140f891" officeooo:paragraph-rsid="0140f891"/>
    </style:style>
    <style:style style:name="P209" style:family="paragraph" style:parent-style-name="Standard">
      <style:text-properties fo:font-size="14pt" officeooo:rsid="013cd677" officeooo:paragraph-rsid="013cd677" style:font-size-asian="14pt" style:font-size-complex="14pt"/>
    </style:style>
    <style:style style:name="P210" style:family="paragraph" style:parent-style-name="Standard">
      <style:text-properties officeooo:rsid="013f8f0c" officeooo:paragraph-rsid="013f8f0c"/>
    </style:style>
    <style:style style:name="P211" style:family="paragraph" style:parent-style-name="Standard">
      <style:paragraph-properties fo:margin-left="0.4925in" fo:margin-right="0in" fo:text-indent="0in" style:auto-text-indent="false"/>
      <style:text-properties officeooo:rsid="004f0e1c" officeooo:paragraph-rsid="00ef3c07"/>
    </style:style>
    <style:style style:name="P212" style:family="paragraph" style:parent-style-name="Standard">
      <style:paragraph-properties fo:margin-left="0.9846in" fo:margin-right="0in" fo:text-indent="0in" style:auto-text-indent="false"/>
      <style:text-properties officeooo:rsid="004f0e1c" officeooo:paragraph-rsid="00ef3c07"/>
    </style:style>
    <style:style style:name="P213" style:family="paragraph" style:parent-style-name="Standard">
      <style:paragraph-properties fo:margin-left="0.9846in" fo:margin-right="0in" fo:text-indent="0in" style:auto-text-indent="false"/>
      <style:text-properties officeooo:paragraph-rsid="00ef6a08"/>
    </style:style>
    <style:style style:name="P214" style:family="paragraph" style:parent-style-name="Standard">
      <style:paragraph-properties fo:margin-left="0.9846in" fo:margin-right="0in" fo:text-indent="0in" style:auto-text-indent="false"/>
      <style:text-properties officeooo:rsid="004f0e1c" officeooo:paragraph-rsid="00ef6a08"/>
    </style:style>
    <style:style style:name="P215" style:family="paragraph" style:parent-style-name="Standard">
      <style:text-properties officeooo:rsid="0013a902" officeooo:paragraph-rsid="00ef3c07"/>
    </style:style>
    <style:style style:name="P216" style:family="paragraph" style:parent-style-name="Standard">
      <style:text-properties officeooo:rsid="00256ba9" officeooo:paragraph-rsid="00256ba9"/>
    </style:style>
    <style:style style:name="P217" style:family="paragraph" style:parent-style-name="Standard">
      <style:text-properties officeooo:rsid="0052759e" officeooo:paragraph-rsid="013675c1"/>
    </style:style>
    <style:style style:name="P218" style:family="paragraph" style:parent-style-name="Standard">
      <style:text-properties officeooo:paragraph-rsid="0152dd47"/>
    </style:style>
    <style:style style:name="P219" style:family="paragraph" style:parent-style-name="Standard">
      <style:text-properties officeooo:rsid="0071be28" officeooo:paragraph-rsid="00b9cd37"/>
    </style:style>
    <style:style style:name="P220" style:family="paragraph" style:parent-style-name="Standard">
      <style:text-properties style:font-name="Liberation Mono" fo:font-size="10pt" officeooo:rsid="0071be28" officeooo:paragraph-rsid="00b9cd37" style:font-size-asian="10pt" style:font-size-complex="10pt"/>
    </style:style>
    <style:style style:name="P221" style:family="paragraph" style:parent-style-name="Standard">
      <style:text-properties style:font-name="Liberation Mono" fo:font-size="10pt" officeooo:rsid="0071be28" officeooo:paragraph-rsid="0071be28" style:font-size-asian="10pt" style:font-size-complex="10pt"/>
    </style:style>
    <style:style style:name="P222" style:family="paragraph" style:parent-style-name="Standard">
      <style:text-properties style:font-name="Liberation Mono" fo:font-size="10pt" officeooo:rsid="00a2d156" officeooo:paragraph-rsid="012db410" style:font-size-asian="10pt" style:font-size-complex="10pt"/>
    </style:style>
    <style:style style:name="P223" style:family="paragraph" style:parent-style-name="Standard">
      <style:text-properties style:font-name="Liberation Mono" fo:font-size="10pt" officeooo:rsid="0046fa40" officeooo:paragraph-rsid="00a2d156" style:font-size-asian="10pt" style:font-size-complex="10pt"/>
    </style:style>
    <style:style style:name="P224" style:family="paragraph" style:parent-style-name="Standard">
      <style:text-properties style:font-name="Liberation Mono" fo:font-size="10pt" officeooo:rsid="00a2d156" officeooo:paragraph-rsid="00cf1d22" style:font-size-asian="10pt" style:font-size-complex="10pt"/>
    </style:style>
    <style:style style:name="P225" style:family="paragraph" style:parent-style-name="Standard">
      <style:text-properties style:font-name="Liberation Mono" fo:font-size="10pt" officeooo:rsid="00a2d156" officeooo:paragraph-rsid="00a2d156" style:font-size-asian="10pt" style:font-size-complex="10pt"/>
    </style:style>
    <style:style style:name="P226" style:family="paragraph" style:parent-style-name="Standard">
      <style:text-properties style:font-name="Liberation Mono" fo:font-size="10pt" officeooo:rsid="00a2d156" officeooo:paragraph-rsid="00d019e3" style:font-size-asian="10pt" style:font-size-complex="10pt"/>
    </style:style>
    <style:style style:name="P227" style:family="paragraph" style:parent-style-name="Standard">
      <style:text-properties style:font-name="Liberation Mono" fo:font-size="10pt" officeooo:rsid="00a2d156" officeooo:paragraph-rsid="012bfb0b" style:font-size-asian="10pt" style:font-size-complex="10pt"/>
    </style:style>
    <style:style style:name="P228" style:family="paragraph" style:parent-style-name="Standard">
      <style:text-properties style:font-name="Liberation Mono" fo:font-size="10pt" officeooo:rsid="00a2d156" officeooo:paragraph-rsid="00d391a0" style:font-size-asian="10pt" style:font-size-complex="10pt"/>
    </style:style>
    <style:style style:name="P229" style:family="paragraph" style:parent-style-name="Heading_20_1" style:list-style-name="">
      <style:text-properties style:font-name="Liberation Mono" fo:font-size="10pt" style:font-size-asian="10pt" style:font-size-complex="10pt"/>
    </style:style>
    <style:style style:name="P230" style:family="paragraph" style:parent-style-name="Standard">
      <style:text-properties officeooo:rsid="00801b94" officeooo:paragraph-rsid="00801b94"/>
    </style:style>
    <style:style style:name="T1" style:family="text">
      <style:text-properties officeooo:rsid="008b0c0f"/>
    </style:style>
    <style:style style:name="T2" style:family="text">
      <style:text-properties officeooo:rsid="0031a868"/>
    </style:style>
    <style:style style:name="T3" style:family="text">
      <style:text-properties officeooo:rsid="011c6212"/>
    </style:style>
    <style:style style:name="T4" style:family="text">
      <style:text-properties officeooo:rsid="01574625"/>
    </style:style>
    <style:style style:name="T5" style:family="text">
      <style:text-properties officeooo:rsid="014775d1"/>
    </style:style>
    <style:style style:name="T6" style:family="text">
      <style:text-properties officeooo:rsid="0106beba"/>
    </style:style>
    <style:style style:name="T7" style:family="text">
      <style:text-properties officeooo:rsid="0152dd47"/>
    </style:style>
    <style:style style:name="T8" style:family="text">
      <style:text-properties officeooo:rsid="0100ebb6"/>
    </style:style>
    <style:style style:name="T9" style:family="text">
      <style:text-properties officeooo:rsid="0017a1ee"/>
    </style:style>
    <style:style style:name="T10" style:family="text">
      <style:text-properties officeooo:rsid="0135fadd"/>
    </style:style>
    <style:style style:name="T11" style:family="text">
      <style:text-properties style:font-name="Liberation Mono" fo:font-size="10pt" officeooo:rsid="0135fadd" style:font-size-asian="10pt" style:font-size-complex="10pt"/>
    </style:style>
    <style:style style:name="T12" style:family="text">
      <style:text-properties style:font-name="Liberation Mono" fo:font-size="10pt" officeooo:rsid="0017a1ee" style:font-size-asian="10pt" style:font-size-complex="10pt"/>
    </style:style>
    <style:style style:name="T13" style:family="text">
      <style:text-properties officeooo:rsid="01033171"/>
    </style:style>
    <style:style style:name="T14" style:family="text">
      <style:text-properties officeooo:rsid="0101e2e0"/>
    </style:style>
    <style:style style:name="T15" style:family="text">
      <style:text-properties officeooo:rsid="00edc4df"/>
    </style:style>
    <style:style style:name="T16" style:family="text">
      <style:text-properties officeooo:rsid="0108ca94"/>
    </style:style>
    <style:style style:name="T17" style:family="text">
      <style:text-properties officeooo:rsid="00a69c0a"/>
    </style:style>
    <style:style style:name="T18" style:family="text">
      <style:text-properties style:font-name="Liberation Mono" fo:font-size="10pt" style:font-size-asian="10pt" style:font-size-complex="10pt"/>
    </style:style>
    <style:style style:name="T19" style:family="text">
      <style:text-properties officeooo:rsid="010c465a"/>
    </style:style>
    <style:style style:name="T20" style:family="text">
      <style:text-properties officeooo:rsid="00474509"/>
    </style:style>
    <style:style style:name="T21" style:family="text">
      <style:text-properties officeooo:rsid="0026b1dd"/>
    </style:style>
    <style:style style:name="T22" style:family="text">
      <style:text-properties officeooo:rsid="0077cfad"/>
    </style:style>
    <style:style style:name="T23" style:family="text">
      <style:text-properties officeooo:rsid="0044c628"/>
    </style:style>
    <style:style style:name="T24" style:family="text">
      <style:text-properties officeooo:rsid="013319f3"/>
    </style:style>
    <style:style style:name="T25" style:family="text">
      <style:text-properties style:font-name="Courier 10 Pitch" fo:font-size="10pt" officeooo:rsid="013319f3" style:font-size-asian="10pt" style:font-size-complex="10pt"/>
    </style:style>
    <style:style style:name="T26" style:family="text">
      <style:text-properties style:font-name="Courier 10 Pitch" fo:font-size="10pt" officeooo:rsid="002725d0" style:font-size-asian="10pt" style:font-size-complex="10pt"/>
    </style:style>
    <style:style style:name="T27" style:family="text">
      <style:text-properties style:font-name="Courier 10 Pitch" fo:font-size="10pt" officeooo:rsid="006112c4" style:font-size-asian="10pt" style:font-size-complex="10pt"/>
    </style:style>
    <style:style style:name="T28" style:family="text">
      <style:text-properties style:font-name="Liberation Serif" fo:font-size="12pt" officeooo:rsid="006112c4" style:font-size-asian="10.5pt" style:font-size-complex="12pt"/>
    </style:style>
    <style:style style:name="T29" style:family="text">
      <style:text-properties style:font-name="Liberation Serif" fo:font-size="12pt" officeooo:rsid="013319f3" style:font-size-asian="10.5pt" style:font-size-complex="12pt"/>
    </style:style>
    <style:style style:name="T30" style:family="text">
      <style:text-properties officeooo:rsid="006112c4"/>
    </style:style>
    <style:style style:name="T31" style:family="text">
      <style:text-properties fo:font-family="'Liberation Serif'" style:font-family-generic="roman"/>
    </style:style>
    <style:style style:name="T32" style:family="text">
      <style:text-properties style:font-name="Liberation Serif"/>
    </style:style>
    <style:style style:name="T33" style:family="text">
      <style:text-properties officeooo:rsid="01536297"/>
    </style:style>
    <style:style style:name="T34" style:family="text">
      <style:text-properties officeooo:rsid="015560e7"/>
    </style:style>
    <style:style style:name="T35" style:family="text">
      <style:text-properties officeooo:rsid="01573a74"/>
    </style:style>
    <style:style style:name="T36" style:family="text">
      <style:text-properties officeooo:rsid="01551df6"/>
    </style:style>
    <style:style style:name="T37" style:family="text">
      <style:text-properties style:font-name="Liberation Mono" fo:font-size="10pt" officeooo:rsid="01536297" style:font-size-asian="10pt" style:font-size-complex="10pt"/>
    </style:style>
    <style:style style:name="T38" style:family="text">
      <style:text-properties style:font-name="Liberation Mono" fo:font-size="10pt" officeooo:rsid="01574625" style:font-size-asian="10pt" style:font-size-complex="10pt"/>
    </style:style>
    <style:style style:name="T39" style:family="text">
      <style:text-properties style:font-name="Liberation Mono" fo:font-size="10pt" officeooo:rsid="01551df6" style:font-size-asian="10pt" style:font-size-complex="10pt"/>
    </style:style>
    <style:style style:name="T40" style:family="text">
      <style:text-properties style:font-name="Liberation Mono" fo:font-size="10pt" officeooo:rsid="015560e7" style:font-size-asian="10pt" style:font-size-complex="10pt"/>
    </style:style>
    <style:style style:name="T41" style:family="text">
      <style:text-properties officeooo:rsid="00b4a0b5"/>
    </style:style>
    <style:style style:name="T42" style:family="text">
      <style:text-properties officeooo:rsid="011f9f5f"/>
    </style:style>
    <style:style style:name="T43" style:family="text">
      <style:text-properties style:font-name="Courier 10 Pitch" fo:font-size="10pt" officeooo:rsid="00b4d478" style:font-size-asian="10pt" style:font-size-complex="10pt"/>
    </style:style>
    <style:style style:name="T44" style:family="text">
      <style:text-properties officeooo:rsid="0119c1af"/>
    </style:style>
    <style:style style:name="T45" style:family="text">
      <style:text-properties officeooo:rsid="00ad8d9c"/>
    </style:style>
    <style:style style:name="T46" style:family="text">
      <style:text-properties style:font-name="Courier 10 Pitch" fo:font-size="10pt" officeooo:rsid="00ad8d9c" style:font-size-asian="10pt" style:font-size-complex="10pt"/>
    </style:style>
    <style:style style:name="T47" style:family="text">
      <style:text-properties style:font-name="Courier 10 Pitch" fo:font-size="10pt" officeooo:rsid="009542a1" style:font-size-asian="10pt" style:font-size-complex="10pt"/>
    </style:style>
    <style:style style:name="T48" style:family="text">
      <style:text-properties officeooo:rsid="00c19a16"/>
    </style:style>
    <style:style style:name="T49" style:family="text">
      <style:text-properties officeooo:rsid="0024bd5f"/>
    </style:style>
    <style:style style:name="T50" style:family="text">
      <style:text-properties officeooo:rsid="0114c51c"/>
    </style:style>
    <style:style style:name="T51" style:family="text">
      <style:text-properties style:font-name="Liberation Mono" fo:font-size="10pt" officeooo:rsid="0114c51c" style:font-size-asian="10pt" style:font-size-complex="10pt"/>
    </style:style>
    <style:style style:name="T52" style:family="text">
      <style:text-properties officeooo:rsid="00fa1ce1"/>
    </style:style>
    <style:style style:name="T53" style:family="text">
      <style:text-properties fo:font-weight="normal" officeooo:rsid="010c465a" style:font-weight-asian="normal" style:font-weight-complex="normal"/>
    </style:style>
    <style:style style:name="T54" style:family="text">
      <style:text-properties style:font-name="Liberation Mono" fo:font-size="10pt" fo:font-weight="normal" officeooo:rsid="010c465a" style:font-size-asian="10pt" style:font-weight-asian="normal" style:font-size-complex="10pt"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152dd47" style:font-weight-asian="normal" style:font-weight-complex="normal"/>
    </style:style>
    <style:style style:name="T57" style:family="text">
      <style:text-properties style:font-name="Liberation Mono" fo:font-size="10pt" fo:font-weight="normal" style:font-size-asian="10pt" style:font-weight-asian="normal" style:font-size-complex="10pt" style:font-weight-complex="normal"/>
    </style:style>
    <style:style style:name="T58" style:family="text">
      <style:text-properties officeooo:rsid="003602ad"/>
    </style:style>
    <style:style style:name="T59" style:family="text">
      <style:text-properties officeooo:rsid="00379f41"/>
    </style:style>
    <style:style style:name="T60" style:family="text">
      <style:text-properties officeooo:rsid="011d8c41"/>
    </style:style>
    <style:style style:name="T61" style:family="text">
      <style:text-properties officeooo:rsid="0053ec18"/>
    </style:style>
    <style:style style:name="T62" style:family="text">
      <style:text-properties officeooo:rsid="00de714b"/>
    </style:style>
    <style:style style:name="T63" style:family="text">
      <style:text-properties officeooo:rsid="00e35e0d"/>
    </style:style>
    <style:style style:name="T64" style:family="text">
      <style:text-properties officeooo:rsid="00da5a4c"/>
    </style:style>
    <style:style style:name="T65" style:family="text">
      <style:text-properties officeooo:rsid="00ae00bc"/>
    </style:style>
    <style:style style:name="T66" style:family="text">
      <style:text-properties officeooo:rsid="0115df3e"/>
    </style:style>
    <style:style style:name="T67" style:family="text">
      <style:text-properties officeooo:rsid="00f74f0f"/>
    </style:style>
    <style:style style:name="T68" style:family="text">
      <style:text-properties officeooo:rsid="010184f7"/>
    </style:style>
    <style:style style:name="T69" style:family="text">
      <style:text-properties officeooo:rsid="009c47b1"/>
    </style:style>
    <style:style style:name="T70" style:family="text">
      <style:text-properties officeooo:rsid="00c6aa12"/>
    </style:style>
    <style:style style:name="T71" style:family="text">
      <style:text-properties officeooo:rsid="00e4e52b"/>
    </style:style>
    <style:style style:name="T72" style:family="text">
      <style:text-properties officeooo:rsid="00401c11"/>
    </style:style>
    <style:style style:name="T73" style:family="text">
      <style:text-properties officeooo:rsid="00c79ba1"/>
    </style:style>
    <style:style style:name="T74" style:family="text">
      <style:text-properties officeooo:rsid="00ecbd9a"/>
    </style:style>
    <style:style style:name="T75" style:family="text">
      <style:text-properties officeooo:rsid="00ef3c07"/>
    </style:style>
    <style:style style:name="T76" style:family="text">
      <style:text-properties style:font-name="Liberation Mono" fo:font-size="10pt" officeooo:rsid="011ddeda" style:font-size-asian="10pt" style:font-size-complex="10pt"/>
    </style:style>
    <style:style style:name="T77" style:family="text">
      <style:text-properties officeooo:rsid="011ddeda"/>
    </style:style>
    <style:style style:name="T78" style:family="text">
      <style:text-properties style:font-name="Liberation Mono" fo:font-size="10pt" style:font-family-complex="'Liberation Mono', 'Courier New'" style:font-family-generic-complex="modern" style:font-pitch-complex="fixed" style:font-size-complex="10pt"/>
    </style:style>
    <style:style style:name="T79" style:family="text">
      <style:text-properties officeooo:rsid="011db61f"/>
    </style:style>
    <style:style style:name="T80" style:family="text">
      <style:text-properties fo:font-family="'Liberation Mono'" style:font-style-name="Regular" style:font-family-generic="modern" style:font-pitch="fixed" fo:font-size="10pt" officeooo:rsid="011db61f"/>
    </style:style>
    <style:style style:name="T81" style:family="text">
      <style:text-properties officeooo:rsid="00a3b081"/>
    </style:style>
    <style:style style:name="T82" style:family="text">
      <style:text-properties officeooo:rsid="01214c5c"/>
    </style:style>
    <style:style style:name="T83" style:family="text">
      <style:text-properties style:font-name="Liberation Mono" fo:font-size="10pt" officeooo:rsid="01214c5c" style:font-size-asian="10pt" style:font-size-complex="10pt"/>
    </style:style>
    <style:style style:name="T84" style:family="text">
      <style:text-properties officeooo:rsid="013675c1"/>
    </style:style>
    <style:style style:name="T85" style:family="text">
      <style:text-properties style:font-name="Courier 10 Pitch" fo:font-size="10pt" style:font-size-asian="10pt" style:font-size-complex="10pt"/>
    </style:style>
    <style:style style:name="T86" style:family="text">
      <style:text-properties officeooo:rsid="00fc2a50"/>
    </style:style>
    <style:style style:name="T87" style:family="text">
      <style:text-properties officeooo:rsid="014ab7ff"/>
    </style:style>
    <style:style style:name="T88" style:family="text">
      <style:text-properties style:font-name="Courier 10 Pitch" fo:font-size="10pt" officeooo:rsid="00519f98" style:font-size-asian="10pt" style:font-size-complex="10pt"/>
    </style:style>
    <style:style style:name="T89" style:family="text">
      <style:text-properties officeooo:rsid="006b04a7"/>
    </style:style>
    <style:style style:name="T90" style:family="text">
      <style:text-properties style:font-name="Courier 10 Pitch" fo:font-size="10pt" officeooo:rsid="010c465a" style:font-size-asian="10pt" style:font-size-complex="10pt"/>
    </style:style>
    <style:style style:name="T91" style:family="text">
      <style:text-properties style:font-name="Courier 10 Pitch" fo:font-size="10pt" officeooo:rsid="006b04a7" style:font-size-asian="10pt" style:font-size-complex="10pt"/>
    </style:style>
    <style:style style:name="T92" style:family="text">
      <style:text-properties officeooo:rsid="00af21d6"/>
    </style:style>
    <style:style style:name="T93" style:family="text">
      <style:text-properties style:font-name="Liberation Serif" fo:font-size="12pt" officeooo:rsid="00af21d6" style:font-size-asian="10.5pt" style:font-size-complex="12pt"/>
    </style:style>
    <style:style style:name="T94" style:family="text">
      <style:text-properties style:font-name="Courier 10 Pitch" fo:font-size="10pt" officeooo:rsid="00af21d6" style:font-size-asian="10pt" style:font-size-complex="10pt"/>
    </style:style>
    <style:style style:name="T95" style:family="text">
      <style:text-properties style:font-name="Courier 10 Pitch" fo:font-size="10pt" officeooo:rsid="0050b66b" style:font-size-asian="10pt" style:font-size-complex="10pt"/>
    </style:style>
    <style:style style:name="T96" style:family="text">
      <style:text-properties style:font-name="Liberation Serif" fo:font-size="12pt" officeooo:rsid="00af6e92" style:font-size-asian="10.5pt" style:font-size-complex="12pt"/>
    </style:style>
    <style:style style:name="T97" style:family="text">
      <style:text-properties style:font-name="Courier 10 Pitch" fo:font-size="10pt" officeooo:rsid="0089f510" style:font-size-asian="10pt" style:font-size-complex="10pt"/>
    </style:style>
    <style:style style:name="T98" style:family="text">
      <style:text-properties style:font-name="Liberation Serif" fo:font-size="12pt" style:font-size-asian="10.5pt" style:font-size-complex="12pt"/>
    </style:style>
    <style:style style:name="T99" style:family="text">
      <style:text-properties style:font-name="Liberation Serif" fo:font-size="12pt" officeooo:rsid="00d1d74c" style:font-size-asian="10.5pt" style:font-size-complex="12pt"/>
    </style:style>
    <style:style style:name="T100" style:family="text">
      <style:text-properties style:font-name="Courier 10 Pitch" fo:font-size="10pt" officeooo:rsid="00d1d74c" style:font-size-asian="10pt" style:font-size-complex="10pt"/>
    </style:style>
    <style:style style:name="T101" style:family="text">
      <style:text-properties fo:font-family="'Liberation Serif'" style:font-family-generic="roman" fo:font-size="12pt" officeooo:rsid="00d1d74c" style:font-size-asian="10.5pt" style:font-size-complex="12pt"/>
    </style:style>
    <style:style style:name="T102" style:family="text">
      <style:text-properties style:font-name="Courier 10 Pitch" fo:font-size="10pt" officeooo:rsid="00af6e92" style:font-size-asian="10pt" style:font-size-complex="10pt"/>
    </style:style>
    <style:style style:name="T103" style:family="text">
      <style:text-properties style:font-name="Liberation Serif" fo:font-size="12pt" officeooo:rsid="00d90f45" style:font-size-asian="10.5pt" style:font-size-complex="12pt"/>
    </style:style>
    <style:style style:name="T104" style:family="text">
      <style:text-properties style:font-name="Courier 10 Pitch" fo:font-size="10pt" officeooo:rsid="00d90f45" style:font-size-asian="10pt" style:font-size-complex="10pt"/>
    </style:style>
    <style:style style:name="T105" style:family="text">
      <style:text-properties style:font-name="Liberation Serif" fo:font-size="12pt" officeooo:rsid="010c465a" style:font-size-asian="10.5pt" style:font-size-complex="12pt"/>
    </style:style>
    <style:style style:name="T106" style:family="text">
      <style:text-properties style:font-name="Liberation Serif" fo:font-size="12pt" officeooo:rsid="011ddeda" style:font-size-asian="10.5pt" style:font-size-complex="12pt"/>
    </style:style>
    <style:style style:name="T107" style:family="text">
      <style:text-properties style:font-name="Liberation Serif" fo:font-size="12pt" officeooo:rsid="014b6072" style:font-size-asian="10.5pt" style:font-size-complex="12pt"/>
    </style:style>
    <style:style style:name="T108" style:family="text">
      <style:text-properties style:font-name="Liberation Mono" fo:font-size="10pt" officeooo:rsid="014b6072" style:font-size-asian="10pt" style:font-size-complex="10pt"/>
    </style:style>
    <style:style style:name="T109" style:family="text">
      <style:text-properties officeooo:rsid="0052759e"/>
    </style:style>
    <style:style style:name="T110" style:family="text">
      <style:text-properties style:font-name="Liberation Mono" fo:font-size="10pt" officeooo:rsid="0099beaa" style:font-size-asian="10pt" style:font-size-complex="10pt"/>
    </style:style>
    <style:style style:name="T111" style:family="text">
      <style:text-properties officeooo:rsid="004b8fa5"/>
    </style:style>
    <style:style style:name="T112" style:family="text">
      <style:text-properties officeooo:rsid="0099beaa"/>
    </style:style>
    <style:style style:name="T113" style:family="text">
      <style:text-properties officeooo:rsid="010e6888"/>
    </style:style>
    <style:style style:name="T114" style:family="text">
      <style:text-properties style:font-name="Courier 10 Pitch" fo:font-size="10pt" officeooo:rsid="004b8fa5" style:font-size-asian="10pt" style:font-size-complex="10pt"/>
    </style:style>
    <style:style style:name="T115" style:family="text">
      <style:text-properties officeooo:rsid="014b632b"/>
    </style:style>
    <style:style style:name="T116" style:family="text">
      <style:text-properties style:font-name="Courier 10 Pitch" fo:font-size="10pt" officeooo:rsid="00559681" style:font-size-asian="10pt" style:font-size-complex="10pt"/>
    </style:style>
    <style:style style:name="T117" style:family="text">
      <style:text-properties officeooo:rsid="00eadc6d"/>
    </style:style>
    <style:style style:name="T118" style:family="text">
      <style:text-properties style:font-name="Courier 10 Pitch" fo:font-size="10pt" officeooo:rsid="010f2745" style:font-size-asian="10pt" style:font-size-complex="10pt"/>
    </style:style>
    <style:style style:name="T119" style:family="text">
      <style:text-properties officeooo:rsid="010f2745"/>
    </style:style>
    <style:style style:name="T120" style:family="text">
      <style:text-properties officeooo:rsid="0123e51e"/>
    </style:style>
    <style:style style:name="T121" style:family="text">
      <style:text-properties officeooo:rsid="0123b058"/>
    </style:style>
    <style:style style:name="T122" style:family="text">
      <style:text-properties style:font-name="Liberation Mono" fo:font-size="10pt" officeooo:rsid="0123b058" style:font-size-asian="10pt" style:font-size-complex="10pt"/>
    </style:style>
    <style:style style:name="T123" style:family="text">
      <style:text-properties style:font-name="Liberation Mono" fo:font-size="10pt" officeooo:rsid="00519f98" style:font-size-asian="10pt" style:font-size-complex="10pt"/>
    </style:style>
    <style:style style:name="T124" style:family="text">
      <style:text-properties style:font-name="Liberation Mono" fo:font-size="10pt" officeooo:rsid="00dc96ad" style:font-size-asian="10pt" style:font-size-complex="10pt"/>
    </style:style>
    <style:style style:name="T125" style:family="text">
      <style:text-properties style:font-name="Courier 10 Pitch" fo:font-size="10pt" officeooo:rsid="00dc58bc" style:font-size-asian="10pt" style:font-size-complex="10pt"/>
    </style:style>
    <style:style style:name="T126" style:family="text">
      <style:text-properties officeooo:rsid="00574f0f"/>
    </style:style>
    <style:style style:name="T127" style:family="text">
      <style:text-properties style:font-name="Courier 10 Pitch" fo:font-size="10pt" officeooo:rsid="0119c1af" style:font-size-asian="10pt" style:font-size-complex="10pt"/>
    </style:style>
    <style:style style:name="T128" style:family="text">
      <style:text-properties officeooo:rsid="011c5edb"/>
    </style:style>
    <style:style style:name="T129" style:family="text">
      <style:text-properties fo:font-family="'LM Mono 10'" style:font-pitch="fixed"/>
    </style:style>
    <style:style style:name="T130" style:family="text">
      <style:text-properties style:font-name="Courier 10 Pitch" fo:font-size="10pt" officeooo:rsid="00e8ea77" style:font-size-asian="10pt" style:font-size-complex="10pt"/>
    </style:style>
    <style:style style:name="T131" style:family="text">
      <style:text-properties style:font-name="Liberation Mono" fo:font-size="10pt" officeooo:rsid="0089f510" style:font-size-asian="10pt" style:font-size-complex="10pt"/>
    </style:style>
    <style:style style:name="T132" style:family="text">
      <style:text-properties style:font-name="Liberation Mono" fo:font-size="10pt" officeooo:rsid="00d1d74c" style:font-size-asian="10pt" style:font-size-complex="10pt"/>
    </style:style>
    <style:style style:name="T133" style:family="text">
      <style:text-properties style:font-name="Liberation Mono" fo:font-size="10pt" officeooo:rsid="010c465a" style:font-size-asian="10pt" style:font-size-complex="10pt"/>
    </style:style>
    <style:style style:name="T134" style:family="text">
      <style:text-properties style:font-name="Liberation Mono" fo:font-size="10pt" officeooo:rsid="00f86a2f" style:font-size-asian="10pt" style:font-size-complex="10pt"/>
    </style:style>
    <style:style style:name="T135" style:family="text">
      <style:text-properties officeooo:rsid="013827f7"/>
    </style:style>
    <style:style style:name="T136" style:family="text">
      <style:text-properties officeooo:rsid="00f86a2f"/>
    </style:style>
    <style:style style:name="T137" style:family="text">
      <style:text-properties style:font-name="Courier 10 Pitch" fo:font-size="10pt" officeooo:rsid="00f86a2f" style:font-size-asian="10pt" style:font-size-complex="10pt"/>
    </style:style>
    <style:style style:name="T138" style:family="text">
      <style:text-properties style:font-name="Liberation Mono" fo:font-size="10pt" officeooo:rsid="013827f7" style:font-size-asian="10pt" style:font-size-complex="10pt"/>
    </style:style>
    <style:style style:name="T139" style:family="text">
      <style:text-properties officeooo:rsid="00fbfe2a"/>
    </style:style>
    <style:style style:name="T140" style:family="text">
      <style:text-properties style:font-name="Liberation Mono" fo:font-size="10pt" officeooo:rsid="00de49a4" style:font-size-asian="10pt" style:font-size-complex="10pt"/>
    </style:style>
    <style:style style:name="T141" style:family="text">
      <style:text-properties officeooo:rsid="00de49a4"/>
    </style:style>
    <style:style style:name="T142" style:family="text">
      <style:text-properties officeooo:rsid="00eddf52"/>
    </style:style>
    <style:style style:name="T143" style:family="text">
      <style:text-properties style:font-name="Courier 10 Pitch" fo:font-size="10pt" officeooo:rsid="0013a902" style:font-size-asian="10pt" style:font-size-complex="10pt"/>
    </style:style>
    <style:style style:name="T144" style:family="text">
      <style:text-properties style:font-name="Courier 10 Pitch" fo:font-size="10pt" officeooo:rsid="00eddf52" style:font-size-asian="10pt" style:font-size-complex="10pt"/>
    </style:style>
    <style:style style:name="T145" style:family="text">
      <style:text-properties officeooo:rsid="00eab539"/>
    </style:style>
    <style:style style:name="T146" style:family="text">
      <style:text-properties style:font-name="Liberation Serif" fo:font-size="12pt" officeooo:rsid="00eab539" style:font-size-asian="10.5pt" style:font-size-complex="12pt"/>
    </style:style>
    <style:style style:name="T147" style:family="text">
      <style:text-properties style:font-name="Liberation Serif" fo:font-size="12pt" officeooo:rsid="00eddf52" style:font-size-asian="10.5pt" style:font-size-complex="12pt"/>
    </style:style>
    <style:style style:name="T148" style:family="text">
      <style:text-properties style:font-name="Liberation Mono" fo:font-size="10pt" officeooo:rsid="00eddf52" style:font-size-asian="10pt" style:font-size-complex="10pt"/>
    </style:style>
    <style:style style:name="T149" style:family="text">
      <style:text-properties style:font-name="Liberation Serif" fo:font-size="12pt" officeooo:rsid="00ec2e63" style:font-size-asian="10.5pt" style:font-size-complex="12pt"/>
    </style:style>
    <style:style style:name="T150" style:family="text">
      <style:text-properties style:font-name="Liberation Serif" fo:font-size="12pt" officeooo:rsid="00eed15b" style:font-size-asian="10.5pt" style:font-size-complex="12pt"/>
    </style:style>
    <style:style style:name="T151" style:family="text">
      <style:text-properties style:font-name="Liberation Mono" fo:font-size="10pt" officeooo:rsid="005bd601" style:font-size-asian="10pt" style:font-size-complex="10pt"/>
    </style:style>
    <style:style style:name="T152" style:family="text">
      <style:text-properties style:font-name="Liberation Serif" fo:font-size="12pt" officeooo:rsid="005bd601" style:font-size-asian="10.5pt" style:font-size-complex="12pt"/>
    </style:style>
    <style:style style:name="T153" style:family="text">
      <style:text-properties style:font-name="Liberation Serif" fo:font-size="12pt" officeooo:rsid="00de714b" style:font-size-asian="10.5pt" style:font-size-complex="12pt"/>
    </style:style>
    <style:style style:name="T154" style:family="text">
      <style:text-properties style:font-name="Courier 10 Pitch" fo:font-size="10pt" officeooo:rsid="00de714b" style:font-size-asian="10pt" style:font-size-complex="10pt"/>
    </style:style>
    <style:style style:name="T155" style:family="text">
      <style:text-properties style:font-name="Courier 10 Pitch" fo:font-size="10pt" officeooo:rsid="0099beaa" style:font-size-asian="10pt" style:font-size-complex="10pt"/>
    </style:style>
    <style:style style:name="T156" style:family="text">
      <style:text-properties style:font-name="Liberation Serif" fo:font-size="12pt" officeooo:rsid="014ed15d" style:font-size-asian="10.5pt" style:font-size-complex="12pt"/>
    </style:style>
    <style:style style:name="T157" style:family="text">
      <style:text-properties style:font-name="Liberation Serif" fo:font-size="12pt" officeooo:rsid="01396001" style:font-size-asian="10.5pt" style:font-size-complex="12pt"/>
    </style:style>
    <style:style style:name="T158" style:family="text">
      <style:text-properties style:font-name="Liberation Serif" fo:font-size="12pt" officeooo:rsid="01259317" style:font-size-asian="10.5pt" style:font-size-complex="12pt"/>
    </style:style>
    <style:style style:name="T159" style:family="text">
      <style:text-properties style:font-name="Liberation Serif" fo:font-size="12pt" officeooo:rsid="00fd0796" style:font-size-asian="10.5pt" style:font-size-complex="12pt"/>
    </style:style>
    <style:style style:name="T160" style:family="text">
      <style:text-properties officeooo:rsid="00ec2e63"/>
    </style:style>
    <style:style style:name="T161" style:family="text">
      <style:text-properties officeooo:rsid="0087c3e1"/>
    </style:style>
    <style:style style:name="T162" style:family="text">
      <style:text-properties style:font-name="Liberation Mono" fo:font-size="10pt" officeooo:rsid="00ec2e63" style:font-size-asian="10pt" style:font-size-complex="10pt"/>
    </style:style>
    <style:style style:name="T163" style:family="text">
      <style:text-properties style:font-name="Courier 10 Pitch" fo:font-size="10pt" officeooo:rsid="008926eb" style:font-size-asian="10pt" style:font-size-complex="10pt"/>
    </style:style>
    <style:style style:name="T164" style:family="text">
      <style:text-properties officeooo:rsid="01259317"/>
    </style:style>
    <style:style style:name="T165" style:family="text">
      <style:text-properties style:font-name="Courier 10 Pitch" fo:font-size="10pt" officeooo:rsid="00b7b97c" style:font-size-asian="10pt" style:font-size-complex="10pt"/>
    </style:style>
    <style:style style:name="T166" style:family="text">
      <style:text-properties officeooo:rsid="00b7b97c"/>
    </style:style>
    <style:style style:name="T167" style:family="text">
      <style:text-properties officeooo:rsid="00c54604"/>
    </style:style>
    <style:style style:name="T168" style:family="text">
      <style:text-properties fo:font-family="'Liberation Mono', 'Courier New'" style:font-family-generic="roman" style:font-pitch="variable" fo:font-size="10pt" fo:font-style="normal" fo:font-weight="normal" style:font-size-asian="10pt" style:font-style-asian="normal" style:font-weight-asian="normal"/>
    </style:style>
    <style:style style:name="T169" style:family="text">
      <style:text-properties officeooo:rsid="015c9f7c"/>
    </style:style>
    <style:style style:name="T170" style:family="text">
      <style:text-properties fo:font-family="'Liberation Mono'" style:font-family-generic="roman" style:font-pitch="variable" fo:font-size="10pt" fo:font-style="normal" fo:font-weight="normal" officeooo:rsid="015c9f7c" style:font-size-asian="10pt" style:font-style-asian="normal" style:font-weight-asian="normal"/>
    </style:style>
    <style:style style:name="T171" style:family="text">
      <style:text-properties fo:font-family="'Liberation Mono'" style:font-family-generic="roman" style:font-pitch="variable" fo:font-size="10pt" fo:font-style="normal" fo:font-weight="normal" style:font-size-asian="10pt" style:font-style-asian="normal" style:font-weight-asian="normal"/>
    </style:style>
    <style:style style:name="T172" style:family="text">
      <style:text-properties officeooo:rsid="00e64750"/>
    </style:style>
    <style:style style:name="T173" style:family="text">
      <style:text-properties officeooo:rsid="005d4815"/>
    </style:style>
    <style:style style:name="T174" style:family="text">
      <style:text-properties officeooo:rsid="0083b228"/>
    </style:style>
    <style:style style:name="T175" style:family="text">
      <style:text-properties officeooo:rsid="0129158d"/>
    </style:style>
    <style:style style:name="T176" style:family="text">
      <style:text-properties style:font-name="Liberation Mono" fo:font-size="10pt" officeooo:rsid="009ed896" style:font-size-asian="10pt" style:font-size-complex="10pt"/>
    </style:style>
    <style:style style:name="T177" style:family="text">
      <style:text-properties officeooo:rsid="009ed896"/>
    </style:style>
    <style:style style:name="T178" style:family="text">
      <style:text-properties style:font-name="Liberation Mono" fo:font-size="10pt" officeooo:rsid="0083b228" style:font-size-asian="10pt" style:font-size-complex="10pt"/>
    </style:style>
    <style:style style:name="T179" style:family="text">
      <style:text-properties style:font-name="Liberation Mono" fo:font-size="10pt" officeooo:rsid="004b8fa5" style:font-size-asian="10pt" style:font-size-complex="10pt"/>
    </style:style>
    <style:style style:name="T180" style:family="text">
      <style:text-properties officeooo:rsid="014f883e"/>
    </style:style>
    <style:style style:name="T181" style:family="text">
      <style:text-properties style:font-name="Liberation Mono" fo:font-size="10pt" officeooo:rsid="00c19a16" style:font-size-asian="10pt" style:font-size-complex="10pt"/>
    </style:style>
    <style:style style:name="T182" style:family="text">
      <style:text-properties style:font-name="Liberation Mono" fo:font-size="10pt" officeooo:rsid="0052759e" style:font-size-asian="10pt" style:font-size-complex="10pt"/>
    </style:style>
    <style:style style:name="T183" style:family="text">
      <style:text-properties officeooo:rsid="01396001"/>
    </style:style>
    <style:style style:name="T184" style:family="text">
      <style:text-properties style:font-name="Courier 10 Pitch" fo:font-size="10pt" officeooo:rsid="0101e2e0" style:font-size-asian="10pt" style:font-size-complex="10pt"/>
    </style:style>
    <style:style style:name="T185" style:family="text">
      <style:text-properties officeooo:rsid="00b960f7"/>
    </style:style>
    <style:style style:name="T186" style:family="text">
      <style:text-properties style:font-name="Liberation Mono" fo:font-size="10pt" officeooo:rsid="0101e2e0" style:font-size-asian="10pt" style:font-size-complex="10pt"/>
    </style:style>
    <style:style style:name="T187" style:family="text">
      <style:text-properties style:font-name="Courier 10 Pitch" fo:font-size="10pt" officeooo:rsid="0052759e" style:font-size-asian="10pt" style:font-size-complex="10pt"/>
    </style:style>
    <style:style style:name="T188" style:family="text">
      <style:text-properties style:font-name="Courier 10 Pitch" fo:font-size="10pt" officeooo:rsid="0085a30d" style:font-size-asian="10pt" style:font-size-complex="10pt"/>
    </style:style>
    <style:style style:name="T189" style:family="text">
      <style:text-properties style:font-name="Courier 10 Pitch" fo:font-size="10pt" officeooo:rsid="00ba2fa4" style:font-size-asian="10pt" style:font-size-complex="10pt"/>
    </style:style>
    <style:style style:name="T190" style:family="text">
      <style:text-properties officeooo:rsid="00ba2fa4"/>
    </style:style>
    <style:style style:name="T191" style:family="text">
      <style:text-properties style:font-name="Liberation Mono" fo:font-size="10pt" officeooo:rsid="00ba2fa4" style:font-size-asian="10pt" style:font-size-complex="10pt"/>
    </style:style>
    <style:style style:name="T192" style:family="text">
      <style:text-properties style:font-name="Liberation Mono" fo:font-size="10pt" officeooo:rsid="013cd677" style:font-size-asian="10pt" style:font-size-complex="10pt"/>
    </style:style>
    <style:style style:name="T193" style:family="text">
      <style:text-properties style:font-name="Liberation Mono" fo:font-size="10pt" officeooo:rsid="00e04b62" style:font-size-asian="10pt" style:font-size-complex="10pt"/>
    </style:style>
    <style:style style:name="T194" style:family="text">
      <style:text-properties style:font-name="Liberation Mono" fo:font-size="10pt" officeooo:rsid="0084a2ff" style:font-size-asian="10pt" style:font-size-complex="10pt"/>
    </style:style>
    <style:style style:name="T195" style:family="text">
      <style:text-properties style:font-name="Courier 10 Pitch" fo:font-size="10pt" officeooo:rsid="00d9be7d" style:font-size-asian="10pt" style:font-size-complex="10pt"/>
    </style:style>
    <style:style style:name="T196" style:family="text">
      <style:text-properties style:font-name="Courier 10 Pitch" fo:font-size="10pt" officeooo:rsid="0133e740" style:font-size-asian="10pt" style:font-size-complex="10pt"/>
    </style:style>
    <style:style style:name="T197" style:family="text">
      <style:text-properties officeooo:rsid="00d9be7d"/>
    </style:style>
    <style:style style:name="T198" style:family="text">
      <style:text-properties officeooo:rsid="012bf4b1"/>
    </style:style>
    <style:style style:name="T199" style:family="text">
      <style:text-properties fo:font-family="'Liberation Mono', 'Courier New'" style:font-family-generic="roman" style:font-pitch="variable" fo:font-size="10pt" fo:font-style="normal" fo:font-weight="normal" officeooo:rsid="00d9be7d" style:font-size-asian="10pt" style:font-style-asian="normal" style:font-weight-asian="normal"/>
    </style:style>
    <style:style style:name="T200" style:family="text">
      <style:text-properties style:font-name="Liberation Mono" fo:font-size="10pt" officeooo:rsid="012bf4b1" style:font-size-asian="10pt" style:font-size-complex="10pt"/>
    </style:style>
    <style:style style:name="T201" style:family="text">
      <style:text-properties fo:font-family="'Liberation Mono', 'Courier New'" style:font-family-generic="modern" style:font-pitch="fixed" fo:font-size="10pt" style:font-family-complex="'Liberation Mono', 'Courier New'" style:font-family-generic-complex="modern" style:font-pitch-complex="fixed" style:font-size-complex="10pt"/>
    </style:style>
    <style:style style:name="T202" style:family="text">
      <style:text-properties style:font-name="Liberation Mono" fo:font-size="10pt" officeooo:rsid="0013a902" style:font-size-asian="10pt" style:font-size-complex="10pt"/>
    </style:style>
    <style:style style:name="T203" style:family="text">
      <style:text-properties fo:font-family="'Liberation Mono', 'Courier New'" style:font-family-generic="roman" style:font-pitch="variable" fo:font-size="10pt" fo:font-style="normal" fo:font-weight="normal" officeooo:rsid="012bf4b1" style:font-size-asian="10pt" style:font-style-asian="normal" style:font-weight-asian="normal"/>
    </style:style>
    <style:style style:name="T204" style:family="text">
      <style:text-properties officeooo:rsid="006b873e"/>
    </style:style>
    <style:style style:name="T205" style:family="text">
      <style:text-properties style:font-name="Liberation Mono" fo:font-size="10pt" officeooo:rsid="006b873e" style:font-size-asian="10pt" style:font-size-complex="10pt"/>
    </style:style>
    <style:style style:name="T206" style:family="text">
      <style:text-properties style:font-name="Liberation Mono" fo:font-size="10pt" officeooo:rsid="00d9be7d" style:font-size-asian="10pt" style:font-size-complex="10pt"/>
    </style:style>
    <style:style style:name="T207" style:family="text">
      <style:text-properties style:font-name="Liberation Mono" fo:font-size="10pt" officeooo:rsid="013319f3" style:font-size-asian="10pt" style:font-size-complex="10pt"/>
    </style:style>
    <style:style style:name="T208" style:family="text">
      <style:text-properties fo:font-family="'Liberation Serif'" style:font-family-generic="roman" officeooo:rsid="005f217c"/>
    </style:style>
    <style:style style:name="T209" style:family="text">
      <style:text-properties style:font-name="Courier 10 Pitch" fo:font-size="10pt" officeooo:rsid="012bf4b1" style:font-size-asian="10pt" style:font-size-complex="10pt"/>
    </style:style>
    <style:style style:name="T210" style:family="text">
      <style:text-properties officeooo:rsid="005f217c"/>
    </style:style>
    <style:style style:name="T211" style:family="text">
      <style:text-properties style:font-name="Liberation Mono" fo:font-size="10pt" officeooo:rsid="0133e740" style:font-size-asian="10pt" style:font-size-complex="10pt"/>
    </style:style>
    <style:style style:name="T212" style:family="text">
      <style:text-properties officeooo:rsid="013b731d"/>
    </style:style>
    <style:style style:name="T213" style:family="text">
      <style:text-properties style:font-name="Liberation Mono" fo:font-size="10pt" officeooo:rsid="013b731d" style:font-size-asian="10pt" style:font-size-complex="10pt"/>
    </style:style>
    <style:style style:name="T214" style:family="text">
      <style:text-properties style:font-name="Courier 10 Pitch" fo:font-size="10pt" style:font-name-complex="Courier 10 Pitch" style:font-size-complex="10pt"/>
    </style:style>
    <style:style style:name="T215" style:family="text">
      <style:text-properties style:font-name="Liberation Mono" fo:font-size="10pt" style:font-name-complex="Courier 10 Pitch" style:font-size-complex="10pt"/>
    </style:style>
    <style:style style:name="T216" style:family="text">
      <style:text-properties officeooo:rsid="00a02713"/>
    </style:style>
    <style:style style:name="T217" style:family="text">
      <style:text-properties officeooo:rsid="00f819e8"/>
    </style:style>
    <style:style style:name="T218" style:family="text">
      <style:text-properties officeooo:rsid="0050b66b"/>
    </style:style>
    <style:style style:name="T219" style:family="text">
      <style:text-properties style:font-name="Liberation Mono" fo:font-size="10pt" style:font-size-asian="10pt" style:font-family-complex="'Liberation Mono', 'Courier New'" style:font-family-generic-complex="modern" style:font-pitch-complex="fixed" style:font-size-complex="10pt"/>
    </style:style>
    <style:style style:name="T220" style:family="text">
      <style:text-properties officeooo:rsid="0140f891"/>
    </style:style>
    <style:style style:name="T221" style:family="text">
      <style:text-properties style:font-name="Liberation Sans" fo:font-size="11pt" style:font-size-asian="11pt" style:font-size-complex="11pt"/>
    </style:style>
    <style:style style:name="T222" style:family="text">
      <style:text-properties officeooo:rsid="004f0e1c"/>
    </style:style>
    <style:style style:name="T223" style:family="text">
      <style:text-properties officeooo:rsid="00ef6a08"/>
    </style:style>
    <style:style style:name="T224" style:family="text">
      <style:text-properties style:font-name="Liberation Mono" fo:font-size="10pt" officeooo:rsid="013f8f0c" style:font-size-asian="10pt" style:font-size-complex="10pt"/>
    </style:style>
    <style:style style:name="T225" style:family="text">
      <style:text-properties officeooo:rsid="013f8f0c"/>
    </style:style>
    <style:style style:name="T226" style:family="text">
      <style:text-properties style:font-name="Courier 10 Pitch" fo:font-size="10pt" officeooo:rsid="00ef6a08" style:font-size-asian="10pt" style:font-size-complex="10pt"/>
    </style:style>
    <style:style style:name="T227" style:family="text">
      <style:text-properties officeooo:rsid="012db410"/>
    </style:style>
    <style:style style:name="T228" style:family="text">
      <style:text-properties officeooo:rsid="012bfb0b"/>
    </style:style>
    <style:style style:name="T229" style:family="text">
      <style:text-properties officeooo:rsid="01172bc0"/>
    </style:style>
    <style:style style:name="T230" style:family="text">
      <style:text-properties fo:font-weight="normal" officeooo:rsid="011222e3" style:font-weight-asian="normal" style:font-weight-complex="normal"/>
    </style:style>
    <style:style style:name="T231" style:family="text">
      <style:text-properties style:font-name="Liberation Mono" fo:font-size="10pt" fo:font-weight="normal" officeooo:rsid="011222e3" style:font-size-asian="10pt" style:font-weight-asian="normal" style:font-size-complex="10pt" style:font-weight-complex="normal"/>
    </style:style>
    <style:style style:name="T232" style:family="text">
      <style:text-properties style:font-name="Liberation Mono" fo:font-size="11pt" style:font-size-asian="11pt" style:font-size-complex="11pt"/>
    </style:style>
    <style:style style:name="T233" style:family="text">
      <style:text-properties officeooo:rsid="0040dbd7"/>
    </style:style>
    <style:style style:name="T234" style:family="text">
      <style:text-properties style:font-name="Liberation Mono" fo:font-size="11pt" officeooo:rsid="0040dbd7" style:font-size-asian="11pt" style:font-size-complex="11pt"/>
    </style:style>
    <style:style style:name="T235" style:family="text">
      <style:text-properties style:font-name="Liberation Mono" fo:font-size="10pt" officeooo:rsid="012bfb0b" style:font-size-asian="10pt" style:font-size-complex="10pt"/>
    </style:style>
    <style:style style:name="T236" style:family="text">
      <style:text-properties style:font-name="Liberation Mono" fo:font-size="11pt" officeooo:rsid="012bfb0b" style:font-size-asian="11pt" style:font-size-complex="11pt"/>
    </style:style>
    <style:style style:name="T237" style:family="text">
      <style:text-properties style:font-name="Liberation Mono" fo:font-size="11pt" officeooo:rsid="0152dd47" style:font-size-asian="11pt" style:font-size-complex="11pt"/>
    </style:style>
    <style:style style:name="T238" style:family="text">
      <style:text-properties officeooo:rsid="00a0082e"/>
    </style:style>
    <style:style style:name="T239" style:family="text">
      <style:text-properties officeooo:rsid="00b9cd37"/>
    </style:style>
    <style:style style:name="T240" style:family="text">
      <style:text-properties officeooo:rsid="00c0b1d6"/>
    </style:style>
    <style:style style:name="T241" style:family="text">
      <style:text-properties officeooo:rsid="00cf1d22"/>
    </style:style>
    <style:style style:name="T242" style:family="text">
      <style:text-properties officeooo:rsid="00f0f6fe"/>
    </style:style>
    <style:style style:name="T243" style:family="text">
      <style:text-properties officeooo:rsid="01452eb0"/>
    </style:style>
    <style:style style:name="T244" style:family="text">
      <style:text-properties officeooo:rsid="00d019e3"/>
    </style:style>
    <style:style style:name="T245" style:family="text">
      <style:text-properties officeooo:rsid="01465100"/>
    </style:style>
    <style:style style:name="T246" style:family="text">
      <style:text-properties officeooo:rsid="00d338ae"/>
    </style:style>
    <style:style style:name="T247" style:family="text">
      <style:text-properties officeooo:rsid="00d391a0"/>
    </style:style>
    <style:style style:name="T248" style:family="text">
      <style:text-properties officeooo:rsid="00d5ff4c"/>
    </style:style>
    <style:style style:name="T249" style:family="text">
      <style:text-properties officeooo:rsid="0146d4ed"/>
    </style:style>
    <style:style style:name="Sect1" style:family="section">
      <style:section-properties style:editable="false">
        <style:columns fo:column-count="1" fo:column-gap="0in"/>
      </style:section-properties>
    </style:style>
    <style:style style:name="gr1" style:family="graphic">
      <style:graphic-properties draw:stroke="solid" svg:stroke-width="0.0098in" svg:stroke-color="#000000" draw:marker-start-width="0.15in" draw:marker-end-width="0.15in" draw:fill="none" draw:fill-color="#ffffff" fo:min-height="1.4626in" fo:padding-top="0.0055in" fo:padding-bottom="0.0055in" fo:padding-left="0.0055in" fo:padding-right="0.0055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098in" svg:stroke-color="#000000" draw:marker-start-width="0.15in" draw:marker-end-width="0.15in" draw:fill="none" draw:fill-color="#ffffff" fo:min-height="3.1535in" fo:padding-top="0.0055in" fo:padding-bottom="0.0055in" fo:padding-left="0.0055in" fo:padding-right="0.0055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098in" svg:stroke-color="#000000" draw:marker-start-width="0.15in" draw:marker-end-width="0.15in" draw:fill="none" draw:fill-color="#ffffff" fo:min-height="3.4689in" fo:padding-top="0.0055in" fo:padding-bottom="0.0055in" fo:padding-left="0.0055in" fo:padding-right="0.0055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098in" svg:stroke-color="#000000" draw:marker-start-width="0.15in" draw:marker-end-width="0.15in" draw:fill="none" draw:fill-color="#ffffff" fo:min-height="3.3453in" fo:padding-top="0.0047in" fo:padding-bottom="0.0047in" fo:padding-left="0.0047in" fo:padding-right="0.0047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098in" svg:stroke-color="#000000" draw:marker-start-width="0.15in" draw:marker-end-width="0.15in" draw:fill="none" draw:fill-color="#ffffff" fo:min-height="3.772in" fo:padding-top="0.0047in" fo:padding-bottom="0.0047in" fo:padding-left="0.0047in" fo:padding-right="0.0047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098in" svg:stroke-color="#000000" draw:marker-start-width="0.15in" draw:marker-end-width="0.15in" draw:fill="none" draw:fill-color="#ffffff" fo:min-height="3.248in" fo:padding-top="0.0047in" fo:padding-bottom="0.0047in" fo:padding-left="0.0047in" fo:padding-right="0.0047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098in" svg:stroke-color="#000000" draw:marker-start-width="0.15in" draw:marker-end-width="0.15in" draw:fill="none" draw:fill-color="#ffffff" fo:min-height="3.1902in" fo:padding-top="0.0047in" fo:padding-bottom="0.0047in" fo:padding-left="0.0047in" fo:padding-right="0.0047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098in" svg:stroke-color="#000000" draw:marker-start-width="0.15in" draw:marker-end-width="0.15in" draw:fill="none" draw:fill-color="#ffffff" fo:min-height="3.7181in" fo:padding-top="0.0047in" fo:padding-bottom="0.0047in" fo:padding-left="0.0047in" fo:padding-right="0.0047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098in" svg:stroke-color="#000000" draw:marker-start-width="0.15in" draw:marker-end-width="0.15in" draw:fill="none" draw:fill-color="#ffffff" fo:min-height="0.5382in" fo:padding-top="0.0047in" fo:padding-bottom="0.0047in" fo:padding-left="0.0047in" fo:padding-right="0.0047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098in" svg:stroke-color="#000000" draw:marker-start-width="0.15in" draw:marker-end-width="0.15in" draw:fill="none" draw:fill-color="#ffffff" fo:min-height="1.4354in" fo:padding-top="0.0047in" fo:padding-bottom="0.0047in" fo:padding-left="0.0047in" fo:padding-right="0.0047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py</text:span>EDM<text:span text:style-name="T2"> Version </text:span><text:span text:style-name="T3">2.</text:span><text:span text:style-name="T4">3</text:span><text:span text:style-name="T5">.</text:span><text:span text:style-name="T4">0</text:span><text:span text:style-name="T6"> </text:span><text:span text:style-name="T4">September</text:span><text:span text:style-name="T3"> </text:span><text:span text:style-name="T4">2</text:span><text:span text:style-name="T7">7</text:span><text:span text:style-name="T8">, 202</text:span><text:span text:style-name="T5">5</text:span></text:p>
      <text:p text:style-name="Standard"/>
      <text:p text:style-name="P3"><text:a xlink:type="simple" xlink:href="https://github.com/SugiharaLab/pyEDM#empirical-dynamic-modeling-edm" text:style-name="Internet_20_link" text:visited-style-name="Visited_20_Internet_20_Link"><text:span text:style-name="T1">pyEDM</text:span></text:a><text:span text:style-name="T1"> is a Python package </text:span><text:span text:style-name="T3">of</text:span> empirical dynamic modeling (EDM) algorithms<text:span text:style-name="T9">. </text:span><text:span text:style-name="T10">Input data are Pandas </text:span><text:span text:style-name="T11">DataFrame</text:span><text:span text:style-name="T10">,</text:span><text:span text:style-name="T3"> </text:span><text:span text:style-name="T10">return objects are</text:span><text:span text:style-name="T9"> Pandas </text:span><text:span text:style-name="T12">DataFrame</text:span><text:span text:style-name="T9">, Python dictionaries of Pandas </text:span><text:span text:style-name="T12">DataFrame</text:span><text:span text:style-name="T9">, </text:span><text:span text:style-name="T10">or the class object of the algorithm</text:span><text:span text:style-name="T9">.</text:span><text:span text:style-name="T13"> </text:span><text:span text:style-name="T14">pyEDM is hosted on the Python Package Index </text:span><text:span text:style-name="T13">(PyPI) at </text:span><text:a xlink:type="simple" xlink:href="https://pypi.org/project/pyEDM/" text:style-name="Internet_20_link" text:visited-style-name="Visited_20_Internet_20_Link"><text:span text:style-name="T13">pypi/pyEDM</text:span></text:a><text:span text:style-name="T13">.</text:span><text:span text:style-name="T14"> </text:span>A Jupyter notebook <text:span text:style-name="T14">GUI</text:span> is available at <text:a xlink:type="simple" xlink:href="https://github.com/SugiharaLab/jpyEDM#empirical-dynamic-modeling-edm-jupyter-notebook" text:style-name="Internet_20_link" text:visited-style-name="Visited_20_Internet_20_Link">jpyEDM</text:a>.</text:p>
      <text:p text:style-name="Standard"/>
      <text:p text:style-name="Standard"/>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391_1080881465" text:style-name="Index_20_Link" text:visited-style-name="Index_20_Link">Introduction<text:tab/>2</text:a></text:p>
          <text:p text:style-name="P4"><text:a xlink:type="simple" xlink:href="#__RefHeading___Toc4259_3236559471" text:style-name="Index_20_Link" text:visited-style-name="Index_20_Link">Installation<text:tab/>4</text:a></text:p>
          <text:p text:style-name="P5"><text:a xlink:type="simple" xlink:href="#__RefHeading___Toc1996_3385347428" text:style-name="Index_20_Link" text:visited-style-name="Index_20_Link">Python Package Index (PyPI)<text:tab/>4</text:a></text:p>
          <text:p text:style-name="P5"><text:a xlink:type="simple" xlink:href="#__RefHeading___Toc1998_3385347428" text:style-name="Index_20_Link" text:visited-style-name="Index_20_Link">Local Install<text:tab/>4</text:a></text:p>
          <text:p text:style-name="P4"><text:a xlink:type="simple" xlink:href="#__RefHeading___Toc393_1080881465" text:style-name="Index_20_Link" text:visited-style-name="Index_20_Link">Example Usage<text:tab/>4</text:a></text:p>
          <text:p text:style-name="P4"><text:a xlink:type="simple" xlink:href="#__RefHeading___Toc4623_992598814" text:style-name="Index_20_Link" text:visited-style-name="Index_20_Link">Data Requirements<text:tab/>4</text:a></text:p>
          <text:p text:style-name="P5"><text:a xlink:type="simple" xlink:href="#__RefHeading___Toc397_1080881465" text:style-name="Index_20_Link" text:visited-style-name="Index_20_Link">Parameters<text:tab/>5</text:a></text:p>
          <text:p text:style-name="P4"><text:a xlink:type="simple" xlink:href="#__RefHeading___Toc401_1080881465" text:style-name="Index_20_Link" text:visited-style-name="Index_20_Link">Application Programming Interface (API)<text:tab/>6</text:a></text:p>
          <text:p text:style-name="P5"><text:a xlink:type="simple" xlink:href="#__RefHeading___Toc403_1080881465" text:style-name="Index_20_Link" text:visited-style-name="Index_20_Link">Embed<text:tab/>6</text:a></text:p>
          <text:p text:style-name="P5"><text:a xlink:type="simple" xlink:href="#__RefHeading___Toc405_1080881465" text:style-name="Index_20_Link" text:visited-style-name="Index_20_Link">Simplex<text:tab/>7</text:a></text:p>
          <text:p text:style-name="P5"><text:a xlink:type="simple" xlink:href="#__RefHeading___Toc407_1080881465" text:style-name="Index_20_Link" text:visited-style-name="Index_20_Link">SMap<text:tab/>9</text:a></text:p>
          <text:p text:style-name="P5"><text:a xlink:type="simple" xlink:href="#__RefHeading___Toc409_1080881465" text:style-name="Index_20_Link" text:visited-style-name="Index_20_Link">CCM<text:tab/>11</text:a></text:p>
          <text:p text:style-name="P5"><text:a xlink:type="simple" xlink:href="#__RefHeading___Toc2294_1242191095" text:style-name="Index_20_Link" text:visited-style-name="Index_20_Link">Multiview<text:tab/>13</text:a></text:p>
          <text:p text:style-name="P5"><text:a xlink:type="simple" xlink:href="#__RefHeading___Toc411_1080881465" text:style-name="Index_20_Link" text:visited-style-name="Index_20_Link">EmbedDimension<text:tab/>15</text:a></text:p>
          <text:p text:style-name="P5"><text:a xlink:type="simple" xlink:href="#__RefHeading___Toc413_1080881465" text:style-name="Index_20_Link" text:visited-style-name="Index_20_Link">PredictInterval<text:tab/>16</text:a></text:p>
          <text:p text:style-name="P5"><text:a xlink:type="simple" xlink:href="#__RefHeading___Toc415_1080881465" text:style-name="Index_20_Link" text:visited-style-name="Index_20_Link">PredictNonlinear<text:tab/>17</text:a></text:p>
          <text:p text:style-name="P5"><text:a xlink:type="simple" xlink:href="#__RefHeading___Toc8380_3236559471" text:style-name="Index_20_Link" text:visited-style-name="Index_20_Link">ComputeError<text:tab/>18</text:a></text:p>
          <text:p text:style-name="P5"><text:a xlink:type="simple" xlink:href="#__RefHeading___Toc2851_1093955061" text:style-name="Index_20_Link" text:visited-style-name="Index_20_Link">SurrogateData<text:tab/>19</text:a></text:p>
          <text:p text:style-name="P4"><text:a xlink:type="simple" xlink:href="#__RefHeading___Toc417_1080881465" text:style-name="Index_20_Link" text:visited-style-name="Index_20_Link">Application Notes<text:tab/>20</text:a></text:p>
          <text:p text:style-name="P4"><text:a xlink:type="simple" xlink:href="#__RefHeading___Toc419_1080881465" text:style-name="Index_20_Link" text:visited-style-name="Index_20_Link">Examples<text:tab/>21</text:a></text:p>
          <text:p text:style-name="P4"><text:a xlink:type="simple" xlink:href="#__RefHeading___Toc423_1080881465" text:style-name="Index_20_Link" text:visited-style-name="Index_20_Link">References<text:tab/>22</text:a></text:p>
        </text:index-body>
      </text:table-of-content>
      <text:p text:style-name="P6"/>
      <text:p text:style-name="P6"/>
      <text:p text:style-name="P6"/>
      <text:p text:style-name="P7">Joseph Park</text:p>
      <text:p text:style-name="P8"/>
      <text:p text:style-name="P9">University of California San D<text:span text:style-name="T15">ie</text:span>go</text:p>
      <text:p text:style-name="P9">Scripps Institut<text:span text:style-name="T15">ion</text:span> of Ocean<text:span text:style-name="T16">o</text:span>graphy, <text:a xlink:type="simple" xlink:href="https://deepeco.ucsd.edu/" text:style-name="Internet_20_link" text:visited-style-name="Visited_20_Internet_20_Link">Sugihara Lab</text:a></text:p>
      <text:p text:style-name="P9"/>
      <text:p text:style-name="P10">Okinawa Institute of Science and Technology</text:p>
      <text:p text:style-name="P10"><text:a xlink:type="simple" xlink:href="https://www.oist.jp/research/research-units/chaos" text:style-name="Internet_20_link" text:visited-style-name="Visited_20_Internet_20_Link">Biological Nonlinear Dynamics Data Science Unit</text:a></text:p>
      <text:p text:style-name="P10"/>
      <text:p text:style-name="P11"/>
      <text:h text:style-name="P12" text:outline-level="1"><text:bookmark-start text:name="__RefHeading___Toc391_1080881465"/>Introduction<text:bookmark-end text:name="__RefHeading___Toc391_1080881465"/></text:h>
      <text:p text:style-name="P13"><text:a xlink:type="simple" xlink:href="https://github.com/SugiharaLab/pyEDM#empirical-dynamic-modeling-edm" text:style-name="Internet_20_link" text:visited-style-name="Visited_20_Internet_20_Link">pyEDM</text:a> <text:span text:style-name="T17">is a Python </text:span><text:span text:style-name="T3">package implementing empirical dynamic modeling (EDM) algorithms</text:span>. Input and output objects are based on Pandas <text:span text:style-name="T18">DataFrame</text:span>. <text:s/>Core algorithms are listed in <text:span text:style-name="T19">T</text:span>able 1. <text:s/></text:p>
      <text:p text:style-name="P13"/>
      <text:p text:style-name="P14">Version 2. is a pure Python implementation based on numpy replacing the C++ kernel in Version 1. </text:p>
      <text:p text:style-name="P15"/>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6">Algorithm</text:p>
          </table:table-cell>
          <table:table-cell table:style-name="Table1.A1" office:value-type="string">
            <text:p text:style-name="P17">API Interface</text:p>
          </table:table-cell>
          <table:table-cell table:style-name="Table1.A1" office:value-type="string">
            <text:p text:style-name="P16">Reference</text:p>
          </table:table-cell>
        </table:table-row>
        <table:table-row>
          <table:table-cell table:style-name="Table1.A2" office:value-type="string">
            <text:p text:style-name="P18">Simplex projection</text:p>
          </table:table-cell>
          <table:table-cell table:style-name="Table1.A2" office:value-type="string">
            <text:p text:style-name="P19">Simplex()</text:p>
          </table:table-cell>
          <table:table-cell table:style-name="Table1.A2" office:value-type="string">
            <text:p text:style-name="P18"><text:a xlink:type="simple" xlink:href="https://www.nature.com/articles/344734a0" text:style-name="Internet_20_link" text:visited-style-name="Visited_20_Internet_20_Link">Sugihara and May (1990)</text:a></text:p>
          </table:table-cell>
        </table:table-row>
        <table:table-row>
          <table:table-cell table:style-name="Table1.A2" office:value-type="string">
            <text:p text:style-name="P18">Sequential Locally Weighted Global Linear Maps (S-map)</text:p>
          </table:table-cell>
          <table:table-cell table:style-name="Table1.A2" office:value-type="string">
            <text:p text:style-name="P19">SMap()</text:p>
          </table:table-cell>
          <table:table-cell table:style-name="Table1.A2" office:value-type="string">
            <text:p text:style-name="P18"><text:a xlink:type="simple" xlink:href="https://royalsocietypublishing.org/doi/abs/10.1098/rsta.1994.0106" text:style-name="Internet_20_link" text:visited-style-name="Visited_20_Internet_20_Link">Sugihara (1994)</text:a></text:p>
          </table:table-cell>
        </table:table-row>
        <table:table-row>
          <table:table-cell table:style-name="Table1.A2" office:value-type="string">
            <text:p text:style-name="P18"><text:span text:style-name="T20">Predictions from m</text:span>ultivariate embeddings</text:p>
          </table:table-cell>
          <table:table-cell table:style-name="Table1.A2" office:value-type="string">
            <text:p text:style-name="P19">Simplex(), SMap()</text:p>
          </table:table-cell>
          <table:table-cell table:style-name="Table1.A2" office:value-type="string">
            <text:p text:style-name="P18"><text:a xlink:type="simple" xlink:href="https://science.sciencemag.org/content/283/5407/1528" text:style-name="Internet_20_link" text:visited-style-name="Visited_20_Internet_20_Link">Dixon et. al. (1999)</text:a></text:p>
          </table:table-cell>
        </table:table-row>
        <table:table-row>
          <table:table-cell table:style-name="Table1.A2" office:value-type="string">
            <text:p text:style-name="P18">Convergent cross mapping</text:p>
          </table:table-cell>
          <table:table-cell table:style-name="Table1.A2" office:value-type="string">
            <text:p text:style-name="P19">CCM()</text:p>
          </table:table-cell>
          <table:table-cell table:style-name="Table1.A2" office:value-type="string">
            <text:p text:style-name="P18"><text:a xlink:type="simple" xlink:href="https://science.sciencemag.org/content/338/6106/496" text:style-name="Internet_20_link" text:visited-style-name="Visited_20_Internet_20_Link">Sugihara et. al. (2012)</text:a></text:p>
          </table:table-cell>
        </table:table-row>
        <table:table-row>
          <table:table-cell table:style-name="Table1.A6" office:value-type="string">
            <text:p text:style-name="P18">Multiview embedding<text:span text:style-name="T21"> </text:span></text:p>
          </table:table-cell>
          <table:table-cell table:style-name="Table1.A6" office:value-type="string">
            <text:p text:style-name="P20">M<text:span text:style-name="T22">ultiview</text:span>()</text:p>
          </table:table-cell>
          <table:table-cell table:style-name="Table1.A6" office:value-type="string">
            <text:p text:style-name="P18"><text:a xlink:type="simple" xlink:href="https://science.sciencemag.org/content/353/6302/922" text:style-name="Internet_20_link" text:visited-style-name="Visited_20_Internet_20_Link">Ye and Sugihara (2016)</text:a></text:p>
          </table:table-cell>
        </table:table-row>
      </table:table>
      <text:p text:style-name="Standard"/>
      <text:p text:style-name="Standard"/>
      <text:p text:style-name="P21">Convenience functions <text:span text:style-name="T23">to prepare and evaluate data are listed in </text:span><text:span text:style-name="T19">T</text:span><text:span text:style-name="T23">able 2. </text:span><text:span text:style-name="T24">The functions </text:span><text:span text:style-name="T25">EM</text:span><text:span text:style-name="T26">bedDimension</text:span><text:span text:style-name="T27">(), </text:span><text:span text:style-name="T26">PredictInterval</text:span><text:span text:style-name="T27">(), </text:span><text:span text:style-name="T26">PredictNonlinear</text:span><text:span text:style-name="T27">()</text:span><text:span text:style-name="T28"> </text:span><text:span text:style-name="T29">use multiprocessing for parallelism.</text:span></text:p>
      <text:p text:style-name="P22"/>
      <table:table table:name="Table2" table:style-name="Table2">
        <table:table-column table:style-name="Table2.A"/>
        <table:table-column table:style-name="Table2.B"/>
        <table:table-column table:style-name="Table2.C"/>
        <table:table-row>
          <table:table-cell table:style-name="Table2.A1" office:value-type="string">
            <text:p text:style-name="P23">Function</text:p>
          </table:table-cell>
          <table:table-cell table:style-name="Table2.A1" office:value-type="string">
            <text:p text:style-name="P23">Purpose</text:p>
          </table:table-cell>
          <table:table-cell table:style-name="Table2.A1" office:value-type="string">
            <text:p text:style-name="P23"><text:span text:style-name="T3">Default </text:span>Parameter<text:span text:style-name="T3">s</text:span></text:p>
          </table:table-cell>
        </table:table-row>
        <table:table-row>
          <table:table-cell table:style-name="Table2.A2" office:value-type="string">
            <text:p text:style-name="P24">Embed<text:span text:style-name="T30">()</text:span></text:p>
          </table:table-cell>
          <table:table-cell table:style-name="Table2.A2" office:value-type="string">
            <text:p text:style-name="P23">Timeseries delay dimensional embedding</text:p>
          </table:table-cell>
          <table:table-cell table:style-name="Table2.A2" office:value-type="string">
            <text:p text:style-name="P25"/>
          </table:table-cell>
        </table:table-row>
        <table:table-row>
          <table:table-cell table:style-name="Table2.A2" office:value-type="string">
            <text:p text:style-name="P24">EmbedDimension<text:span text:style-name="T30">()</text:span></text:p>
          </table:table-cell>
          <table:table-cell table:style-name="Table2.A2" office:value-type="string">
            <text:p text:style-name="P23">Evaluate prediction skill vs. embedding dimension</text:p>
          </table:table-cell>
          <table:table-cell table:style-name="Table2.A2" office:value-type="string">
            <text:p text:style-name="P23">E = [1, 10]</text:p>
          </table:table-cell>
        </table:table-row>
        <table:table-row>
          <table:table-cell table:style-name="Table2.A2" office:value-type="string">
            <text:p text:style-name="P24">PredictInterval<text:span text:style-name="T30">()</text:span></text:p>
          </table:table-cell>
          <table:table-cell table:style-name="Table2.A2" office:value-type="string">
            <text:p text:style-name="P23">Evaluate prediction skill vs. forecast interval</text:p>
          </table:table-cell>
          <table:table-cell table:style-name="Table2.A2" office:value-type="string">
            <text:p text:style-name="P23">Tp = [1, 10]</text:p>
          </table:table-cell>
        </table:table-row>
        <table:table-row>
          <table:table-cell table:style-name="Table2.A2" office:value-type="string">
            <text:p text:style-name="P24">PredictNonlinear<text:span text:style-name="T30">()</text:span></text:p>
          </table:table-cell>
          <table:table-cell table:style-name="Table2.A2" office:value-type="string">
            <text:p text:style-name="P23">Evaluate prediction skill vs. SMap nonlinear localization</text:p>
          </table:table-cell>
          <table:table-cell table:style-name="Table2.A2" office:value-type="string">
            <text:p text:style-name="P25"><text:span text:style-name="T31">θ</text:span><text:span text:style-name="T32"> = 0.01, 0.1, 0.3, 0.5, 0.75, 1, 1.5, 2, 3, 4, 5, 6, 7, 8, 9</text:span></text:p>
          </table:table-cell>
        </table:table-row>
        <table:table-row>
          <table:table-cell table:style-name="Table2.A2" office:value-type="string">
            <text:p text:style-name="P26">ComputeError()</text:p>
          </table:table-cell>
          <table:table-cell table:style-name="Table2.A2" office:value-type="string">
            <text:p text:style-name="P27">Pearson ρ, RMSE, MAE, <text:span text:style-name="T7">CAE</text:span> </text:p>
          </table:table-cell>
          <table:table-cell table:style-name="Table2.A2" office:value-type="string">
            <text:p text:style-name="P25"/>
          </table:table-cell>
        </table:table-row>
        <table:table-row>
          <table:table-cell table:style-name="Table2.A2" office:value-type="string">
            <text:p text:style-name="P28"><text:span text:style-name="T7">SurrogateData</text:span>()</text:p>
          </table:table-cell>
          <table:table-cell table:style-name="Table2.A2" office:value-type="string">
            <text:p text:style-name="P29">Generate random surrogates</text:p>
          </table:table-cell>
          <table:table-cell table:style-name="Table2.A2" office:value-type="string">
            <text:p text:style-name="P25"/>
          </table:table-cell>
        </table:table-row>
        <table:table-row>
          <table:table-cell table:style-name="Table2.A8" office:value-type="string">
            <text:p text:style-name="P28">Examples()</text:p>
          </table:table-cell>
          <table:table-cell table:style-name="Table2.A8" office:value-type="string">
            <text:p text:style-name="P30">Example function calls and plots</text:p>
          </table:table-cell>
          <table:table-cell table:style-name="Table2.A8" office:value-type="string">
            <text:p text:style-name="P25"/>
          </table: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2"><text:soft-page-break/><text:span text:style-name="T33">API wrapper applications/</text:span><text:span text:style-name="T34">functions </text:span><text:span text:style-name="T33">for common tasks can be found in the apps/ directory</text:span> <text:span text:style-name="T33">as</text:span><text:span text:style-name="T23"> listed in </text:span><text:span text:style-name="T19">T</text:span><text:span text:style-name="T23">able </text:span><text:span text:style-name="T35">3</text:span><text:span text:style-name="T23">. </text:span><text:span text:style-name="T33">The Python file can be run as a command line application with command line options, or, loaded as a module and the function called directly allowing access to all return values. </text:span></text:p>
      <text:p text:style-name="P33"/>
      <table:table table:name="Table3" table:style-name="Table3">
        <table:table-column table:style-name="Table3.A"/>
        <table:table-column table:style-name="Table3.B"/>
        <table:table-row>
          <table:table-cell table:style-name="Table3.A1" office:value-type="string">
            <text:p text:style-name="P34"><text:span text:style-name="T33">Application / </text:span>Function</text:p>
          </table:table-cell>
          <table:table-cell table:style-name="Table3.A1" office:value-type="string">
            <text:p text:style-name="P34">Purpose</text:p>
          </table:table-cell>
        </table:table-row>
        <table:table-row>
          <table:table-cell table:style-name="Table3.A2" office:value-type="string">
            <text:p text:style-name="P35">CCM_Matrix.py</text:p>
          </table:table-cell>
          <table:table-cell table:style-name="Table3.A2" office:value-type="string">
            <text:p text:style-name="P36">CCM matrix of all columns vs. all columns. Compute linear slope and optional nonlinear convergence functions. </text:p>
          </table:table-cell>
        </table:table-row>
        <table:table-row>
          <table:table-cell table:style-name="Table3.A2" office:value-type="string">
            <text:p text:style-name="P35">CrossMap_Columns.py</text:p>
          </table:table-cell>
          <table:table-cell table:style-name="Table3.A2" office:value-type="string">
            <text:p text:style-name="P36">Simplex cross map all columns against target.</text:p>
          </table:table-cell>
        </table:table-row>
        <table:table-row>
          <table:table-cell table:style-name="Table3.A2" office:value-type="string">
            <text:p text:style-name="P35">CrossMap_ColumnList.py</text:p>
          </table:table-cell>
          <table:table-cell table:style-name="Table3.A2" office:value-type="string">
            <text:p text:style-name="P34"><text:span text:style-name="T33">Simplex cross map </text:span>list of columns against <text:span text:style-name="T33">a </text:span>target. <text:span text:style-name="T36">C</text:span>olumns can be a list of single columns, or list of multiple columns.</text:p>
          </table:table-cell>
        </table:table-row>
        <table:table-row>
          <table:table-cell table:style-name="Table3.A2" office:value-type="string">
            <text:p text:style-name="P35">CrossMap_Matrix.py</text:p>
          </table:table-cell>
          <table:table-cell table:style-name="Table3.A2" office:value-type="string">
            <text:p text:style-name="P36">Simplex cross map all columns vs. all columns.</text:p>
          </table:table-cell>
        </table:table-row>
        <table:table-row>
          <table:table-cell table:style-name="Table3.A2" office:value-type="string">
            <text:p text:style-name="P37">EmbedDim_Columns.py</text:p>
          </table:table-cell>
          <table:table-cell table:style-name="Table3.A2" office:value-type="string">
            <text:p text:style-name="P38"><text:span text:style-name="T33">P</text:span>rocess paralleli<text:span text:style-name="T33">z</text:span>e <text:span text:style-name="T18">EmbedDimension</text:span><text:span text:style-name="T37">()</text:span><text:span text:style-name="T33"> to find maximum rho, E for all columns.</text:span></text:p>
          </table:table-cell>
        </table:table-row>
        <table:table-row>
          <table:table-cell table:style-name="Table3.A2" office:value-type="string">
            <text:p text:style-name="P37">EDimCols<text:span text:style-name="T4">Block</text:span>.py</text:p>
          </table:table-cell>
          <table:table-cell table:style-name="Table3.A2" office:value-type="string">
            <text:p text:style-name="P38"><text:span text:style-name="T33">P</text:span>rocess paralleli<text:span text:style-name="T33">z</text:span>e <text:span text:style-name="T18">E</text:span><text:span text:style-name="T38">mbedDim_Columns</text:span><text:span text:style-name="T37">()</text:span><text:span text:style-name="T33"> to find maximum rho, E for all columns. </text:span><text:span text:style-name="T4">Process in serial blocks for big data to avoid contention.</text:span></text:p>
          </table:table-cell>
        </table:table-row>
        <table:table-row>
          <table:table-cell table:style-name="Table3.A2" office:value-type="string">
            <text:p text:style-name="P37">Embed<text:span text:style-name="T33">ding</text:span>.py</text:p>
          </table:table-cell>
          <table:table-cell table:style-name="Table3.A2" office:value-type="string">
            <text:p text:style-name="P36">Extend <text:span text:style-name="T18">Embed()</text:span> to create mixed multivariate embeddings allowing positive and negative lags. Useful to create mixed multivariate embeddings for <text:span text:style-name="T18">S</text:span><text:span text:style-name="T39">M</text:span><text:span text:style-name="T18">ap</text:span><text:span text:style-name="T40">()</text:span>. </text:p>
          </table:table-cell>
        </table:table-row>
        <table:table-row>
          <table:table-cell table:style-name="Table3.A2" office:value-type="string">
            <text:p text:style-name="P39">SMap_theta.py</text:p>
          </table:table-cell>
          <table:table-cell table:style-name="Table3.A2" office:value-type="string">
            <text:p text:style-name="P38"><text:span text:style-name="T33">P</text:span>rocess paralleli<text:span text:style-name="T33">z</text:span>e <text:span text:style-name="T37">SMap()</text:span><text:span text:style-name="T33"> over a list of </text:span><text:span text:style-name="T36">theta</text:span><text:span text:style-name="T33">.</text:span></text:p>
          </table:table-cell>
        </table:table-row>
        <table:table-row>
          <table:table-cell table:style-name="Table3.A10" office:value-type="string">
            <text:p text:style-name="P39">SMap_Tp.py</text:p>
          </table:table-cell>
          <table:table-cell table:style-name="Table3.A10" office:value-type="string">
            <text:p text:style-name="P38"><text:span text:style-name="T33">P</text:span>rocess paralleli<text:span text:style-name="T33">z</text:span>e <text:span text:style-name="T37">SMap()</text:span><text:span text:style-name="T33"> over a list of Tp.</text:span></text:p>
          </table:table-cell>
        </table:table-row>
      </table:table>
      <text:p text:style-name="P40"/>
      <text:p text:style-name="P40"/>
      <text:h text:style-name="P41" text:outline-level="1"><text:bookmark-start text:name="__RefHeading___Toc4259_3236559471"/>Installation<text:bookmark-end text:name="__RefHeading___Toc4259_3236559471"/></text:h>
      <text:h text:style-name="P42" text:outline-level="2"><text:bookmark-start text:name="__RefHeading___Toc1996_3385347428"/>Python Package Index (PyPI)<text:bookmark-end text:name="__RefHeading___Toc1996_3385347428"/></text:h>
      <text:p text:style-name="P43"><text:span text:style-name="T5">pyEDM</text:span><text:span text:style-name="T41"> is </text:span><text:span text:style-name="T42">available</text:span><text:span text:style-name="T41"> at </text:span><text:a xlink:type="simple" xlink:href="http://pypi.org/project/pyEDM/" text:style-name="Internet_20_link" text:visited-style-name="Visited_20_Internet_20_Link"><text:span text:style-name="T41">pypi.org/project/pyEDM/</text:span></text:a><text:span text:style-name="T41">. <text:s/></text:span></text:p>
      <text:p text:style-name="P43"/>
      <text:p text:style-name="P44"><text:span text:style-name="T41">Installation: <text:s text:c="2"/></text:span><text:span text:style-name="T43">python -m pip install pyEDM</text:span></text:p>
      <text:p text:style-name="P45"/>
      <text:h text:style-name="P46" text:outline-level="2"><text:bookmark-start text:name="__RefHeading___Toc1998_3385347428"/>Local Install<text:bookmark-end text:name="__RefHeading___Toc1998_3385347428"/></text:h>
      <text:p text:style-name="P47"><text:span text:style-name="T3">pyEDM can be installed from the github archive</text:span><text:span text:style-name="T44">. </text:span></text:p>
      <text:p text:style-name="P48"><text:bookmark text:name="__RefHeading___Toc1919_2976810808"/></text:p>
      <text:p text:style-name="P49"><text:span text:style-name="T45">1) </text:span>Download pyEDM: <text:span text:style-name="T18">git clone </text:span><text:a xlink:type="simple" xlink:href="https://github.com/SugiharaLab/pyEDM" text:style-name="Internet_20_link" text:visited-style-name="Visited_20_Internet_20_Link"><text:span text:style-name="T18">https://github.com/SugiharaLab/pyEDM</text:span></text:a></text:p>
      <text:p text:style-name="P50"><text:span text:style-name="T45">2) </text:span>Build and install package <text:span text:style-name="T3">in pyEDM directory</text:span>: <text:span text:style-name="T45"><text:s/></text:span><text:span text:style-name="T46">py</text:span><text:span text:style-name="T47">thon -m pip install .</text:span></text:p>
      <text:p text:style-name="P51"/>
      <text:h text:style-name="P52" text:outline-level="1" text:is-list-header="true"><text:bookmark-start text:name="__RefHeading___Toc393_1080881465"/><text:span text:style-name="T3">Example </text:span>Usage<text:bookmark-end text:name="__RefHeading___Toc393_1080881465"/></text:h>
      <text:p text:style-name="P53"/>
      <text:p text:style-name="P54">&gt;&gt;&gt; import <text:span text:style-name="T48">py</text:span>EDM</text:p>
      <text:p text:style-name="P55">&gt;&gt;&gt; <text:span text:style-name="T48">py</text:span>EDM.Examples()</text:p>
      <text:p text:style-name="P56"/>
      <text:p text:style-name="P57">See the Examples section below. </text:p>
      <text:p text:style-name="P57"/>
      <text:h text:style-name="Heading_20_1" text:outline-level="1"><text:bookmark-start text:name="__RefHeading___Toc4623_992598814"/>Data Requirements<text:bookmark-end text:name="__RefHeading___Toc4623_992598814"/></text:h>
      <text:p text:style-name="P57"/>
      <text:p text:style-name="P58"><text:span text:style-name="T42">I</text:span><text:span text:style-name="T49">nput </text:span><text:span text:style-name="T42">data </text:span><text:span text:style-name="T49">files are </text:span><text:span text:style-name="T42">required</text:span><text:span text:style-name="T49"> to be </text:span><text:span text:style-name="T42">a </text:span><text:span text:style-name="T50">Pandas </text:span><text:span text:style-name="T51">DataFrame</text:span><text:span text:style-name="T50">.</text:span></text:p>
      <text:p text:style-name="P58"/>
      <text:p text:style-name="P59"><text:span text:style-name="T3">DataFrames</text:span><text:span text:style-name="T49"> are </text:span><text:span text:style-name="T52">requir</text:span><text:span text:style-name="T49">ed to have column names.</text:span></text:p>
      <text:p text:style-name="P59"/>
      <text:p text:style-name="P60">It is <text:span text:style-name="T50">expect</text:span>ed the first column <text:span text:style-name="T50">is</text:span> a vector of times or time indices. <text:span text:style-name="T53">This can be disabled with the </text:span><text:span text:style-name="T54">noTime = True</text:span><text:span text:style-name="T53"> parameter. </text:span></text:p>
      <text:p text:style-name="P61"/>
      <text:p text:style-name="P62"><text:span text:style-name="T53">T</text:span><text:span text:style-name="T55">he data are expected to </text:span><text:span text:style-name="T56">be</text:span><text:span text:style-name="T55"> sequential time series observations. NaN data will be removed if </text:span><text:span text:style-name="T57">ignoreNan = True</text:span><text:span text:style-name="T55">, the default. </text:span><text:span text:style-name="T56">If NaN are present they will propagate through the nearest neighbors resulting in NaN for any result involving a NaN neighbor. </text:span></text:p>
      <text:p text:style-name="P63"/>
      <text:p text:style-name="P64"/>
      <text:h text:style-name="Heading_20_2" text:outline-level="2"><text:bookmark-start text:name="__RefHeading___Toc397_1080881465"/>Parameters<text:bookmark-end text:name="__RefHeading___Toc397_1080881465"/></text:h>
      <text:p text:style-name="P65">API parameter names and purpose are listed in <text:span text:style-name="T19">T</text:span>able 3.</text:p>
      <text:p text:style-name="P66"/>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7">Parameter</text:p>
          </table:table-cell>
          <table:table-cell table:style-name="Table4.A1" office:value-type="string">
            <text:p text:style-name="P68"><text:span text:style-name="T58">T</text:span>ype</text:p>
          </table:table-cell>
          <table:table-cell table:style-name="Table4.A1" office:value-type="string">
            <text:p text:style-name="P69">Default</text:p>
          </table:table-cell>
          <table:table-cell table:style-name="Table4.A1" office:value-type="string">
            <text:p text:style-name="P68">Purpose</text:p>
          </table:table-cell>
        </table:table-row>
        <table:table-row>
          <table:table-cell table:style-name="Table4.A2" office:value-type="string">
            <text:p text:style-name="P70">dataFrame</text:p>
          </table:table-cell>
          <table:table-cell table:style-name="Table4.A2" office:value-type="string">
            <text:p text:style-name="P70">Pandas DataFrame</text:p>
          </table:table-cell>
          <table:table-cell table:style-name="Table4.A2" office:value-type="string">
            <text:p text:style-name="P70">None</text:p>
          </table:table-cell>
          <table:table-cell table:style-name="Table4.A2" office:value-type="string">
            <text:p text:style-name="P71">Input DataFrame</text:p>
          </table:table-cell>
        </table:table-row>
        <table:table-row>
          <table:table-cell table:style-name="Table4.A2" office:value-type="string">
            <text:p text:style-name="P72">col<text:span text:style-name="T59">umns</text:span></text:p>
          </table:table-cell>
          <table:table-cell table:style-name="Table4.A2" office:value-type="string">
            <text:p text:style-name="P72"><text:span text:style-name="T60">[] or </text:span>string</text:p>
          </table:table-cell>
          <table:table-cell table:style-name="Table4.A2" office:value-type="string">
            <text:p text:style-name="P72">""</text:p>
          </table:table-cell>
          <table:table-cell table:style-name="Table4.A2" office:value-type="string">
            <text:p text:style-name="P73">Column names<text:span text:style-name="T61"> or indices for </text:span><text:span text:style-name="T44">library</text:span></text:p>
          </table:table-cell>
        </table:table-row>
        <table:table-row>
          <table:table-cell table:style-name="Table4.A2" office:value-type="string">
            <text:p text:style-name="P72">target</text:p>
          </table:table-cell>
          <table:table-cell table:style-name="Table4.A2" office:value-type="string">
            <text:p text:style-name="P72"><text:span text:style-name="T60">[] or </text:span>string</text:p>
          </table:table-cell>
          <table:table-cell table:style-name="Table4.A2" office:value-type="string">
            <text:p text:style-name="P74">""</text:p>
          </table:table-cell>
          <table:table-cell table:style-name="Table4.A2" office:value-type="string">
            <text:p text:style-name="P73">Target <text:span text:style-name="T61">library column </text:span>name<text:span text:style-name="T61"> or index</text:span></text:p>
          </table:table-cell>
        </table:table-row>
        <table:table-row>
          <table:table-cell table:style-name="Table4.A2" office:value-type="string">
            <text:p text:style-name="P75">lib</text:p>
          </table:table-cell>
          <table:table-cell table:style-name="Table4.A2" office:value-type="string">
            <text:p text:style-name="P75"><text:span text:style-name="T60">[] or </text:span>string</text:p>
          </table:table-cell>
          <table:table-cell table:style-name="Table4.A2" office:value-type="string">
            <text:p text:style-name="P76">""</text:p>
          </table:table-cell>
          <table:table-cell table:style-name="Table4.A2" office:value-type="string">
            <text:p text:style-name="P69">library start : stop <text:span text:style-name="T61">row </text:span>indices</text:p>
          </table:table-cell>
        </table:table-row>
        <table:table-row>
          <table:table-cell table:style-name="Table4.A2" office:value-type="string">
            <text:p text:style-name="P75">pred</text:p>
          </table:table-cell>
          <table:table-cell table:style-name="Table4.A2" office:value-type="string">
            <text:p text:style-name="P75"><text:span text:style-name="T60">[] or </text:span>string</text:p>
          </table:table-cell>
          <table:table-cell table:style-name="Table4.A2" office:value-type="string">
            <text:p text:style-name="P76">""</text:p>
          </table:table-cell>
          <table:table-cell table:style-name="Table4.A2" office:value-type="string">
            <text:p text:style-name="P69">prediction start : stop <text:span text:style-name="T61">row </text:span>indices</text:p>
          </table:table-cell>
        </table:table-row>
        <table:table-row>
          <table:table-cell table:style-name="Table4.A2" office:value-type="string">
            <text:p text:style-name="P77">D</text:p>
          </table:table-cell>
          <table:table-cell table:style-name="Table4.A2" office:value-type="string">
            <text:p text:style-name="P75">int</text:p>
          </table:table-cell>
          <table:table-cell table:style-name="Table4.A2" office:value-type="string">
            <text:p text:style-name="P75">0</text:p>
          </table:table-cell>
          <table:table-cell table:style-name="Table4.A2" office:value-type="string">
            <text:p text:style-name="P69"><text:span text:style-name="T62">Multiview state-space</text:span> dimension</text:p>
          </table:table-cell>
        </table:table-row>
        <table:table-row>
          <table:table-cell table:style-name="Table4.A2" office:value-type="string">
            <text:p text:style-name="P75">E</text:p>
          </table:table-cell>
          <table:table-cell table:style-name="Table4.A2" office:value-type="string">
            <text:p text:style-name="P75">int</text:p>
          </table:table-cell>
          <table:table-cell table:style-name="Table4.A2" office:value-type="string">
            <text:p text:style-name="P75">0</text:p>
          </table:table-cell>
          <table:table-cell table:style-name="Table4.A2" office:value-type="string">
            <text:p text:style-name="P69"><text:span text:style-name="T62">Embedding</text:span> dimension</text:p>
          </table:table-cell>
        </table:table-row>
        <table:table-row>
          <table:table-cell table:style-name="Table4.A2" office:value-type="string">
            <text:p text:style-name="P75">Tp</text:p>
          </table:table-cell>
          <table:table-cell table:style-name="Table4.A2" office:value-type="string">
            <text:p text:style-name="P75">int</text:p>
          </table:table-cell>
          <table:table-cell table:style-name="Table4.A2" office:value-type="string">
            <text:p text:style-name="P75">0<text:span text:style-name="T63"> or 1</text:span></text:p>
          </table:table-cell>
          <table:table-cell table:style-name="Table4.A2" office:value-type="string">
            <text:p text:style-name="P69">Prediction interval</text:p>
          </table:table-cell>
        </table:table-row>
        <table:table-row>
          <table:table-cell table:style-name="Table4.A2" office:value-type="string">
            <text:p text:style-name="P75">knn</text:p>
          </table:table-cell>
          <table:table-cell table:style-name="Table4.A2" office:value-type="string">
            <text:p text:style-name="P75">int</text:p>
          </table:table-cell>
          <table:table-cell table:style-name="Table4.A2" office:value-type="string">
            <text:p text:style-name="P75">0</text:p>
          </table:table-cell>
          <table:table-cell table:style-name="Table4.A2" office:value-type="string">
            <text:p text:style-name="P69">Number nearest neighbors</text:p>
          </table:table-cell>
        </table:table-row>
        <table:table-row>
          <table:table-cell table:style-name="Table4.A2" office:value-type="string">
            <text:p text:style-name="P75">tau</text:p>
          </table:table-cell>
          <table:table-cell table:style-name="Table4.A2" office:value-type="string">
            <text:p text:style-name="P75">int</text:p>
          </table:table-cell>
          <table:table-cell table:style-name="Table4.A2" office:value-type="string">
            <text:p text:style-name="P75"><text:span text:style-name="T64">-</text:span>1</text:p>
          </table:table-cell>
          <table:table-cell table:style-name="Table4.A2" office:value-type="string">
            <text:p text:style-name="P69">Embedding delay</text:p>
          </table:table-cell>
        </table:table-row>
        <table:table-row>
          <table:table-cell table:style-name="Table4.A2" office:value-type="string">
            <text:p text:style-name="P75">theta</text:p>
          </table:table-cell>
          <table:table-cell table:style-name="Table4.A2" office:value-type="string">
            <text:p text:style-name="P75">float</text:p>
          </table:table-cell>
          <table:table-cell table:style-name="Table4.A2" office:value-type="string">
            <text:p text:style-name="P75">0</text:p>
          </table:table-cell>
          <table:table-cell table:style-name="Table4.A2" office:value-type="string">
            <text:p text:style-name="P69">SMap localization</text:p>
          </table:table-cell>
        </table:table-row>
        <table:table-row>
          <table:table-cell table:style-name="Table4.A2" office:value-type="string">
            <text:p text:style-name="P78">exclusionRadius</text:p>
          </table:table-cell>
          <table:table-cell table:style-name="Table4.A2" office:value-type="string">
            <text:p text:style-name="P75"><text:span text:style-name="T65">in</text:span>t</text:p>
          </table:table-cell>
          <table:table-cell table:style-name="Table4.A2" office:value-type="string">
            <text:p text:style-name="P75">0</text:p>
          </table:table-cell>
          <table:table-cell table:style-name="Table4.A2" office:value-type="string">
            <text:p text:style-name="P79">Prediction vector exclusion radius</text:p>
          </table:table-cell>
        </table:table-row>
        <table:table-row>
          <table:table-cell table:style-name="Table4.A2" office:value-type="string">
            <text:p text:style-name="P72">embedded</text:p>
          </table:table-cell>
          <table:table-cell table:style-name="Table4.A2" office:value-type="string">
            <text:p text:style-name="P72">bool</text:p>
          </table:table-cell>
          <table:table-cell table:style-name="Table4.A2" office:value-type="string">
            <text:p text:style-name="P72"><text:span text:style-name="T66">F</text:span>alse</text:p>
          </table:table-cell>
          <table:table-cell table:style-name="Table4.A2" office:value-type="string">
            <text:p text:style-name="P73">Is data an embedding<text:span text:style-name="T61">?</text:span></text:p>
          </table:table-cell>
        </table:table-row>
        <table:table-row>
          <table:table-cell table:style-name="Table4.A2" office:value-type="string">
            <text:p text:style-name="P80">ignoreNan</text:p>
          </table:table-cell>
          <table:table-cell table:style-name="Table4.A2" office:value-type="string">
            <text:p text:style-name="P72">bool</text:p>
          </table:table-cell>
          <table:table-cell table:style-name="Table4.A2" office:value-type="string">
            <text:p text:style-name="P72"><text:span text:style-name="T66">T</text:span><text:span text:style-name="T67">ru</text:span>e</text:p>
          </table:table-cell>
          <table:table-cell table:style-name="Table4.A2" office:value-type="string">
            <text:p text:style-name="P81"><text:span text:style-name="T60">R</text:span>emove nan from lib <text:span text:style-name="T60">&amp; target</text:span></text:p>
          </table:table-cell>
        </table:table-row>
        <table:table-row>
          <table:table-cell table:style-name="Table4.A2" office:value-type="string">
            <text:p text:style-name="P82">validLib</text:p>
          </table:table-cell>
          <table:table-cell table:style-name="Table4.A2" office:value-type="string">
            <text:p text:style-name="P83">[ bool ]</text:p>
          </table:table-cell>
          <table:table-cell table:style-name="Table4.A2" office:value-type="string">
            <text:p text:style-name="P82">[]</text:p>
          </table:table-cell>
          <table:table-cell table:style-name="Table4.A2" office:value-type="string">
            <text:p text:style-name="P84">Conditional Embedding (CE)</text:p>
          </table:table-cell>
        </table:table-row>
        <table:table-row>
          <table:table-cell table:style-name="Table4.A2" office:value-type="string">
            <text:p text:style-name="P85">noTime</text:p>
          </table:table-cell>
          <table:table-cell table:style-name="Table4.A2" office:value-type="string">
            <text:p text:style-name="P85">bool</text:p>
          </table:table-cell>
          <table:table-cell table:style-name="Table4.A2" office:value-type="string">
            <text:p text:style-name="P85">False</text:p>
          </table:table-cell>
          <table:table-cell table:style-name="Table4.A2" office:value-type="string">
            <text:p text:style-name="P86">Do not require first column to be time</text:p>
          </table:table-cell>
        </table:table-row>
        <table:table-row>
          <table:table-cell table:style-name="Table4.A2" office:value-type="string">
            <text:p text:style-name="P87">solver</text:p>
          </table:table-cell>
          <table:table-cell table:style-name="Table4.A2" office:value-type="string">
            <text:p text:style-name="P87">sklearn.linear_model</text:p>
          </table:table-cell>
          <table:table-cell table:style-name="Table4.A2" office:value-type="string">
            <text:p text:style-name="P87">None</text:p>
          </table:table-cell>
          <table:table-cell table:style-name="Table4.A2" office:value-type="string">
            <text:p text:style-name="P88">SMap solver</text:p>
          </table:table-cell>
        </table:table-row>
        <table:table-row>
          <table:table-cell table:style-name="Table4.A2" office:value-type="string">
            <text:p text:style-name="P72">libSizes</text:p>
          </table:table-cell>
          <table:table-cell table:style-name="Table4.A2" office:value-type="string">
            <text:p text:style-name="P72"><text:span text:style-name="T68">[ int ]</text:span><text:span text:style-name="T60"> or </text:span><text:span text:style-name="T58">string</text:span></text:p>
          </table:table-cell>
          <table:table-cell table:style-name="Table4.A2" office:value-type="string">
            <text:p text:style-name="P89">[]</text:p>
          </table:table-cell>
          <table:table-cell table:style-name="Table4.A2" office:value-type="string">
            <text:p text:style-name="P73">CCM library sizes</text:p>
          </table:table-cell>
        </table:table-row>
        <table:table-row>
          <table:table-cell table:style-name="Table4.A2" office:value-type="string">
            <text:p text:style-name="P72">sample</text:p>
          </table:table-cell>
          <table:table-cell table:style-name="Table4.A2" office:value-type="string">
            <text:p text:style-name="P72">int</text:p>
          </table:table-cell>
          <table:table-cell table:style-name="Table4.A2" office:value-type="string">
            <text:p text:style-name="P72">0</text:p>
          </table:table-cell>
          <table:table-cell table:style-name="Table4.A2" office:value-type="string">
            <text:p text:style-name="P73">CCM number of random samples</text:p>
          </table:table-cell>
        </table:table-row>
        <table:table-row>
          <table:table-cell table:style-name="Table4.A2" office:value-type="string">
            <text:p text:style-name="P90">includeData</text:p>
          </table:table-cell>
          <table:table-cell table:style-name="Table4.A2" office:value-type="string">
            <text:p text:style-name="P72">bool</text:p>
          </table:table-cell>
          <table:table-cell table:style-name="Table4.A2" office:value-type="string">
            <text:p text:style-name="P72"><text:span text:style-name="T66">F</text:span><text:span text:style-name="T69">als</text:span>e</text:p>
          </table:table-cell>
          <table:table-cell table:style-name="Table4.A2" office:value-type="string">
            <text:p text:style-name="P73">CCM <text:span text:style-name="T70">include all </text:span><text:span text:style-name="T60">statistic</text:span><text:span text:style-name="T70">s in return</text:span></text:p>
          </table:table-cell>
        </table:table-row>
        <table:table-row>
          <table:table-cell table:style-name="Table4.A2" office:value-type="string">
            <text:p text:style-name="P72">seed</text:p>
          </table:table-cell>
          <table:table-cell table:style-name="Table4.A2" office:value-type="string">
            <text:p text:style-name="P72">unsigned</text:p>
          </table:table-cell>
          <table:table-cell table:style-name="Table4.A2" office:value-type="string">
            <text:p text:style-name="P72">0</text:p>
          </table:table-cell>
          <table:table-cell table:style-name="Table4.A2" office:value-type="string">
            <text:p text:style-name="P73"><text:span text:style-name="T71">CCM </text:span>RNG seed<text:span text:style-name="T72">, 0 = random seed</text:span></text:p>
          </table:table-cell>
        </table:table-row>
        <table:table-row>
          <table:table-cell table:style-name="Table4.A2" office:value-type="string">
            <text:p text:style-name="P91">multiview</text:p>
          </table:table-cell>
          <table:table-cell table:style-name="Table4.A2" office:value-type="string">
            <text:p text:style-name="P91">int</text:p>
          </table:table-cell>
          <table:table-cell table:style-name="Table4.A2" office:value-type="string">
            <text:p text:style-name="P91">0</text:p>
          </table:table-cell>
          <table:table-cell table:style-name="Table4.A2" office:value-type="string">
            <text:p text:style-name="P92">Number of ensembles, 0 = sqrt(N)</text:p>
          </table:table-cell>
        </table:table-row>
        <table:table-row>
          <table:table-cell table:style-name="Table4.A2" office:value-type="string">
            <text:p text:style-name="P93">trainLib</text:p>
          </table:table-cell>
          <table:table-cell table:style-name="Table4.A2" office:value-type="string">
            <text:p text:style-name="P94">bool</text:p>
          </table:table-cell>
          <table:table-cell table:style-name="Table4.A2" office:value-type="string">
            <text:p text:style-name="P94"><text:span text:style-name="T66">T</text:span><text:span text:style-name="T73">ru</text:span>e</text:p>
          </table:table-cell>
          <table:table-cell table:style-name="Table4.A2" office:value-type="string">
            <text:p text:style-name="P95">Multiview use <text:span text:style-name="T73">lib</text:span> as training library</text:p>
          </table:table-cell>
        </table:table-row>
        <table:table-row>
          <table:table-cell table:style-name="Table4.A2" office:value-type="string">
            <text:p text:style-name="P96">excludeTarget</text:p>
          </table:table-cell>
          <table:table-cell table:style-name="Table4.A2" office:value-type="string">
            <text:p text:style-name="P94">bool</text:p>
          </table:table-cell>
          <table:table-cell table:style-name="Table4.A2" office:value-type="string">
            <text:p text:style-name="P94"><text:span text:style-name="T66">T</text:span><text:span text:style-name="T73">ru</text:span>e</text:p>
          </table:table-cell>
          <table:table-cell table:style-name="Table4.A2" office:value-type="string">
            <text:p text:style-name="P95">Multiview <text:span text:style-name="T74">exclude target from combos</text:span></text:p>
          </table:table-cell>
        </table:table-row>
        <table:table-row>
          <table:table-cell table:style-name="Table4.A2" office:value-type="string">
            <text:p text:style-name="P97">method</text:p>
          </table:table-cell>
          <table:table-cell table:style-name="Table4.A2" office:value-type="string">
            <text:p text:style-name="P97">string</text:p>
          </table:table-cell>
          <table:table-cell table:style-name="Table4.A2" office:value-type="string">
            <text:p text:style-name="P97">"ebisusaki"</text:p>
          </table:table-cell>
          <table:table-cell table:style-name="Table4.A2" office:value-type="string">
            <text:p text:style-name="P98">SurrogateData method</text:p>
          </table:table-cell>
        </table:table-row>
        <table:table-row>
          <table:table-cell table:style-name="Table4.A2" office:value-type="string">
            <text:p text:style-name="P97">alpha</text:p>
          </table:table-cell>
          <table:table-cell table:style-name="Table4.A2" office:value-type="string">
            <text:p text:style-name="P97">float</text:p>
          </table:table-cell>
          <table:table-cell table:style-name="Table4.A2" office:value-type="string">
            <text:p text:style-name="P97">range / 5</text:p>
          </table:table-cell>
          <table:table-cell table:style-name="Table4.A2" office:value-type="string">
            <text:p text:style-name="P98">SurrogateData seasonal noise std dev</text:p>
          </table:table-cell>
        </table:table-row>
        <table:table-row>
          <table:table-cell table:style-name="Table4.A2" office:value-type="string">
            <text:p text:style-name="P72">s<text:span text:style-name="T75">mooth</text:span></text:p>
          </table:table-cell>
          <table:table-cell table:style-name="Table4.A2" office:value-type="string">
            <text:p text:style-name="P97">float</text:p>
          </table:table-cell>
          <table:table-cell table:style-name="Table4.A2" office:value-type="string">
            <text:p text:style-name="P72">0<text:span text:style-name="T75">.8</text:span></text:p>
          </table:table-cell>
          <table:table-cell table:style-name="Table4.A2" office:value-type="string">
            <text:p text:style-name="P98">SurrogateData seasonal spline smooth</text:p>
          </table:table-cell>
        </table:table-row>
        <table:table-row>
          <table:table-cell table:style-name="Table4.A2" office:value-type="string">
            <text:p text:style-name="P99">mpMethod</text:p>
          </table:table-cell>
          <table:table-cell table:style-name="Table4.A2" office:value-type="string">
            <text:p text:style-name="P99">str</text:p>
          </table:table-cell>
          <table:table-cell table:style-name="Table4.A2" office:value-type="string">
            <text:p text:style-name="P99">None</text:p>
          </table:table-cell>
          <table:table-cell table:style-name="Table4.A2" office:value-type="string">
            <text:p text:style-name="P100">multiprocessing start method context</text:p>
          </table:table-cell>
        </table:table-row>
        <table:table-row>
          <table:table-cell table:style-name="Table4.A2" office:value-type="string">
            <text:p text:style-name="P99">chunksize</text:p>
          </table:table-cell>
          <table:table-cell table:style-name="Table4.A2" office:value-type="string">
            <text:p text:style-name="P99">int</text:p>
          </table:table-cell>
          <table:table-cell table:style-name="Table4.A2" office:value-type="string">
            <text:p text:style-name="P99">1</text:p>
          </table:table-cell>
          <table:table-cell table:style-name="Table4.A2" office:value-type="string">
            <text:p text:style-name="P100">multiprocessing chunksize</text:p>
          </table:table-cell>
        </table:table-row>
        <table:table-row>
          <table:table-cell table:style-name="Table4.A2" office:value-type="string">
            <text:p text:style-name="P101">generateSteps</text:p>
          </table:table-cell>
          <table:table-cell table:style-name="Table4.A2" office:value-type="string">
            <text:p text:style-name="P101">int</text:p>
          </table:table-cell>
          <table:table-cell table:style-name="Table4.A2" office:value-type="string">
            <text:p text:style-name="P101">0</text:p>
          </table:table-cell>
          <table:table-cell table:style-name="Table4.A2" office:value-type="string">
            <text:p text:style-name="P102">Generative mode (Simplex, SMap)</text:p>
          </table:table-cell>
        </table:table-row>
        <table:table-row>
          <table:table-cell table:style-name="Table4.A2" office:value-type="string">
            <text:p text:style-name="P101">generateConcat</text:p>
          </table:table-cell>
          <table:table-cell table:style-name="Table4.A2" office:value-type="string">
            <text:p text:style-name="P101">bool</text:p>
          </table:table-cell>
          <table:table-cell table:style-name="Table4.A2" office:value-type="string">
            <text:p text:style-name="P85">False</text:p>
          </table:table-cell>
          <table:table-cell table:style-name="Table4.A2" office:value-type="string">
            <text:p text:style-name="P102">Merge original and generated data</text:p>
          </table:table-cell>
        </table:table-row>
        <table:table-row>
          <table:table-cell table:style-name="Table4.A2" office:value-type="string">
            <text:p text:style-name="P72">verbose</text:p>
          </table:table-cell>
          <table:table-cell table:style-name="Table4.A2" office:value-type="string">
            <text:p text:style-name="P72">bool</text:p>
          </table:table-cell>
          <table:table-cell table:style-name="Table4.A2" office:value-type="string">
            <text:p text:style-name="P72"><text:span text:style-name="T66">F</text:span>alse</text:p>
          </table:table-cell>
          <table:table-cell table:style-name="Table4.A2" office:value-type="string">
            <text:p text:style-name="P73">Echo messages</text:p>
          </table:table-cell>
        </table:table-row>
      </table:table>
      <text:p text:style-name="P103"/>
      <text:p text:style-name="P64"/>
      <text:h text:style-name="Heading_20_1" text:outline-level="1"><text:bookmark-start text:name="__RefHeading___Toc401_1080881465"/>Application Programming Interface (API)<text:bookmark-end text:name="__RefHeading___Toc401_1080881465"/></text:h>
      <text:p text:style-name="Standard"/>
      <text:h text:style-name="Heading_20_2" text:outline-level="2"><text:bookmark-start text:name="__RefHeading___Toc403_1080881465"/>Embed<text:bookmark-end text:name="__RefHeading___Toc403_1080881465"/></text:h>
      <text:p text:style-name="P104">Create a time-delay embedding from each of the <text:span text:style-name="T18">columns</text:span> in the <text:span text:style-name="T76">dataFrame</text:span><text:span text:style-name="T77"> or</text:span> csv <text:span text:style-name="T76">dataF</text:span><text:span text:style-name="T18">ile</text:span>.</text:p>
      <text:p text:style-name="P104"><draw:frame text:anchor-type="paragraph" draw:z-index="9" draw:name="Text Frame 1" draw:style-name="gr1" draw:text-style-name="P106" svg:width="3.0287in" svg:height="1.474in" svg:x="1.3811in" svg:y="0.1661in"><draw:text-box><text:p text:style-name="P105"><text:span text:style-name="T78"/></text:p><text:p text:style-name="P105"><text:span text:style-name="T78">Embed ( dataFrame <text:s text:c="2"/>= None,</text:span></text:p><text:p text:style-name="P105"><text:span text:style-name="T78"><text:s text:c="8"/>E <text:s text:c="10"/>= 0,</text:span></text:p><text:p text:style-name="P105"><text:span text:style-name="T78"><text:s text:c="8"/>tau <text:s text:c="8"/>= -1,</text:span></text:p><text:p text:style-name="P105"><text:span text:style-name="T78"><text:s text:c="8"/>columns <text:s text:c="4"/>= "",</text:span></text:p><text:p text:style-name="P105"><text:span text:style-name="T78"><text:s text:c="8"/>includeTime = False,</text:span></text:p><text:p text:style-name="P105"><text:span text:style-name="T78"><text:s text:c="8"/>pathIn <text:s text:c="5"/>= "./",</text:span></text:p><text:p text:style-name="P105"><text:span text:style-name="T78"><text:s text:c="8"/>dataFile <text:s text:c="3"/>= "" )</text:span></text:p></draw:text-box></draw:frame></text:p>
      <text:p text:style-name="P107">Return: DataFrame with time shifted values dictated by <text:span text:style-name="T18">E</text:span> and <text:span text:style-name="T18">tau</text:span>. </text:p>
      <text:p text:style-name="P104"/>
      <text:p text:style-name="P108">Note: The returned DataFrame will not have the time column <text:span text:style-name="T79">unless </text:span><text:span text:style-name="T80">includeTime = True</text:span><text:span text:style-name="T79">.</text:span> </text:p>
      <text:p text:style-name="P109"/>
      <text:h text:style-name="P110" text:outline-level="2" text:is-list-header="true"><text:bookmark-start text:name="__RefHeading___Toc405_1080881465"/>Simplex<text:bookmark-end text:name="__RefHeading___Toc405_1080881465"/></text:h>
      <text:p text:style-name="P111">Simplex projection of the input <text:span text:style-name="T81">D</text:span>ataFrame <text:span text:style-name="T76">columns</text:span><text:span text:style-name="T77"> to the </text:span><text:span text:style-name="T76">target</text:span>. <text:s/></text:p>
      <text:p text:style-name="P111"><draw:frame text:anchor-type="paragraph" draw:z-index="0" draw:name="Text Frame 2" draw:style-name="gr2" draw:text-style-name="P106" svg:width="3.7331in" svg:height="3.165in" svg:x="1.5043in" svg:y="0.1055in"><draw:text-box><text:p text:style-name="P105"><text:span text:style-name="T78"/></text:p><text:p text:style-name="P105"><text:span text:style-name="T78">Simplex ( dataFrame <text:s text:c="6"/>= None,</text:span></text:p><text:p text:style-name="P105"><text:span text:style-name="T78"><text:s text:c="10"/>columns <text:s text:c="8"/>= "",</text:span></text:p><text:p text:style-name="P105"><text:span text:style-name="T78"><text:s text:c="10"/>target <text:s text:c="9"/>= "",</text:span></text:p><text:p text:style-name="P105"><text:span text:style-name="T78"><text:s text:c="10"/>lib <text:s text:c="12"/>= "",</text:span></text:p><text:p text:style-name="P105"><text:span text:style-name="T78"><text:s text:c="10"/>pred <text:s text:c="11"/>= "",</text:span></text:p><text:p text:style-name="P105"><text:span text:style-name="T78"><text:s text:c="10"/>E <text:s text:c="14"/>= 0,</text:span></text:p><text:p text:style-name="P105"><text:span text:style-name="T78"><text:s text:c="10"/>Tp <text:s text:c="13"/>= 1,</text:span></text:p><text:p text:style-name="P105"><text:span text:style-name="T78"><text:s text:c="10"/>knn <text:s text:c="12"/>= 0,</text:span></text:p><text:p text:style-name="P105"><text:span text:style-name="T78"><text:s text:c="10"/>tau <text:s text:c="12"/>= -1,</text:span></text:p><text:p text:style-name="P105"><text:span text:style-name="T78"><text:s text:c="10"/>exclusionRadius = 0,</text:span></text:p><text:p text:style-name="P105"><text:span text:style-name="T78"><text:s text:c="10"/>embedded <text:s text:c="7"/>= False,</text:span></text:p><text:p text:style-name="P105"><text:span text:style-name="T78"><text:s text:c="10"/>validLib <text:s text:c="7"/>= [],</text:span></text:p><text:p text:style-name="P105"><text:span text:style-name="T78"><text:s text:c="10"/>noTime <text:s text:c="9"/>= False,</text:span></text:p><text:p text:style-name="P105"><text:span text:style-name="T78"><text:s text:c="10"/>generateSteps <text:s text:c="2"/>= 0,</text:span></text:p><text:p text:style-name="P105"><text:span text:style-name="T78"><text:s text:c="10"/>generateConcat <text:s/>= False,</text:span></text:p><text:p text:style-name="P105"><text:span text:style-name="T78"><text:s text:c="10"/>verbose <text:s text:c="8"/>= False,</text:span></text:p><text:p text:style-name="P105"><text:span text:style-name="T78"><text:s text:c="10"/>showPlot <text:s text:c="7"/>= False,</text:span></text:p><text:p text:style-name="P105"><text:span text:style-name="T78"><text:s text:c="10"/>ignoreNan <text:s text:c="6"/>= True,</text:span></text:p><text:p text:style-name="P105"><text:span text:style-name="T78"><text:s text:c="10"/>returnObject <text:s text:c="3"/>= False )</text:span></text:p></draw:text-box></draw:frame></text:p>
      <text:p text:style-name="P112">Return: </text:p>
      <text:p text:style-name="P113"><text:span text:style-name="T82">If </text:span><text:span text:style-name="T83">returnObject = False:</text:span><text:span text:style-name="T82"> </text:span><text:span text:style-name="T84">returns </text:span><text:span text:style-name="T85">DataFrame</text:span> <text:span text:style-name="T86">with </text:span>columns <text:span text:style-name="T86">:</text:span> "Time", "Observations", "Predictions", “<text:span text:style-name="T87">Pred_Variance”</text:span>.</text:p>
      <text:p text:style-name="P113"/>
      <text:p text:style-name="P113"><text:span text:style-name="T82">If </text:span><text:span text:style-name="T83">returnObject = True:</text:span><text:span text:style-name="T82"> the Simplex class object is returned. The attribute </text:span><text:span text:style-name="T83">Projection</text:span><text:span text:style-name="T82"> contains the simplex projection DataFrame.</text:span></text:p>
      <text:p text:style-name="P114"/>
      <text:p text:style-name="P115">Parameters</text:p>
      <text:p text:style-name="P116"/>
      <text:p text:style-name="P117"><text:span text:style-name="T88">lib</text:span> and <text:span text:style-name="T88">pred</text:span> specify <text:span text:style-name="T89">[start stop] </text:span>row indices of the input data for the library and predictions.</text:p>
      <text:p text:style-name="P118"/>
      <text:p text:style-name="P119">If <text:span text:style-name="T85">embedded</text:span> is <text:span text:style-name="T90">F</text:span><text:span text:style-name="T85">alse</text:span> <text:span text:style-name="T82">all</text:span> data columns are embedded to dimension <text:span text:style-name="T85">E</text:span> with delay <text:span text:style-name="T85">tau</text:span>. <text:s/>If <text:span text:style-name="T85">embedded</text:span> is <text:span text:style-name="T90">T</text:span><text:span text:style-name="T91">rue</text:span> the data columns are assumed to be <text:span text:style-name="T82">an embedding</text:span>. </text:p>
      <text:p text:style-name="P119"/>
      <text:p text:style-name="P119">If <text:span text:style-name="T85">knn</text:span> is not specified, <text:span text:style-name="T92">and</text:span><text:span text:style-name="T93"> </text:span><text:span text:style-name="T94">embedded</text:span><text:span text:style-name="T93"> is </text:span><text:span text:style-name="T90">F</text:span><text:span text:style-name="T94">alse</text:span><text:span text:style-name="T93">, it</text:span> is set equal to <text:span text:style-name="T95">E</text:span><text:span text:style-name="T85">+</text:span><text:span text:style-name="T95">1</text:span><text:span text:style-name="T93">. <text:s/>If </text:span><text:span text:style-name="T94">embedded</text:span><text:span text:style-name="T93"> is </text:span><text:span text:style-name="T90">Tr</text:span><text:span text:style-name="T94">ue, </text:span><text:span text:style-name="T85">knn</text:span><text:span text:style-name="T93"> is set equal to the number of </text:span><text:span text:style-name="T94">columns + 1</text:span><text:span text:style-name="T96">. </text:span></text:p>
      <text:p text:style-name="P120"/>
      <text:p text:style-name="P121"><text:span text:style-name="T97">exclusionRadius</text:span><text:span text:style-name="T96"> </text:span><text:span text:style-name="T98">defines the number of library rows excluded from the state-space library with respect to a </text:span><text:span text:style-name="T99">temporal </text:span><text:span text:style-name="T98">"radius" from the prediction state. </text:span><text:span text:style-name="T99"><text:s/>If </text:span><text:span text:style-name="T97">exclusionRadiu</text:span><text:span text:style-name="T100">s = 1, </text:span><text:span text:style-name="T99">library state-space points from observation time series that are within </text:span><text:span text:style-name="T101">±</text:span><text:span text:style-name="T99">1 sequential observation row of the prediction state are not included in the library. <text:s/>Note that units of the radius are time series rows, not time values. </text:span></text:p>
      <text:p text:style-name="P122"/>
      <text:p text:style-name="P123"><text:span text:style-name="T102">validLib </text:span><text:span text:style-name="T96">implements conditional embedding (CE). <text:s/>It is a boolean vector the same length as the number of time series rows. <text:s/>A <text:s/></text:span><text:span text:style-name="T90">F</text:span><text:span text:style-name="T102">alse </text:span><text:span text:style-name="T96">entry means that the state-space vector derived from the corresponding time series row will not be included in the state-space library. </text:span></text:p>
      <text:p text:style-name="P124"/>
      <text:p text:style-name="P125"><text:soft-page-break/><text:span text:style-name="T103">If</text:span><text:span text:style-name="T104"> </text:span><text:span text:style-name="T90">noTime </text:span><text:span text:style-name="T104">= </text:span><text:span text:style-name="T90">Fals</text:span><text:span text:style-name="T104">e</text:span><text:span text:style-name="T103">, </text:span><text:span text:style-name="T105">the first column of the input DataFrame or .csv file must be an index or time column. </text:span><text:span text:style-name="T103">If</text:span><text:span text:style-name="T104"> </text:span><text:span text:style-name="T90">noTime </text:span><text:span text:style-name="T104">= </text:span><text:span text:style-name="T90">Tru</text:span><text:span text:style-name="T104">e</text:span><text:span text:style-name="T103"> </text:span><text:span text:style-name="T105">an index time column is </text:span><text:span text:style-name="T106">created</text:span><text:span text:style-name="T105">. </text:span></text:p>
      <text:p text:style-name="P125"/>
      <text:p text:style-name="P126"><text:span text:style-name="T105">I</text:span><text:span text:style-name="T107">f <text:s/></text:span><text:span text:style-name="T108">generateSteps &gt; 0</text:span><text:span text:style-name="T107"> data are generated from the specified library. The prediction indices (</text:span><text:span text:style-name="T108">pred</text:span><text:span text:style-name="T107">) are overridden to generate one prediction at the end of the library. Generative mode only works on univariate (</text:span><text:span text:style-name="T108">columns == target</text:span><text:span text:style-name="T107">) data with </text:span><text:span text:style-name="T108">embedded = False</text:span><text:span text:style-name="T107">. </text:span></text:p>
      <text:p text:style-name="P126"/>
      <text:p text:style-name="P126"><text:span text:style-name="T105">I</text:span><text:span text:style-name="T107">f <text:s/></text:span><text:span text:style-name="T108">generateConcat is True</text:span><text:span text:style-name="T107"> data are generated from the specified library are appended to the input dataFrame Observations. </text:span></text:p>
      <text:p text:style-name="P126"/>
      <text:h text:style-name="P110" text:outline-level="2"><text:bookmark-start text:name="__RefHeading___Toc407_1080881465"/>SMap<text:bookmark-end text:name="__RefHeading___Toc407_1080881465"/></text:h>
      <text:p text:style-name="P127"/>
      <text:p text:style-name="P127">S<text:span text:style-name="T61">Map</text:span> projection of the input data file or <text:span text:style-name="T81">D</text:span>ataFrame. <text:s/><text:span text:style-name="T109">See the Parameters table for parameter definitions. </text:span></text:p>
      <text:p text:style-name="P127"><draw:frame text:anchor-type="paragraph" draw:z-index="1" draw:name="Text Frame 3" draw:style-name="gr3" draw:text-style-name="P106" svg:width="3.678in" svg:height="3.4803in" svg:x="1.2854in" svg:y="0.1508in"><draw:text-box><text:p text:style-name="P105"><text:span text:style-name="T78"/></text:p><text:p text:style-name="P105"><text:span text:style-name="T78">SMap( dataFrame <text:s text:c="6"/>= None,</text:span></text:p><text:p text:style-name="P128"><text:span text:style-name="T78">columns <text:s text:c="8"/>= "",</text:span></text:p><text:p text:style-name="P128"><text:span text:style-name="T78">target <text:s text:c="9"/>= "",</text:span></text:p><text:p text:style-name="P128"><text:span text:style-name="T78">lib <text:s text:c="12"/>= "",</text:span></text:p><text:p text:style-name="P128"><text:span text:style-name="T78">pred <text:s text:c="11"/>= "",</text:span></text:p><text:p text:style-name="P128"><text:span text:style-name="T78">E <text:s text:c="14"/>= 0, </text:span></text:p><text:p text:style-name="P128"><text:span text:style-name="T78">Tp <text:s text:c="13"/>= 1,</text:span></text:p><text:p text:style-name="P128"><text:span text:style-name="T78">knn <text:s text:c="12"/>= 0,</text:span></text:p><text:p text:style-name="P128"><text:span text:style-name="T78">tau <text:s text:c="12"/>= -1,</text:span></text:p><text:p text:style-name="P128"><text:span text:style-name="T78">theta <text:s text:c="10"/>= 0,</text:span></text:p><text:p text:style-name="P128"><text:span text:style-name="T78">exclusionRadius = 0,</text:span></text:p><text:p text:style-name="P128"><text:span text:style-name="T78">solver <text:s text:c="9"/>= None,</text:span></text:p><text:p text:style-name="P128"><text:span text:style-name="T78">embedded <text:s text:c="7"/>= False,</text:span></text:p><text:p text:style-name="P128"><text:span text:style-name="T78">validLib <text:s text:c="7"/>= [],</text:span></text:p><text:p text:style-name="P128"><text:span text:style-name="T78">noTime <text:s text:c="9"/>= False,</text:span></text:p><text:p text:style-name="P128"><text:span text:style-name="T78">generateSteps <text:s text:c="2"/>= 0,</text:span></text:p><text:p text:style-name="P128"><text:span text:style-name="T78">generateConcat <text:s/>= False,</text:span></text:p><text:p text:style-name="P128"><text:span text:style-name="T78">ignoreNan <text:s text:c="6"/>= True,</text:span></text:p><text:p text:style-name="P128"><text:span text:style-name="T78">showPlot <text:s text:c="7"/>= False,</text:span></text:p><text:p text:style-name="P128"><text:span text:style-name="T78">verbose <text:s text:c="8"/>= False,</text:span></text:p><text:p text:style-name="P128"><text:span text:style-name="T78">returnObject <text:s text:c="3"/>= False )</text:span></text:p></draw:text-box></draw:frame></text:p>
      <text:p text:style-name="P129">Return: <text:s/></text:p>
      <text:p text:style-name="P130"><text:span text:style-name="T110">dict</text:span><text:span text:style-name="T111"> </text:span><text:span text:style-name="T112">with t</text:span><text:span text:style-name="T113">hree</text:span><text:span text:style-name="T112"> DataFrames</text:span><text:span text:style-name="T111">:</text:span></text:p>
      <text:p text:style-name="P131"/>
      <text:p text:style-name="P132"><text:span text:style-name="T112">dict</text:span> {<text:span text:style-name="T112"> </text:span>predictions<text:span text:style-name="T112"> <text:s text:c="3"/>:</text:span> DataFrame<text:span text:style-name="T112">,</text:span> </text:p>
      <text:p text:style-name="P132"><text:span text:style-name="T112"><text:s text:c="7"/></text:span>coefficients<text:span text:style-name="T112"> <text:s text:c="2"/>: </text:span>DataFrame,</text:p>
      <text:p text:style-name="P132"><text:s text:c="7"/><text:span text:style-name="T113">singularValues : </text:span>DataFrame <text:s/>}</text:p>
      <text:p text:style-name="P131"/>
      <text:p text:style-name="P133">The <text:span text:style-name="T114">predictions</text:span> <text:span text:style-name="T85">DataFrame</text:span> has 3 columns <text:s/>"Time", "Observations", "Predictions", “<text:span text:style-name="T115">Pred_Variance”</text:span>. <text:s/><text:span text:style-name="T109">nan values are inserted where there is no observation or prediction. <text:s/></text:span></text:p>
      <text:p text:style-name="P133"/>
      <text:p text:style-name="P134"><text:span text:style-name="T109">The </text:span><text:span text:style-name="T114">coefficients</text:span><text:span text:style-name="T109"> </text:span><text:span text:style-name="T88">DataFrame</text:span><text:span text:style-name="T109"> will have </text:span><text:span text:style-name="T95">E</text:span><text:span text:style-name="T116">+2</text:span><text:span text:style-name="T109"> columns. <text:s/>The first column is the "Time" vector, the remaining </text:span><text:span text:style-name="T95">E</text:span><text:span text:style-name="T116">+1</text:span><text:span text:style-name="T109"> columns are the SMap SVD fit coefficients. </text:span><text:span text:style-name="T117"><text:s/>The first column "C0" is the bias term, following coefficients are </text:span>∂<text:span text:style-name="T117"> target </text:span><text:span text:style-name="T6">/ </text:span><text:span text:style-name="T117">∂</text:span><text:span text:style-name="T6"> </text:span><text:span text:style-name="T117">columns[i] . </text:span></text:p>
      <text:p text:style-name="P134"/>
      <text:p text:style-name="P134"><text:span text:style-name="T109">The </text:span><text:span text:style-name="T114">s</text:span><text:span text:style-name="T118">ingularValues</text:span><text:span text:style-name="T109"> </text:span><text:span text:style-name="T88">DataFrame</text:span><text:span text:style-name="T109"> </text:span><text:span text:style-name="T119">holds SVD singular values if the default LAPACK solver, or scikit.learn solver is used. The scikit.learn LinearRegression does not return a si</text:span><text:span text:style-name="T120">n</text:span><text:span text:style-name="T119">gular value for the intercept (bias) term.</text:span></text:p>
      <text:p text:style-name="P115"/>
      <text:p text:style-name="P133"><text:span text:style-name="T82">If </text:span><text:span text:style-name="T83">returnObject = True</text:span><text:span text:style-name="T82">, the S</text:span><text:span text:style-name="T121">Map</text:span><text:span text:style-name="T82"> class object is returned. The attribute </text:span><text:span text:style-name="T83">Projection</text:span><text:span text:style-name="T82"> contains the simplex projection DataFrame, </text:span><text:span text:style-name="T122">Coefficients</text:span><text:span text:style-name="T121"> and </text:span><text:span text:style-name="T122">SingularValues</text:span><text:span text:style-name="T121"> the corresponding DataFrames.</text:span></text:p>
      <text:p text:style-name="P135"/>
      <text:p text:style-name="P136"/>
      <text:p text:style-name="P115"><text:soft-page-break/>Parameters</text:p>
      <text:p text:style-name="P137"/>
      <text:p text:style-name="P117"><text:span text:style-name="T123">lib</text:span> and <text:span text:style-name="T123">pred</text:span> specify <text:span text:style-name="T89">[start, stop] </text:span>row indices of the input data for the library and predictions.</text:p>
      <text:p text:style-name="P138"/>
      <text:p text:style-name="P139">If <text:span text:style-name="T18">embedded</text:span> is <text:span text:style-name="T124">F</text:span><text:span text:style-name="T18">alse</text:span> the data columns are embedded to dimension <text:span text:style-name="T85">E</text:span> with delay <text:span text:style-name="T85">tau</text:span>. <text:s/>If <text:span text:style-name="T85">embedded</text:span> is <text:span text:style-name="T125">T</text:span><text:span text:style-name="T85">rue</text:span> the data columns are assumed to be a multivariable data block.<text:span text:style-name="T126"> </text:span></text:p>
      <text:p text:style-name="P139"/>
      <text:p text:style-name="P140">If <text:span text:style-name="T127">columns</text:span> is <text:span text:style-name="T44">a string and column names have whitespace </text:span><text:span text:style-name="T128">place the column names in a list. </text:span></text:p>
      <text:p text:style-name="P139"/>
      <text:p text:style-name="P141">If a multivariate data set is used (number of <text:span text:style-name="T129">columns &gt; 1</text:span>) it must use <text:span text:style-name="T129">embedded = true</text:span> with <text:span text:style-name="T129">E</text:span> equal to the number of <text:span text:style-name="T129">columns</text:span>. This prevents the function from internally time-delay embedding the multiple columns to dimension E. If the internal time-delay embedding is performed, then state-space columns will not correspond to the intended dimensions in the matrix inversion, coefficient assignment, and prediction. In the multivariate case, the user should first prepare the embedding (using <text:span text:style-name="T129">Embed()</text:span> for time-delay embedding if desired), then pass this embedding to <text:span text:style-name="T129">SMap</text:span> with appropriately specified <text:span text:style-name="T129">columns</text:span>, <text:span text:style-name="T129">E</text:span>, and <text:span text:style-name="T129">embedded = true</text:span>.</text:p>
      <text:p text:style-name="P139"/>
      <text:p text:style-name="P139">If <text:span text:style-name="T85">knn</text:span> is not specified, it is set equal to <text:span text:style-name="T61">the library size. <text:s/>If </text:span><text:span text:style-name="T85">knn</text:span><text:span text:style-name="T61"> is specified, it must be greater than </text:span><text:span text:style-name="T95">E</text:span><text:span text:style-name="T130">+1</text:span>.</text:p>
      <text:p text:style-name="P139"/>
      <text:p text:style-name="P121"><text:span text:style-name="T131">exclusionRadius</text:span><text:span text:style-name="T96"> </text:span><text:span text:style-name="T98">defines the number of library rows excluded from the state-space library with respect to a </text:span><text:span text:style-name="T99">temporal </text:span><text:span text:style-name="T98">"radius" from the prediction state. </text:span><text:span text:style-name="T99"><text:s/>If </text:span><text:span text:style-name="T131">exclusionRadiu</text:span><text:span text:style-name="T132">s = 1</text:span><text:span text:style-name="T100">, </text:span><text:span text:style-name="T99">library state-space points from observation time series that are within </text:span><text:span text:style-name="T101">±</text:span><text:span text:style-name="T99">1 sequential observation row of the prediction state are not included in the library. <text:s/>Note that units of the radius are time series rows, not time values. </text:span></text:p>
      <text:p text:style-name="P122"/>
      <text:p text:style-name="P142">If<text:span text:style-name="T85"> </text:span><text:span text:style-name="T133">noTime </text:span><text:span text:style-name="T18">= </text:span><text:span text:style-name="T133">Fals</text:span><text:span text:style-name="T18">e</text:span>, <text:span text:style-name="T19">the first column of the input DataFrame or .csv file must be an index or time column. </text:span>If<text:span text:style-name="T85"> </text:span><text:span text:style-name="T133">noTime </text:span><text:span text:style-name="T18">= </text:span><text:span text:style-name="T133">Tru</text:span><text:span text:style-name="T18">e</text:span> <text:span text:style-name="T19">an index or time column is not required. </text:span></text:p>
      <text:p text:style-name="P143"/>
      <text:p text:style-name="P144"><text:span text:style-name="T134">ignoreNan</text:span> <text:span text:style-name="T135">removes nan</text:span><text:span text:style-name="T136"> to avoid nan observations and associated state vectors. If </text:span><text:span text:style-name="T134">ignoreNan</text:span><text:span text:style-name="T137"> </text:span><text:span text:style-name="T136">is </text:span><text:span text:style-name="T138">F</text:span><text:span text:style-name="T134">alse</text:span><text:span text:style-name="T136"> <text:s/></text:span><text:span text:style-name="T135">no nan are remov</text:span><text:span text:style-name="T139">ed. The user can manually specify library row segments to ignore nan values. </text:span></text:p>
      <text:p text:style-name="P145"/>
      <text:p text:style-name="P123"><text:span text:style-name="T18">validLib</text:span><text:span text:style-name="T85"> </text:span><text:span text:style-name="T98">implements conditional embedding (CE). <text:s/>It is a boolean vector the same length as the number of time series rows. <text:s/>A <text:s/></text:span><text:span text:style-name="T138">F</text:span><text:span text:style-name="T18">alse</text:span><text:span text:style-name="T85"> </text:span><text:span text:style-name="T98">entry means that the state-space vector derived from the corresponding time series row will not be included in the state-space library. </text:span></text:p>
      <text:p text:style-name="P146"/>
      <text:p text:style-name="P147">The default solver for the SMap coefficient matrix is <text:span text:style-name="T121">SciPy scipy.linalg.lstsq. This is a wrapper for the LAPACK</text:span> function <text:span text:style-name="T18">dgels</text:span><text:span text:style-name="T122">d</text:span><text:span text:style-name="T18">()</text:span>. </text:p>
      <text:p text:style-name="P147"/>
      <text:p text:style-name="P147">Th<text:span text:style-name="T121">e solver</text:span> can be <text:s/>replaced with a user-instantiated class object from the python <text:span text:style-name="T18">sklearn.linear_model: Linear Models</text:span>. <text:s/>Supported solvers include: <text:span text:style-name="T18">LinearRegression, SGDRegressor, Ridge, Lasso, Lasso</text:span><text:span text:style-name="T122">Lars</text:span><text:span text:style-name="T18">, OrthogonalMatchingPursuit, ElasticNet, RidgeCV, LassoCV, ElasticNetCV...</text:span> <text:s/>See the <text:span text:style-name="T18">pyEDM/tests/</text:span><text:span text:style-name="T140">smapSolverTest.py</text:span><text:span text:style-name="T141"> script for examples. </text:span></text:p>
      <text:p text:style-name="P147"/>
      <text:p text:style-name="P126"><text:span text:style-name="T105">I</text:span><text:span text:style-name="T107">f <text:s/></text:span><text:span text:style-name="T108">generateSteps &gt; 0</text:span><text:span text:style-name="T107"> data are generated from the specified library. The prediction indices (</text:span><text:span text:style-name="T108">pred</text:span><text:span text:style-name="T107">) are overridden to generate one prediction at the end of the library. Generative mode only works on univariate (</text:span><text:span text:style-name="T108">columns == target</text:span><text:span text:style-name="T107">) data with </text:span><text:span text:style-name="T108">embedded = False</text:span><text:span text:style-name="T107">. </text:span><text:span text:style-name="T105">I</text:span><text:span text:style-name="T107">f <text:s/></text:span><text:span text:style-name="T108">generateConcat is True</text:span><text:span text:style-name="T107"> data are generated from the specified library are appended to the input dataFrame Observations.</text:span></text:p>
      <text:h text:style-name="P110" text:outline-level="2"><text:bookmark-start text:name="__RefHeading___Toc409_1080881465"/>CCM<text:bookmark-end text:name="__RefHeading___Toc409_1080881465"/></text:h>
      <text:p text:style-name="P148">Convergent cross mapping<text:span text:style-name="T142"> </text:span>of <text:span text:style-name="T143">col</text:span><text:span text:style-name="T85">umns</text:span> against <text:span text:style-name="T143">target</text:span><text:span text:style-name="T144"> </text:span><text:span text:style-name="T142">via Simplex.</text:span> <text:span text:style-name="T145">Normally, one </text:span><text:span text:style-name="T85">column</text:span><text:span text:style-name="T146"> </text:span><text:span text:style-name="T147">and one </text:span><text:span text:style-name="T148">target</text:span><text:span text:style-name="T147"> are</text:span><text:span text:style-name="T146"> specified. </text:span><text:span text:style-name="T149"><text:s/></text:span><text:span text:style-name="T146">Th</text:span><text:span text:style-name="T147">e </text:span><text:span text:style-name="T85">column</text:span><text:span text:style-name="T146"> time series</text:span><text:span text:style-name="T147"> is time-delay embedded</text:span><text:span text:style-name="T146"> to dimension E, cross map</text:span><text:span text:style-name="T149">p</text:span><text:span text:style-name="T147">ed</text:span><text:span text:style-name="T149"> </text:span><text:span text:style-name="T146">with the </text:span><text:span text:style-name="T143">target</text:span><text:span text:style-name="T146"> time series. <text:s/>The target time series is then embedded to E and cross mapped against</text:span><text:span text:style-name="T149"> the column</text:span><text:span text:style-name="T147"> as the "target"</text:span><text:span text:style-name="T149"> </text:span><text:span text:style-name="T150">time series</text:span><text:span text:style-name="T149">.</text:span></text:p>
      <text:p text:style-name="P149"><draw:frame text:anchor-type="paragraph" draw:z-index="2" draw:name="Text Frame 4" draw:style-name="gr4" draw:text-style-name="P150" svg:width="3.6248in" svg:height="3.6705in" svg:x="1.1543in" svg:y="0.2429in"><draw:text-box><text:p text:style-name="P105"><text:span text:style-name="T78"/></text:p><text:p text:style-name="P105"><text:span text:style-name="T78">CCM( dataFrame <text:s text:c="7"/>= None,</text:span></text:p><text:p text:style-name="P105"><text:span text:style-name="T78"><text:s text:c="5"/>columns <text:s text:c="9"/>= "",</text:span></text:p><text:p text:style-name="P105"><text:span text:style-name="T78"><text:s text:c="5"/>target <text:s text:c="10"/>= "",</text:span></text:p><text:p text:style-name="P105"><text:span text:style-name="T78"><text:s text:c="5"/>libSizes <text:s text:c="8"/>= [],</text:span></text:p><text:p text:style-name="P105"><text:span text:style-name="T78"><text:s text:c="5"/>sample <text:s text:c="10"/>= 0,</text:span></text:p><text:p text:style-name="P105"><text:span text:style-name="T78"><text:s text:c="5"/>E <text:s text:c="15"/>= 0, </text:span></text:p><text:p text:style-name="P105"><text:span text:style-name="T78"><text:s text:c="5"/>Tp <text:s text:c="14"/>= 0,</text:span></text:p><text:p text:style-name="P105"><text:span text:style-name="T78"><text:s text:c="5"/>knn <text:s text:c="13"/>= 0,</text:span></text:p><text:p text:style-name="P105"><text:span text:style-name="T78"><text:s text:c="5"/>tau <text:s text:c="13"/>= -1,</text:span></text:p><text:p text:style-name="P105"><text:span text:style-name="T78"><text:s text:c="5"/>exclusionRadius <text:s/>= 0,</text:span></text:p><text:p text:style-name="P105"><text:span text:style-name="T78"><text:s text:c="5"/>seed <text:s text:c="12"/>= None,</text:span></text:p><text:p text:style-name="P105"><text:span text:style-name="T78"><text:s text:c="5"/>embedded <text:s text:c="8"/>= False,</text:span></text:p><text:p text:style-name="P105"><text:span text:style-name="T78"><text:s text:c="5"/>validLib <text:s text:c="8"/>= [],</text:span></text:p><text:p text:style-name="P105"><text:span text:style-name="T78"><text:s text:c="5"/>includeData <text:s text:c="5"/>= False,</text:span></text:p><text:p text:style-name="P105"><text:span text:style-name="T78"><text:s text:c="5"/>noTime <text:s text:c="10"/>= False,</text:span></text:p><text:p text:style-name="P105"><text:span text:style-name="T78"><text:s text:c="5"/>ignoreNan <text:s text:c="7"/>= True,</text:span></text:p><text:p text:style-name="P105"><text:span text:style-name="T78"><text:s text:c="5"/>mpMethod <text:s text:c="8"/>= None,</text:span></text:p><text:p text:style-name="P105"><text:span text:style-name="T78"><text:s text:c="5"/>sequential <text:s text:c="6"/>= False,</text:span></text:p><text:p text:style-name="P105"><text:span text:style-name="T78"><text:s text:c="5"/>verbose <text:s text:c="9"/>= False,</text:span></text:p><text:p text:style-name="P105"><text:span text:style-name="T78"><text:s text:c="5"/>showPlot <text:s text:c="8"/>= False,</text:span></text:p><text:p text:style-name="P105"><text:span text:style-name="T78"><text:s text:c="5"/>returnObject <text:s text:c="4"/>= False )</text:span></text:p><text:p/></draw:text-box></draw:frame></text:p>
      <text:p text:style-name="P149"/>
      <text:p text:style-name="P151"><text:span text:style-name="T149">R</text:span><text:span text:style-name="T98">eturn: </text:span></text:p>
      <text:p text:style-name="P152"><text:span text:style-name="T98">DataFrame with </text:span><text:span text:style-name="T151">LibSize</text:span><text:span text:style-name="T152">, </text:span><text:span text:style-name="T151">column:target</text:span><text:span text:style-name="T152"> and </text:span><text:span text:style-name="T151">target:colum</text:span><text:span text:style-name="T18">n</text:span><text:span text:style-name="T152"> </text:span><text:span text:style-name="T98">CCM correlations.</text:span></text:p>
      <text:p text:style-name="P153"/>
      <text:p text:style-name="P154"><text:span text:style-name="T153">If </text:span><text:span text:style-name="T154">includeDat</text:span><text:span text:style-name="T143">a</text:span><text:span text:style-name="T153"> is True, a </text:span><text:span text:style-name="T155">dict</text:span><text:span text:style-name="T154"> </text:span><text:span text:style-name="T153">is returned with the </text:span><text:span text:style-name="T154">LibMeans</text:span><text:span text:style-name="T153"> </text:span><text:span text:style-name="T143">DataFrame</text:span><text:span text:style-name="T98"> </text:span><text:span text:style-name="T153">, and a </text:span><text:span text:style-name="T143">DataFrame</text:span><text:span text:style-name="T98"> </text:span><text:span text:style-name="T156">with</text:span><text:span text:style-name="T153"> prediction statistics </text:span><text:span text:style-name="T157">of</text:span><text:span text:style-name="T153"> all predictions in </text:span><text:span text:style-name="T158">each</text:span><text:span text:style-name="T153"> ensemble. </text:span><text:span text:style-name="T159"><text:s text:c="2"/></text:span></text:p>
      <text:p text:style-name="P155"/>
      <text:p text:style-name="P148"><text:span text:style-name="T160">If there are</text:span><text:span text:style-name="T161"> multi</text:span><text:span text:style-name="T160">ple </text:span><text:span text:style-name="T143">col</text:span><text:span text:style-name="T85">umns</text:span><text:span text:style-name="T161"> </text:span><text:span text:style-name="T142">and </text:span><text:span text:style-name="T162">embedded</text:span><text:span text:style-name="T160"> is false</text:span><text:span text:style-name="T142">, </text:span><text:span text:style-name="T160">each </text:span><text:span text:style-name="T142">column</text:span><text:span text:style-name="T160"> is </text:span><text:span text:style-name="T161">time-delay embedded to dimension </text:span><text:span text:style-name="T163">E</text:span><text:span text:style-name="T161"> </text:span><text:span text:style-name="T142">creating an N-columns * E dimensional "mixed" embedding</text:span><text:span text:style-name="T160">. <text:s/>If </text:span><text:span text:style-name="T162">embedded</text:span><text:span text:style-name="T160"> is true, no time-delay embedding is done</text:span><text:span text:style-name="T142">, creating a multivariate embedding of the speficied columns. <text:s/>The same logic applies if multiple </text:span><text:span text:style-name="T148">target</text:span><text:span text:style-name="T142"> are specified for the "reverse" mapping. If </text:span><text:span text:style-name="T162">embedded</text:span><text:span text:style-name="T160"> is false</text:span><text:span text:style-name="T142">, </text:span><text:span text:style-name="T160">each </text:span><text:span text:style-name="T142">target</text:span><text:span text:style-name="T160"> is </text:span><text:span text:style-name="T161">time-delay embedded to dimension </text:span><text:span text:style-name="T163">E</text:span><text:span text:style-name="T161"> </text:span><text:span text:style-name="T142">creating an N-target * E dimensional "mixed" embedding cross mapped to the first </text:span><text:span text:style-name="T148">column</text:span><text:span text:style-name="T142"> as the cross map target</text:span><text:span text:style-name="T160">. <text:s/>If </text:span><text:span text:style-name="T162">embedded</text:span><text:span text:style-name="T160"> is true, no time-delay embedding is done</text:span><text:span text:style-name="T142">, creating a multivariate embedding of the speficied target(s).</text:span></text:p>
      <text:p text:style-name="P148"/>
      <text:p text:style-name="P148">Cross mappings are performed between <text:span text:style-name="T85">column : target</text:span>, and<text:span text:style-name="T145">,</text:span> <text:span text:style-name="T85">target : column</text:span> in separate <text:span text:style-name="T6">multiprocessing </text:span><text:span text:style-name="T164">instances. If additional </text:span><text:span text:style-name="T6">multiprocessing is applied, halve the number of processors. </text:span></text:p>
      <text:p text:style-name="P156"/>
      <text:p text:style-name="P157">The <text:span text:style-name="T18">CCM_Matrix.py</text:span> application in <text:span text:style-name="T18">apps/</text:span> uses <text:span text:style-name="T18">ProcessPoolExecutor</text:span> to process parallelize CCM. All dataFrame columns are cross mapped to all others. A convergence metric is computed based on linear slope of the <text:span text:style-name="T18">CCM( libSize )</text:span>. </text:p>
      <text:p text:style-name="P156"><text:soft-page-break/></text:p>
      <text:p text:style-name="P156"/>
      <text:p text:style-name="P156"/>
      <text:p text:style-name="P156"/>
      <text:p text:style-name="P115">Parameters</text:p>
      <text:p text:style-name="P115"/>
      <text:p text:style-name="P158"><text:span text:style-name="T165">The </text:span><text:span text:style-name="T143">libSizes</text:span> <text:span text:style-name="T166">parameter </text:span><text:span text:style-name="T167">is </text:span><text:span text:style-name="T164">list of library sizes or </text:span><text:span text:style-name="T167">a string of whitespace or comma separated library sizes. <text:s/>If the </text:span><text:span text:style-name="T164">list</text:span><text:span text:style-name="T167"> has 3 values, and, if the third value is less than the second value, the three values are interpreted as a sequence generator specifying</text:span> "start stop increment" row values, i.e. "10 80 10" will evaluate library sizes from 10 to 80 in increments of 10.</text:p>
      <text:p text:style-name="P159"/>
      <text:p text:style-name="P160">If<text:span text:style-name="T85"> </text:span><text:span text:style-name="T90">noTime </text:span><text:span text:style-name="T85">= </text:span><text:span text:style-name="T90">Fals</text:span><text:span text:style-name="T85">e</text:span>, <text:span text:style-name="T19">the first column of the input DataFrame or .csv file must be an index or time column. </text:span>If<text:span text:style-name="T85"> </text:span><text:span text:style-name="T90">noTime </text:span><text:span text:style-name="T85">= </text:span><text:span text:style-name="T90">Tru</text:span><text:span text:style-name="T85">e</text:span> <text:span text:style-name="T19">an index or time column is not required. </text:span></text:p>
      <text:p text:style-name="P160"/>
      <text:p text:style-name="P161"><text:span text:style-name="T168">MpMethod</text:span><text:span text:style-name="T169"> is the multiprocessing start method. </text:span><text:span text:style-name="T170">s</text:span><text:span text:style-name="T171">equential </text:span><text:span text:style-name="T169">is a flag to disable multiprocessing and run the two cross maps sequentially. </text:span></text:p>
      <text:p text:style-name="P162"/>
      <text:p text:style-name="P163">Note: The entire <text:span text:style-name="T172">prediction vector</text:span> is used in the Simplex prediction at each library<text:span text:style-name="T173"> subset</text:span> size. </text:p>
      <text:h text:style-name="P164" text:outline-level="2"><text:bookmark-start text:name="__RefHeading___Toc2294_1242191095"/>Multiview<text:bookmark-end text:name="__RefHeading___Toc2294_1242191095"/></text:h>
      <text:p text:style-name="P165"><text:span text:style-name="T174">Multiview embedding and forecasting of</text:span> DataFrame <text:span text:style-name="T175">columns</text:span>. <text:s/></text:p>
      <text:p text:style-name="P165"/>
      <text:p text:style-name="P166"><draw:frame text:anchor-type="paragraph" draw:z-index="3" draw:name="Text Frame 5" draw:style-name="gr5" draw:text-style-name="P167" svg:width="3.8748in" svg:height="3.7823in" svg:x="1.2898in" svg:y="0.0618in"><draw:text-box><text:p/><text:p text:style-name="P105"><text:span text:style-name="T78">Multiview( dataFrame <text:s text:c="6"/>= None,</text:span></text:p><text:p text:style-name="P105"><text:span text:style-name="T78"><text:s text:c="11"/>columns <text:s text:c="8"/>= "",</text:span></text:p><text:p text:style-name="P105"><text:span text:style-name="T78"><text:s text:c="11"/>target <text:s text:c="9"/>= "",</text:span></text:p><text:p text:style-name="P105"><text:span text:style-name="T78"><text:s text:c="11"/>lib <text:s text:c="12"/>= "",</text:span></text:p><text:p text:style-name="P105"><text:span text:style-name="T78"><text:s text:c="11"/>pred <text:s text:c="11"/>= "",</text:span></text:p><text:p text:style-name="P105"><text:span text:style-name="T78"><text:s text:c="11"/>D <text:s text:c="14"/>= 0, </text:span></text:p><text:p text:style-name="P105"><text:span text:style-name="T78"><text:s text:c="11"/>E <text:s text:c="14"/>= 1, </text:span></text:p><text:p text:style-name="P105"><text:span text:style-name="T78"><text:s text:c="11"/>Tp <text:s text:c="13"/>= 1,</text:span></text:p><text:p text:style-name="P105"><text:span text:style-name="T78"><text:s text:c="11"/>knn <text:s text:c="12"/>= 0,</text:span></text:p><text:p text:style-name="P105"><text:span text:style-name="T78"><text:s text:c="11"/>tau <text:s text:c="12"/>= -1,</text:span></text:p><text:p text:style-name="P105"><text:span text:style-name="T78"><text:s text:c="11"/>multiview <text:s text:c="6"/>= 0,</text:span></text:p><text:p text:style-name="P105"><text:span text:style-name="T78"><text:s text:c="11"/>exclusionRadius = 0,</text:span></text:p><text:p text:style-name="P105"><text:span text:style-name="T78"><text:s text:c="11"/>trainLib <text:s text:c="7"/>= True,</text:span></text:p><text:p text:style-name="P105"><text:span text:style-name="T78"><text:s text:c="11"/>excludeTarget <text:s text:c="2"/>= False,</text:span></text:p><text:p text:style-name="P105"><text:span text:style-name="T78"><text:s text:c="11"/>noTime <text:s text:c="9"/>= False,</text:span></text:p><text:p text:style-name="P105"><text:span text:style-name="T78"><text:s text:c="11"/>ignoreNan <text:s text:c="6"/>= True,</text:span></text:p><text:p text:style-name="P105"><text:span text:style-name="T78"><text:s text:c="11"/>verbose <text:s text:c="8"/>= False,</text:span></text:p><text:p text:style-name="P105"><text:span text:style-name="T78"><text:s text:c="11"/>numProcess <text:s text:c="5"/>= 4,</text:span></text:p><text:p text:style-name="P105"><text:span text:style-name="T78"><text:s text:c="11"/>mpMethod <text:s text:c="7"/>= None,</text:span></text:p><text:p text:style-name="P105"><text:span text:style-name="T78"><text:s text:c="11"/>chunksize <text:s text:c="6"/>= 1,</text:span></text:p><text:p text:style-name="P105"><text:span text:style-name="T78"><text:s text:c="11"/>showPlot <text:s text:c="7"/>= False,</text:span></text:p><text:p text:style-name="P105"><text:span text:style-name="T78"><text:s text:c="11"/>returnObject <text:s text:c="3"/>= False )</text:span></text:p></draw:text-box></draw:frame>Return: </text:p>
      <text:p text:style-name="P168"><text:span text:style-name="T176">dic</text:span><text:span text:style-name="T18">t {</text:span><text:span text:style-name="T176"> View <text:s text:c="7"/>: </text:span><text:span text:style-name="T18">DataFrame</text:span><text:span text:style-name="T176">,</text:span></text:p>
      <text:p text:style-name="P169"><text:s text:c="4"/><text:span text:style-name="T177"><text:s text:c="3"/></text:span>Predictions<text:span text:style-name="T177"> : </text:span>DataFrame <text:span text:style-name="T111">}</text:span></text:p>
      <text:p text:style-name="P170"/>
      <text:p text:style-name="P171">The <text:span text:style-name="T178">Pre</text:span><text:span text:style-name="T179">dictions</text:span><text:span text:style-name="T18"> DataFrame</text:span> has <text:span text:style-name="T180">4</text:span> columns <text:s/>"Time", "Observations", "Predictions", “<text:span text:style-name="T180">Pred_Variance”</text:span>. </text:p>
      <text:p text:style-name="P171"/>
      <text:p text:style-name="P172"><text:span text:style-name="T109">The </text:span><text:span text:style-name="T181">View</text:span><text:span text:style-name="T182"> </text:span><text:span text:style-name="T18">DataFrame</text:span><text:span text:style-name="T109"> will have </text:span><text:span text:style-name="T183">4</text:span><text:span text:style-name="T109"> columns. <text:s/>The first column </text:span><text:span text:style-name="T183">are tuples of column names for each multiview.</text:span><text:span text:style-name="T109"> <text:s/>The </text:span><text:span text:style-name="T14">following</text:span><text:span text:style-name="T109"> three columns are "rho", "MAE", <text:s/>"RMSE" corresponding to the prediction Pearson correlation, maximum absolute error and root mean square error. </text:span></text:p>
      <text:p text:style-name="P173"/>
      <text:p text:style-name="P173"/>
      <text:p text:style-name="P174">Parameters</text:p>
      <text:p text:style-name="P175"/>
      <text:p text:style-name="P176"><text:span text:style-name="T184">D</text:span> represents the number of variables to combine for each<text:span text:style-name="T185"> </text:span>assessment, if not specified, it is the number of columns.</text:p>
      <text:p text:style-name="P177"/>
      <text:p text:style-name="P176"><text:span text:style-name="T184">E</text:span> is the embedding dimension of each variable. <text:span text:style-name="T185"><text:s/></text:span>If <text:span text:style-name="T186">E = 1</text:span>, no time delay embedding is done.</text:p>
      <text:p text:style-name="P177"/>
      <text:p text:style-name="P177"><text:span text:style-name="T187">m</text:span><text:span text:style-name="T188">ultiview</text:span> is the number of top-ranked D-dimensional predictions<text:span text:style-name="T185"> </text:span>to average for the final prediction. Corresponds to parameter k in Ye &amp; Sugihara with default k = sqrt(<text:span text:style-name="T185">C</text:span>) where <text:span text:style-name="T185">C</text:span> is the number of combinations C(n,D) available from the<text:span text:style-name="T185"> embedding</text:span> columns taken D at-a-time. </text:p>
      <text:p text:style-name="P177"/>
      <text:p text:style-name="P178"><text:soft-page-break/><text:span text:style-name="T189">trainLi</text:span><text:span text:style-name="T88">b</text:span> <text:span text:style-name="T190">specifies whether projections used to rank the column combinations are done in-sample (pred = lib, the default), or, using the lib and pred specified as input options (</text:span><text:span text:style-name="T191">trainLi</text:span><text:span text:style-name="T123">b</text:span><text:span text:style-name="T191"> </text:span><text:span text:style-name="T192">F</text:span><text:span text:style-name="T191">alse</text:span><text:span text:style-name="T189">).</text:span></text:p>
      <text:p text:style-name="P179"/>
      <text:p text:style-name="P180"><text:span text:style-name="T88">lib</text:span> and <text:span text:style-name="T88">pred</text:span> specify <text:span text:style-name="T89">[start, stop] </text:span>row indices of the input data for the library and predictions.</text:p>
      <text:p text:style-name="P181"/>
      <text:p text:style-name="P182"><text:span text:style-name="T109">If </text:span><text:span text:style-name="T187">knn</text:span><text:span text:style-name="T109"> is not specified, it is set equal to </text:span><text:span text:style-name="T193">D</text:span><text:span text:style-name="T194">+1</text:span><text:span text:style-name="T109">.</text:span></text:p>
      <text:p text:style-name="P141"/>
      <text:p text:style-name="P161"><text:span text:style-name="T195">num</text:span><text:span text:style-name="T196">Proces</text:span><text:span text:style-name="T195">s</text:span><text:span text:style-name="T197"> defines the number o</text:span><text:span text:style-name="T175">f multiprocessing instances</text:span><text:span text:style-name="T197">.</text:span><text:span text:style-name="T198"> </text:span><text:span text:style-name="T199">MpMethod</text:span><text:span text:style-name="T169"> is the multiprocessing start method, </text:span><text:span text:style-name="T199">chunksize</text:span><text:span text:style-name="T169"> the process pool chunksize. </text:span></text:p>
      <text:p text:style-name="P182"/>
      <text:p text:style-name="P183"><text:span text:style-name="T98">If</text:span><text:span text:style-name="T85"> </text:span><text:span text:style-name="T133">noTime </text:span><text:span text:style-name="T18">= </text:span><text:span text:style-name="T133">Fals</text:span><text:span text:style-name="T18">e</text:span><text:span text:style-name="T98">, </text:span><text:span text:style-name="T105">the first column of the input DataFrame or .csv file must be an index or time column. </text:span><text:span text:style-name="T98">If</text:span><text:span text:style-name="T85"> </text:span><text:span text:style-name="T133">noTime </text:span><text:span text:style-name="T18">= </text:span><text:span text:style-name="T133">Tru</text:span><text:span text:style-name="T18">e</text:span><text:span text:style-name="T98"> </text:span><text:span text:style-name="T105">an index or time column is not required. </text:span></text:p>
      <text:h text:style-name="P110" text:outline-level="2"><text:bookmark-start text:name="__RefHeading___Toc411_1080881465"/>EmbedDimension<text:bookmark-end text:name="__RefHeading___Toc411_1080881465"/></text:h>
      <text:p text:style-name="P184"/>
      <text:p text:style-name="P185">Evaluate Simplex prediction skill for embedding dimensions from 1 to <text:span text:style-name="T200">maxE</text:span>. <text:s/></text:p>
      <text:p text:style-name="P185"><draw:frame text:anchor-type="paragraph" draw:z-index="4" draw:name="Text Frame 6" draw:style-name="gr6" draw:text-style-name="P167" svg:width="4.2331in" svg:height="3.2579in" svg:x="0.8909in" svg:y="0.1516in"><draw:text-box><text:p/><text:p text:style-name="P105"><text:span text:style-name="T201">EmbedDimension( dataFrame <text:s text:c="6"/>= None,</text:span></text:p><text:p text:style-name="P105"><text:span text:style-name="T201"><text:s text:c="16"/>columns <text:s text:c="8"/>= "",</text:span></text:p><text:p text:style-name="P105"><text:span text:style-name="T201"><text:s text:c="16"/>target <text:s text:c="9"/>= "",</text:span></text:p><text:p text:style-name="P105"><text:span text:style-name="T201"><text:s text:c="16"/>maxE <text:s text:c="11"/>= 10,</text:span></text:p><text:p text:style-name="P105"><text:span text:style-name="T201"><text:s text:c="16"/>lib <text:s text:c="12"/>= "",</text:span></text:p><text:p text:style-name="P105"><text:span text:style-name="T201"><text:s text:c="16"/>pred <text:s text:c="11"/>= "",</text:span></text:p><text:p text:style-name="P105"><text:span text:style-name="T201"><text:s text:c="16"/>Tp <text:s text:c="13"/>= 1,</text:span></text:p><text:p text:style-name="P105"><text:span text:style-name="T201"><text:s text:c="16"/>tau <text:s text:c="12"/>= -1,</text:span></text:p><text:p text:style-name="P105"><text:span text:style-name="T201"><text:s text:c="16"/>exclusionRadius = 0,</text:span></text:p><text:p text:style-name="P105"><text:span text:style-name="T201"><text:s text:c="16"/>embedded <text:s text:c="7"/>= False,</text:span></text:p><text:p text:style-name="P105"><text:span text:style-name="T201"><text:s text:c="16"/>validLib <text:s text:c="7"/>= [],</text:span></text:p><text:p text:style-name="P105"><text:span text:style-name="T201"><text:s text:c="16"/>noTime <text:s text:c="9"/>= False,</text:span></text:p><text:p text:style-name="P105"><text:span text:style-name="T201"><text:s text:c="16"/>ignoreNan <text:s text:c="6"/>= True,</text:span></text:p><text:p text:style-name="P105"><text:span text:style-name="T201"><text:s text:c="16"/>verbose <text:s text:c="8"/>= False,</text:span></text:p><text:p text:style-name="P105"><text:span text:style-name="T201"><text:s text:c="16"/>numProcess <text:s text:c="5"/>= 4,</text:span></text:p><text:p text:style-name="P105"><text:span text:style-name="T201"><text:s text:c="16"/>mpMethod <text:s text:c="7"/>= None,</text:span></text:p><text:p text:style-name="P105"><text:span text:style-name="T201"><text:s text:c="16"/>chunksize <text:s text:c="6"/>= 1,</text:span></text:p><text:p text:style-name="P105"><text:span text:style-name="T201"><text:s text:c="16"/>showPlot <text:s text:c="7"/>= True )</text:span></text:p></draw:text-box></draw:frame></text:p>
      <text:p text:style-name="P185"><text:span text:style-name="T198">Return:</text:span> <text:span text:style-name="T202">DataFrame</text:span> <text:span text:style-name="T198">with</text:span> columns "E" and "rho". <text:s/></text:p>
      <text:p text:style-name="P184"/>
      <text:p text:style-name="P186">Note: <text:span text:style-name="T24">Python multiprocessing is used to process parallelize over the </text:span><text:span text:style-name="T173">embedding dimensions from 1 to </text:span><text:span text:style-name="T200">maxE.</text:span> <text:span text:style-name="T85">n</text:span><text:span text:style-name="T195">um</text:span><text:span text:style-name="T25">Process</text:span> defines the number of <text:span text:style-name="T198">multiprocessing instances. </text:span><text:span text:style-name="T203">MpMethod</text:span><text:span text:style-name="T169"> is the multiprocessing start method, </text:span><text:span text:style-name="T203">chunksize</text:span><text:span text:style-name="T169"> the process pool chunksize. </text:span></text:p>
      <text:p text:style-name="P187"/>
      <text:p text:style-name="P188"/>
      <text:p text:style-name="P189"/>
      <text:p text:style-name="P190"/>
      <text:p text:style-name="P190"/>
      <text:h text:style-name="P110" text:outline-level="2"><text:bookmark-start text:name="__RefHeading___Toc413_1080881465"/>PredictInterval<text:bookmark-end text:name="__RefHeading___Toc413_1080881465"/></text:h>
      <text:p text:style-name="P184"/>
      <text:p text:style-name="P185">Evaluate Simplex prediction skill for forecast intervals from 1 to <text:span text:style-name="T200">maxTp</text:span>. <text:s/></text:p>
      <text:p text:style-name="P185"><draw:frame text:anchor-type="paragraph" draw:z-index="5" draw:name="Text Frame 7" draw:style-name="gr7" draw:text-style-name="P167" svg:width="4.3579in" svg:height="3.2004in" svg:x="1.089in" svg:y="0.1898in"><draw:text-box><text:p/><text:p text:style-name="P105"><text:span text:style-name="T201">PredictInterval( dataFrame <text:s text:c="6"/>= None,</text:span></text:p><text:p text:style-name="P105"><text:span text:style-name="T201"><text:s text:c="17"/>columns <text:s text:c="8"/>= "",</text:span></text:p><text:p text:style-name="P105"><text:span text:style-name="T201"><text:s text:c="17"/>target <text:s text:c="9"/>= "",</text:span></text:p><text:p text:style-name="P105"><text:span text:style-name="T201"><text:s text:c="17"/>lib <text:s text:c="12"/>= "",</text:span></text:p><text:p text:style-name="P105"><text:span text:style-name="T201"><text:s text:c="17"/>pred <text:s text:c="11"/>= "",</text:span></text:p><text:p text:style-name="P105"><text:span text:style-name="T201"><text:s text:c="17"/>maxTp <text:s text:c="10"/>= 10,</text:span></text:p><text:p text:style-name="P105"><text:span text:style-name="T201"><text:s text:c="17"/>E <text:s text:c="14"/>= 1,</text:span></text:p><text:p text:style-name="P105"><text:span text:style-name="T201"><text:s text:c="17"/>tau <text:s text:c="12"/>= -1,</text:span></text:p><text:p text:style-name="P105"><text:span text:style-name="T201"><text:s text:c="17"/>exclusionRadius = 0,</text:span></text:p><text:p text:style-name="P105"><text:span text:style-name="T201"><text:s text:c="17"/>embedded <text:s text:c="7"/>= False,</text:span></text:p><text:p text:style-name="P105"><text:span text:style-name="T201"><text:s text:c="17"/>validLib <text:s text:c="7"/>= [],</text:span></text:p><text:p text:style-name="P105"><text:span text:style-name="T201"><text:s text:c="17"/>noTime <text:s text:c="9"/>= False,</text:span></text:p><text:p text:style-name="P105"><text:span text:style-name="T201"><text:s text:c="17"/>ignoreNan <text:s text:c="6"/>= True,</text:span></text:p><text:p text:style-name="P105"><text:span text:style-name="T201"><text:s text:c="17"/>verbose <text:s text:c="8"/>= False,</text:span></text:p><text:p text:style-name="P105"><text:span text:style-name="T201"><text:s text:c="17"/>numProcess <text:s text:c="5"/>= 4,</text:span></text:p><text:p text:style-name="P105"><text:span text:style-name="T201"><text:s text:c="17"/>mpMethod <text:s text:c="7"/>= None,</text:span></text:p><text:p text:style-name="P105"><text:span text:style-name="T201"><text:s text:c="17"/>chunksize <text:s text:c="6"/>= 1,</text:span></text:p><text:p text:style-name="P105"><text:span text:style-name="T201"><text:s text:c="17"/>showPlot <text:s text:c="7"/>= True)</text:span></text:p></draw:text-box></draw:frame></text:p>
      <text:p text:style-name="P185"><text:span text:style-name="T198">Return:</text:span> <text:span text:style-name="T143">DataFrame</text:span> <text:span text:style-name="T198">with</text:span> columns "Tp" and "rho". </text:p>
      <text:p text:style-name="P191"/>
      <text:p text:style-name="P161"><text:span text:style-name="T204">Note: </text:span><text:span text:style-name="T24">Python multiprocessing is used to process parallelize over the</text:span><text:span text:style-name="T173"> forecast intervals from 1 to </text:span><text:span text:style-name="T200">maxTp.</text:span><text:span text:style-name="T204"> </text:span><text:span text:style-name="T205">n</text:span><text:span text:style-name="T206">um</text:span><text:span text:style-name="T207">Process</text:span><text:span text:style-name="T204"> defines the number of </text:span><text:span text:style-name="T198">multiprocessing instances. </text:span><text:span text:style-name="T168">MpMethod</text:span><text:span text:style-name="T169"> is the multiprocessing start method, </text:span><text:span text:style-name="T168">chunksize</text:span><text:span text:style-name="T169"> the process pool chunksize. </text:span></text:p>
      <text:p text:style-name="P192"/>
      <text:p text:style-name="P193"/>
      <text:p text:style-name="P193"/>
      <text:p text:style-name="P140"/>
      <text:p text:style-name="P189"/>
      <text:p text:style-name="P190"/>
      <text:h text:style-name="P110" text:outline-level="2"><text:bookmark-start text:name="__RefHeading___Toc415_1080881465"/>PredictNonlinear<text:bookmark-end text:name="__RefHeading___Toc415_1080881465"/></text:h>
      <text:p text:style-name="P185">Evaluate SMap prediction skill for locali<text:span text:style-name="T198">z</text:span>ation parameter <text:span text:style-name="T208">θ</text:span>. <text:s/></text:p>
      <text:p text:style-name="P185"/>
      <text:p text:style-name="P185"><draw:frame text:anchor-type="paragraph" draw:z-index="6" draw:name="Text Frame 8" draw:style-name="gr8" draw:text-style-name="P167" svg:width="4.4307in" svg:height="3.728in" svg:x="0.9575in" svg:y="0.0909in"><draw:text-box><text:p/><text:p text:style-name="P105"><text:span text:style-name="T201">PredictNonlinear( dataFrame <text:s text:c="6"/>= None,</text:span></text:p><text:p text:style-name="P105"><text:span text:style-name="T201"><text:s text:c="18"/>columns <text:s text:c="8"/>= "",</text:span></text:p><text:p text:style-name="P105"><text:span text:style-name="T201"><text:s text:c="18"/>target <text:s text:c="9"/>= "",</text:span></text:p><text:p text:style-name="P105"><text:span text:style-name="T201"><text:s text:c="18"/>theta <text:s text:c="10"/>= None,</text:span></text:p><text:p text:style-name="P105"><text:span text:style-name="T201"><text:s text:c="18"/>lib <text:s text:c="12"/>= "",</text:span></text:p><text:p text:style-name="P105"><text:span text:style-name="T201"><text:s text:c="18"/>pred <text:s text:c="11"/>= "",</text:span></text:p><text:p text:style-name="P105"><text:span text:style-name="T201"><text:s text:c="18"/>E <text:s text:c="14"/>= 1,</text:span></text:p><text:p text:style-name="P105"><text:span text:style-name="T201"><text:s text:c="18"/>Tp <text:s text:c="13"/>= 1,</text:span></text:p><text:p text:style-name="P105"><text:span text:style-name="T201"><text:s text:c="18"/>knn <text:s text:c="12"/>= 0,</text:span></text:p><text:p text:style-name="P105"><text:span text:style-name="T201"><text:s text:c="18"/>tau <text:s text:c="12"/>= -1,</text:span></text:p><text:p text:style-name="P105"><text:span text:style-name="T201"><text:s text:c="18"/>exclusionRadius = 0,</text:span></text:p><text:p text:style-name="P105"><text:span text:style-name="T201"><text:s text:c="18"/>solver <text:s text:c="9"/>= None,</text:span></text:p><text:p text:style-name="P105"><text:span text:style-name="T201"><text:s text:c="18"/>embedded <text:s text:c="7"/>= False,</text:span></text:p><text:p text:style-name="P105"><text:span text:style-name="T201"><text:s text:c="18"/>validLib <text:s text:c="7"/>= [],</text:span></text:p><text:p text:style-name="P105"><text:span text:style-name="T201"><text:s text:c="18"/>noTime <text:s text:c="9"/>= False,</text:span></text:p><text:p text:style-name="P105"><text:span text:style-name="T201"><text:s text:c="18"/>ignoreNan <text:s text:c="6"/>= True,</text:span></text:p><text:p text:style-name="P105"><text:span text:style-name="T201"><text:s text:c="18"/>verbose <text:s text:c="8"/>= False,</text:span></text:p><text:p text:style-name="P105"><text:span text:style-name="T201"><text:s text:c="18"/>numProcess <text:s text:c="5"/>= 4,</text:span></text:p><text:p text:style-name="P105"><text:span text:style-name="T201"><text:s text:c="18"/>mpMethod <text:s text:c="7"/>= None,</text:span></text:p><text:p text:style-name="P105"><text:span text:style-name="T201"><text:s text:c="18"/>chunksize <text:s text:c="6"/>= 1,</text:span></text:p><text:p text:style-name="P105"><text:span text:style-name="T201"><text:s text:c="18"/>showPlot <text:s text:c="7"/>= True )</text:span></text:p></draw:text-box></draw:frame></text:p>
      <text:p text:style-name="P185"><text:span text:style-name="T198">Return: </text:span><text:s/><text:span text:style-name="T143">DataFrame </text:span><text:span text:style-name="T209">with</text:span> columns "<text:span text:style-name="T210">theta</text:span>" and "rho".</text:p>
      <text:p text:style-name="P191"/>
      <text:p text:style-name="P194">If <text:span text:style-name="T85">knn</text:span> is not specified, it is set equal to <text:span text:style-name="T61">the library size. <text:s/>If </text:span><text:span text:style-name="T85">knn</text:span><text:span text:style-name="T61"> is specified, it must be greater than </text:span><text:span text:style-name="T95">E</text:span>.</text:p>
      <text:p text:style-name="P194"/>
      <text:p text:style-name="P195">Default <text:span text:style-name="T18">theta</text:span> values : <text:span text:style-name="T18">[0.01, 0.1, 0.3, 0.5, 0.75, 1, 1.5, 2, 3, 4, 5, 6, 7, 8, 9]</text:span></text:p>
      <text:p text:style-name="P191"/>
      <text:p text:style-name="P196">Note: <text:span text:style-name="T24">Python multiprocessing is used to process parallelize over the</text:span><text:span text:style-name="T173"> locali</text:span><text:span text:style-name="T198">z</text:span><text:span text:style-name="T173">ation parameter </text:span><text:span text:style-name="T211">theta</text:span><text:span text:style-name="T200">.</text:span> <text:span text:style-name="T18">n</text:span><text:span text:style-name="T206">um</text:span><text:span text:style-name="T207">Process</text:span> defines the number of <text:span text:style-name="T198">multiprocessing instances. </text:span><text:span text:style-name="T203">MpMethod</text:span><text:span text:style-name="T169"> is the multiprocessing start method, </text:span><text:span text:style-name="T203">chunksize</text:span><text:span text:style-name="T169"> the process pool chunksize. </text:span></text:p>
      <text:p text:style-name="P189"/>
      <text:p text:style-name="P190"/>
      <text:h text:style-name="P197" text:outline-level="2"><text:bookmark-start text:name="__RefHeading___Toc8380_3236559471"/>ComputeError<text:bookmark-end text:name="__RefHeading___Toc8380_3236559471"/></text:h>
      <text:p text:style-name="P198"/>
      <text:p text:style-name="P198">Compute Pearson correlation coefficient, maximum absolute error (MAE), <text:span text:style-name="T7">cumulative absolute error (CAE)</text:span> and root mean square error (RMSE) between two vectors. <text:span text:style-name="T212">A minimum of 5 data points is required. Any </text:span><text:span text:style-name="T213">nan</text:span><text:span text:style-name="T212"> will be removed. </text:span></text:p>
      <text:p text:style-name="P198"/>
      <text:p text:style-name="P198"><draw:frame text:anchor-type="paragraph" draw:z-index="7" draw:name="Text Frame 9" draw:style-name="gr9" draw:text-style-name="P167" svg:width="4.0012in" svg:height="0.548in" svg:x="1.6181in" svg:y="0.0457in"><draw:text-box><text:p><text:span text:style-name="T214"/></text:p><text:p><text:span text:style-name="T214"><text:s text:c="2"/></text:span><text:span text:style-name="T215"><text:s/>ComputeError( obsIn, predIn, digits = 6 )</text:span></text:p></draw:text-box></draw:frame></text:p>
      <text:p text:style-name="P198"/>
      <text:p text:style-name="P199">Return: </text:p>
      <text:p text:style-name="P200"><text:span text:style-name="T216">dic</text:span>t { rho<text:span text:style-name="T216"> <text:s/>: <text:s/></text:span>double,</text:p>
      <text:p text:style-name="P201"><text:s text:c="4"/><text:span text:style-name="T216"><text:s text:c="3"/></text:span>MAE<text:span text:style-name="T216"> <text:s/>: <text:s/>double,</text:span></text:p>
      <text:p text:style-name="P201"><text:s text:c="4"/><text:span text:style-name="T216"><text:s text:c="3"/></text:span><text:span text:style-name="T7">C</text:span>AE<text:span text:style-name="T216"> <text:s/>: <text:s/>double,</text:span></text:p>
      <text:p text:style-name="P201"><text:s text:c="7"/>RMSE<text:span text:style-name="T216"> : <text:s/></text:span>doubl<text:span text:style-name="T216">e, <text:s/></text:span>}</text:p>
      <text:p text:style-name="P202"/>
      <text:p text:style-name="P203"/>
      <text:h text:style-name="P204" text:outline-level="2"><text:bookmark-start text:name="__RefHeading___Toc2851_1093955061"/>SurrogateDat<text:span text:style-name="T217">a</text:span><text:bookmark-end text:name="__RefHeading___Toc2851_1093955061"/></text:h>
      <text:p text:style-name="P205"><text:span text:style-name="T75">Generate surrogate data using one of three methods. </text:span><text:span text:style-name="T218"><text:s/></text:span></text:p>
      <text:p text:style-name="P206"><draw:frame text:anchor-type="paragraph" draw:z-index="8" draw:name="Text Frame 10" draw:style-name="gr10" draw:text-style-name="P207" svg:width="4.4094in" svg:height="1.4453in" svg:x="1.3472in" svg:y="0.148in"><draw:text-box><text:p><text:span text:style-name="T18"/></text:p><text:p text:style-name="P105"><text:span text:style-name="T219">SurrogateData( dataFrame <text:s text:c="4"/>= None,</text:span></text:p><text:p text:style-name="P105"><text:span text:style-name="T219"><text:s text:c="15"/>column <text:s text:c="7"/>= None,</text:span></text:p><text:p text:style-name="P105"><text:span text:style-name="T219"><text:s text:c="15"/>method <text:s text:c="7"/>= 'ebisuzaki',</text:span></text:p><text:p text:style-name="P105"><text:span text:style-name="T219"><text:s text:c="15"/>numSurrogates = 10,</text:span></text:p><text:p text:style-name="P105"><text:span text:style-name="T219"><text:s text:c="15"/>alpha <text:s text:c="8"/>= None,</text:span></text:p><text:p text:style-name="P105"><text:span text:style-name="T219"><text:s text:c="15"/>smooth <text:s text:c="7"/>= 0.8,</text:span></text:p><text:p text:style-name="P105"><text:span text:style-name="T219"><text:s text:c="15"/>outputFile <text:s text:c="3"/>= None )</text:span></text:p></draw:text-box></draw:frame>Return:</text:p>
      <text:p text:style-name="P208"><text:span text:style-name="T18">DataFrame</text:span> with <text:span text:style-name="T18">numSurrogates + 1</text:span> columns. First column is time vector from the input dataFrame. Remaining <text:s/><text:span text:style-name="T18">numSurrogates</text:span> columns are the surrogate data with column names appended with <text:span text:style-name="T18">_1, _2</text:span>… for each surrogate. </text:p>
      <text:p text:style-name="P206"/>
      <text:p text:style-name="P209">Parameters</text:p>
      <text:p text:style-name="P205"/>
      <text:p text:style-name="P210"><text:span text:style-name="T18">method</text:span> :</text:p>
      <text:p text:style-name="P211"><text:span text:style-name="T75">1)</text:span> <text:s/>random_shuffle</text:p>
      <text:p text:style-name="P212">Sample the data with a uniform distribution.</text:p>
      <text:p text:style-name="P211"/>
      <text:p text:style-name="P211"><text:span text:style-name="T75">2)</text:span> ebisuzaki</text:p>
      <text:p text:style-name="P212">A Method to Estimate the Statistical Significance<text:span text:style-name="T75"> </text:span>of a Correlation When the Data Are Serially Correlated. <text:s/><text:span text:style-name="T220">J</text:span>ournal of Climate. </text:p>
      <text:p text:style-name="P212"><text:a xlink:type="simple" xlink:href="https://doi.org/10.1175/1520-0442(1997)010%3C2147:AMTETS%3E2.0.CO;2" text:style-name="Internet_20_link" text:visited-style-name="Visited_20_Internet_20_Link"><text:span text:style-name="T221">https://doi.org/10.1175/1520-0442(1997)010&lt;2147:AMTETS&gt;2.0.CO;2</text:span></text:a></text:p>
      <text:p text:style-name="P212"/>
      <text:p text:style-name="P212">Presumes data are serially correlated with low pass coherence. <text:s/><text:span text:style-name="T220">The method implements </text:span>"<text:span text:style-name="T220">r</text:span>esampling in the frequency domain. This procedure will not preserve the distribution of values but rather the power spectrum (periodogram). The advantage of preserving the power spectrum is that resampled series<text:span text:style-name="T75"> </text:span>retains the same autocorrelation as the original series."</text:p>
      <text:p text:style-name="P211"/>
      <text:p text:style-name="P211"><text:span text:style-name="T75">3) </text:span>seasonal</text:p>
      <text:p text:style-name="P213"><text:span text:style-name="T222">Presume a smoothing spline represents the seasonal trend.</text:span><text:span text:style-name="T75"> </text:span><text:span text:style-name="T223"><text:s/>The </text:span><text:span text:style-name="T224">smooth</text:span><text:span text:style-name="T223"> </text:span><text:span text:style-name="T225">parameter </text:span><text:span text:style-name="T223">can range from 0 to 1. <text:s/>See </text:span><text:a xlink:type="simple" xlink:href="https://docs.scipy.org/doc/scipy/reference/generated/scipy.interpolate.UnivariateSpline.html" text:style-name="Internet_20_link" text:visited-style-name="Visited_20_Internet_20_Link">scipy.interpolate.UnivariateSpline</text:a><text:span text:style-name="T223"> parameter </text:span><text:span text:style-name="T226">s</text:span><text:span text:style-name="T223">. </text:span></text:p>
      <text:p text:style-name="P214"/>
      <text:p text:style-name="P214">Each surrogate is a summation of the trend, resampled residuals,<text:span text:style-name="T75"> </text:span>and possibly additive Gaussian noise. Default noise has a standard<text:span text:style-name="T223"> </text:span>deviation <text:span text:style-name="T223">(alpha) </text:span>that is the data range / 5.</text:p>
      <text:p text:style-name="P205"/>
      <text:p text:style-name="P205">Note: <text:s/><text:span text:style-name="T75">It is presumed the first column of the dataFrame is a time vector. <text:s/>It is set as the first column of the returned DataFrame</text:span><text:span text:style-name="T218">. </text:span></text:p>
      <text:p text:style-name="P215"/>
      <text:p text:style-name="P64"/>
      <text:p text:style-name="Standard"/>
      <text:h text:style-name="Heading_20_1" text:outline-level="1"><text:bookmark-start text:name="__RefHeading___Toc417_1080881465"/>Application Notes<text:bookmark-end text:name="__RefHeading___Toc417_1080881465"/></text:h>
      <text:p text:style-name="P216"/>
      <text:p text:style-name="P58"><text:span text:style-name="T227">I</text:span><text:span text:style-name="T49">nput </text:span><text:span text:style-name="T228">data </text:span><text:span text:style-name="T49">files are</text:span><text:span text:style-name="T229"> Pandas DataFrame.</text:span></text:p>
      <text:p text:style-name="P58"/>
      <text:p text:style-name="P59"><text:span text:style-name="T49">The </text:span><text:span text:style-name="T227">DataFrame</text:span><text:span text:style-name="T49"> are </text:span><text:span text:style-name="T52">requir</text:span><text:span text:style-name="T49">ed to have column names.</text:span></text:p>
      <text:p text:style-name="P59"/>
      <text:p text:style-name="P60">It is <text:span text:style-name="T229">expect</text:span>ed the first column <text:span text:style-name="T227">is</text:span> a vector of times or time indices.<text:span text:style-name="T55"> </text:span><text:span text:style-name="T230">This can be disabled by setting the parameter </text:span><text:span text:style-name="T231">noTime = True</text:span><text:span text:style-name="T230">.</text:span></text:p>
      <text:p text:style-name="P216"/>
      <text:p text:style-name="P217">If <text:span text:style-name="T127">columns</text:span> is <text:span text:style-name="T44">a string and column names have whitespace </text:span><text:span text:style-name="T128">place the column names in a list. </text:span></text:p>
      <text:p text:style-name="P217"/>
      <text:p text:style-name="P218"><text:span text:style-name="T232">SMap()</text:span> should be called with<text:span text:style-name="T233"> </text:span><text:span text:style-name="T234">DataFrame</text:span> that have columns explicitly corresponding to dimensions E. <text:span text:style-name="T233"><text:s/></text:span>This means that if a multivariate data set is used, it should Not be called with an embedding from <text:span text:style-name="T232">Embed()</text:span> since <text:span text:style-name="T232">Embed()</text:span> will add lagged coordinates for each variable. <text:span text:style-name="T233"><text:s/></text:span>These extra columns will not correspond to the intended dimensions in the matrix inversion and prediction reconstruction <text:span text:style-name="T228">rendering the </text:span><text:span text:style-name="T235">SMap</text:span><text:span text:style-name="T228"> coefficients invalid</text:span>. In this case, use the <text:span text:style-name="T232">embedded</text:span> <text:span text:style-name="T233">parameter set to </text:span><text:span text:style-name="T236">T</text:span><text:span text:style-name="T234">rue</text:span> <text:span text:style-name="T7">in </text:span><text:span text:style-name="T237">SMap()</text:span><text:span text:style-name="T7"> </text:span>so columns correspond to the proper dimension. <text:s/></text:p>
      <text:p text:style-name="Standard"/>
      <text:p text:style-name="P64"/>
      <text:h text:style-name="Heading_20_1" text:outline-level="1"><text:bookmark-start text:name="__RefHeading___Toc419_1080881465"/>Example<text:span text:style-name="T238">s</text:span> <text:bookmark-end text:name="__RefHeading___Toc419_1080881465"/></text:h>
      <text:p text:style-name="P219"/>
      <text:p text:style-name="P220"><text:span text:style-name="T239"><text:s text:c="4"/>from </text:span><text:span text:style-name="T240">py</text:span><text:span text:style-name="T239">EDM import *</text:span></text:p>
      <text:p text:style-name="P221"/>
      <text:p text:style-name="P222"><text:s text:c="4"/>df = EmbedDimension( <text:span text:style-name="T241">dataF</text:span><text:span text:style-name="T242">rame</text:span><text:span text:style-name="T241"> = sampleData</text:span><text:span text:style-name="T242">[</text:span>"TentMap<text:span text:style-name="T242">"]</text:span>, </text:p>
      <text:p text:style-name="P222"><text:span text:style-name="T241"><text:s text:c="25"/>columns = </text:span>"TentMap"<text:span text:style-name="T241">, </text:span><text:span text:style-name="T243">target = </text:span>"<text:span text:style-name="T243">TentMap</text:span>"<text:span text:style-name="T243">,</text:span></text:p>
      <text:p text:style-name="P222"><text:span text:style-name="T241"><text:s text:c="25"/>lib = </text:span><text:span text:style-name="T228">[</text:span>1, 100<text:span text:style-name="T228">]</text:span>, <text:span text:style-name="T241">pred = </text:span><text:span text:style-name="T228">[</text:span>201, 500<text:span text:style-name="T228">]</text:span>,</text:p>
      <text:p text:style-name="P222"><text:span text:style-name="T241"><text:s text:c="25"/>showPlot = True</text:span> )</text:p>
      <text:p text:style-name="P223"/>
      <text:p text:style-name="P222"><text:s text:c="4"/>df = PredictInterval( <text:span text:style-name="T241">dataF</text:span><text:span text:style-name="T242">rame</text:span><text:span text:style-name="T241"> = sampleData</text:span><text:span text:style-name="T242">[</text:span>"TentMap"<text:span text:style-name="T242">]</text:span>, </text:p>
      <text:p text:style-name="P222"><text:span text:style-name="T241"><text:s text:c="26"/>columns = </text:span>"TentMap"<text:span text:style-name="T241">, </text:span><text:span text:style-name="T243">target = </text:span>"<text:span text:style-name="T243">TentMap</text:span>"<text:span text:style-name="T243">,</text:span></text:p>
      <text:p text:style-name="P224"><text:span text:style-name="T241"><text:s text:c="25"/></text:span><text:s/><text:span text:style-name="T241">lib = </text:span><text:span text:style-name="T228">[</text:span>1, 100<text:span text:style-name="T228">]</text:span>, <text:span text:style-name="T241">pred = </text:span><text:span text:style-name="T228">[</text:span>201, 500<text:span text:style-name="T228">]</text:span>,</text:p>
      <text:p text:style-name="P224"><text:s text:c="25"/><text:span text:style-name="T241"><text:s/>E = 2, showPlot = True</text:span> )</text:p>
      <text:p text:style-name="P223"/>
      <text:p text:style-name="P222"><text:s text:c="4"/>df = PredictNonlinear( <text:span text:style-name="T244">dataF</text:span><text:span text:style-name="T242">rame</text:span><text:span text:style-name="T244"> = </text:span><text:span text:style-name="T241">sampleData</text:span><text:span text:style-name="T242">[</text:span>"TentMapNoise"<text:span text:style-name="T242">]</text:span>,</text:p>
      <text:p text:style-name="P222"><text:span text:style-name="T241"><text:s text:c="27"/>columns = </text:span>"TentMap"<text:span text:style-name="T241">, </text:span><text:span text:style-name="T243">target = </text:span>"<text:span text:style-name="T243">TentMap</text:span>"<text:span text:style-name="T243">,</text:span></text:p>
      <text:p text:style-name="P222"><text:span text:style-name="T241"><text:s text:c="27"/></text:span><text:span text:style-name="T227">l</text:span><text:span text:style-name="T241">ib = </text:span><text:span text:style-name="T228">[</text:span>1, 100<text:span text:style-name="T228">]</text:span>, <text:span text:style-name="T241">pred = </text:span><text:span text:style-name="T228">[</text:span>201, 500<text:span text:style-name="T228">]</text:span>, </text:p>
      <text:p text:style-name="P224"><text:span text:style-name="T241"><text:s text:c="26"/></text:span><text:s/><text:span text:style-name="T241">E = 2, showPlot = True</text:span> )</text:p>
      <text:p text:style-name="P223"/>
      <text:p text:style-name="P225"><text:s text:c="4"/>df = Simplex( <text:span text:style-name="T244">dataF</text:span><text:span text:style-name="T242">rame</text:span><text:span text:style-name="T244"> = </text:span><text:span text:style-name="T241">sampleData</text:span><text:span text:style-name="T242">[</text:span>"block_3sp"<text:span text:style-name="T242">]</text:span>,</text:p>
      <text:p text:style-name="P226"><text:span text:style-name="T244"><text:s text:c="18"/>columns = </text:span>"x_t y_t z_t", <text:span text:style-name="T244">target = </text:span>"x_t", </text:p>
      <text:p text:style-name="P225"><text:s text:c="18"/><text:span text:style-name="T244">lib = </text:span><text:span text:style-name="T228">[</text:span>1, 99<text:span text:style-name="T228">]</text:span>, <text:span text:style-name="T244">pred = </text:span><text:span text:style-name="T228">[</text:span>100, 198<text:span text:style-name="T228">]</text:span>, <text:span text:style-name="T244">E = </text:span>3,</text:p>
      <text:p text:style-name="P226"><text:span text:style-name="T244"><text:s text:c="18"/>embedded = </text:span>True, <text:span text:style-name="T244">showPlot = </text:span>True )</text:p>
      <text:p text:style-name="P225"/>
      <text:p text:style-name="P227"><text:s text:c="4"/>df = Simplex( <text:span text:style-name="T244">dataF</text:span><text:span text:style-name="T242">rame</text:span><text:span text:style-name="T244"> = </text:span><text:span text:style-name="T241">sampleData</text:span><text:span text:style-name="T242">[</text:span>"block_3sp"<text:span text:style-name="T242">],</text:span></text:p>
      <text:p text:style-name="P227"><text:span text:style-name="T244"><text:s text:c="18"/>columns = </text:span>"x_t", <text:span text:style-name="T244">target = </text:span>"x_t", </text:p>
      <text:p text:style-name="P227"><text:s text:c="18"/><text:span text:style-name="T244">lib = </text:span><text:span text:style-name="T228">[</text:span>1, 99<text:span text:style-name="T228">]</text:span>, <text:span text:style-name="T244">pred = </text:span><text:span text:style-name="T228">[</text:span>100, 19<text:span text:style-name="T228">5]</text:span>, <text:span text:style-name="T244">E = </text:span>3,</text:p>
      <text:p text:style-name="P227"><text:span text:style-name="T244"><text:s text:c="18"/>showPlot = </text:span>True )</text:p>
      <text:p text:style-name="P225"/>
      <text:p text:style-name="P227"><text:s text:c="4"/>M = Multiview( <text:span text:style-name="T244">dataF</text:span><text:span text:style-name="T242">rame</text:span><text:span text:style-name="T244"> = </text:span><text:span text:style-name="T241">sampleData</text:span><text:span text:style-name="T242">[</text:span>"block_3sp"<text:span text:style-name="T242">]</text:span>,</text:p>
      <text:p text:style-name="P227"><text:span text:style-name="T244"><text:s text:c="19"/>columns = </text:span>"x_t y_t z_t", <text:span text:style-name="T244">target = </text:span>"x_t",</text:p>
      <text:p text:style-name="P227"><text:s text:c="19"/><text:span text:style-name="T244">lib = </text:span><text:span text:style-name="T228">[</text:span>1, <text:span text:style-name="T228">100]</text:span>, <text:span text:style-name="T244">pred = </text:span><text:span text:style-name="T228">[</text:span>10<text:span text:style-name="T228">1</text:span>, 198<text:span text:style-name="T228">]</text:span>, <text:span text:style-name="T244">E = </text:span>3,</text:p>
      <text:p text:style-name="P227"><text:span text:style-name="T244"><text:s text:c="19"/></text:span><text:span text:style-name="T245">trainLib = False, </text:span><text:span text:style-name="T244">showPlot =</text:span> True )</text:p>
      <text:p text:style-name="P225"/>
      <text:p text:style-name="P227"><text:s text:c="4"/>S = SMap( <text:span text:style-name="T244">dataF</text:span><text:span text:style-name="T242">rame</text:span><text:span text:style-name="T244"> = </text:span><text:span text:style-name="T241">sampleData</text:span><text:span text:style-name="T242">[</text:span>"circle"<text:span text:style-name="T242">]</text:span>,</text:p>
      <text:p text:style-name="P227"><text:span text:style-name="T244"><text:s text:c="14"/>columns = </text:span><text:span text:style-name="T245">[</text:span>"x", "y"<text:span text:style-name="T245">]</text:span>, <text:span text:style-name="T244">target = </text:span>"x", </text:p>
      <text:p text:style-name="P227"><text:s text:c="14"/><text:span text:style-name="T244">lib = </text:span><text:span text:style-name="T228">[</text:span>1, <text:span text:style-name="T228">100]</text:span>, <text:span text:style-name="T244">pred = </text:span><text:span text:style-name="T228">[</text:span>10<text:span text:style-name="T228">1</text:span>, 198<text:span text:style-name="T228">]</text:span>, </text:p>
      <text:p text:style-name="P227"><text:span text:style-name="T244"><text:s text:c="14"/>E = </text:span>2, <text:span text:style-name="T246">theta = 4</text:span>, <text:span text:style-name="T246">embedded =</text:span> True, </text:p>
      <text:p text:style-name="P227"><text:span text:style-name="T244"><text:s text:c="14"/>showPlot =</text:span> True )</text:p>
      <text:p text:style-name="P225"/>
      <text:p text:style-name="P225"><text:s text:c="4"/>df = CCM( <text:span text:style-name="T244">dataF</text:span><text:span text:style-name="T242">rame</text:span><text:span text:style-name="T244"> = </text:span><text:span text:style-name="T241">sampleData</text:span><text:span text:style-name="T242">[</text:span>"sardine_anchovy_sst"<text:span text:style-name="T242">]</text:span>,</text:p>
      <text:p text:style-name="P225"><text:s text:c="14"/><text:span text:style-name="T247">E = </text:span>3, <text:span text:style-name="T248">Tp = 0, columns = </text:span>"anchovy", <text:span text:style-name="T244">target = </text:span>"np_sst",</text:p>
      <text:p text:style-name="P228"><text:s text:c="14"/><text:span text:style-name="T247">libSizes = </text:span><text:span text:style-name="T228">[</text:span><text:span text:style-name="T249">10, 70, 10</text:span><text:span text:style-name="T228">]</text:span>, <text:span text:style-name="T247">sample = </text:span>100,<text:span text:style-name="T247"> showPlot =</text:span> True )</text:p>
      <text:p text:style-name="P223"/>
      <text:h text:style-name="P229" text:outline-level="1"/>
      <text:h text:style-name="P12" text:outline-level="1"><text:bookmark-start text:name="__RefHeading___Toc423_1080881465"/>References<text:bookmark-end text:name="__RefHeading___Toc423_1080881465"/></text:h>
      <text:p text:style-name="Standard"/>
      <text:p text:style-name="Standard">Dixon, P. A., M. Milicich, and G. Sugihara, 1999. Episodic fluctuations in larval supply. <text:a xlink:type="simple" xlink:href="https://www.science.org/doi/10.1126/science.283.5407.1528" text:style-name="Internet_20_link" text:visited-style-name="Visited_20_Internet_20_Link">Science 283:1528–1530</text:a>.</text:p>
      <text:p text:style-name="Standard"/>
      <text:p text:style-name="Standard">Sugihara G. and May R. 1990. Nonlinear forecasting as a way of distinguishing chaos from measurement error in time series. <text:a xlink:type="simple" xlink:href="https://www.nature.com/articles/344734a0" text:style-name="Internet_20_link" text:visited-style-name="Visited_20_Internet_20_Link">Nature, 344:734–741</text:a>.</text:p>
      <text:p text:style-name="Standard"/>
      <text:p text:style-name="Standard">Sugihara G. 1994. Nonlinear forecasting for the classification of natural time series. <text:a xlink:type="simple" xlink:href="https://royalsocietypublishing.org/doi/abs/10.1098/rsta.1994.0106" text:style-name="Internet_20_link" text:visited-style-name="Visited_20_Internet_20_Link">Philosophical Transactions: Physical Sciences and Engineering, 348 (1688) : 477–495</text:a>.</text:p>
      <text:p text:style-name="Standard"/>
      <text:p text:style-name="Standard">Sugihara G., May R., Ye H., Hsieh C., Deyle E., Fogarty M., Munch S., 2012. Detecting Causality in Complex Ecosystems. <text:a xlink:type="simple" xlink:href="https://www.science.org/doi/10.1126/science.1227079" text:style-name="Internet_20_link" text:visited-style-name="Visited_20_Internet_20_Link">Science 338:496-500</text:a>.</text:p>
      <text:p text:style-name="Standard"/>
      <text:p text:style-name="P230">Takens, F. Detecting strange attractors in turbulence. Lect. Notes Math. 898, 366–381 (1981).</text:p>
      <text:p text:style-name="Standard"/>
      <text:p text:style-name="Standard">Ye H., and G. Sugihara, 2016. Information leverage in interconnected ecosystems: Overcoming the curse of dimensionality. <text:a xlink:type="simple" xlink:href="https://www.science.org/doi/10.1126/science.aag0863" text:style-name="Internet_20_link" text:visited-style-name="Visited_20_Internet_20_Link">Science 353:922–925</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SungtiL GB" svg:font-family="'AR PL SungtiL GB'" style:font-family-generic="system" style:font-pitch="variable"/>
    <style:font-face style:name="Courier 10 Pitch" svg:font-family="'Courier 10 Pitch'"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Liberation Serif2" fo:font-family="'Liberation Serif'" style:font-style-name="Regular" style:font-family-generic="roman" style:font-pitch="variable" fo:font-size="120%" fo:font-weight="normal"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font-name="Liberation Serif2" fo:font-family="'Liberation Serif'" style:font-style-name="Regular" style:font-family-generic="roman" style:font-pitch="variable" fo:font-size="14pt" fo:font-weight="normal"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Liberation Serif1" fo:font-family="'Liberation Serif'" style:font-style-name="Italic" style:font-family-generic="roman" style:font-pitch="variable" fo:font-size="105%" fo:font-style="normal"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3909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354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oseph Park</meta:initial-creator>
    <meta:creation-date>2019-02-27T15:10:08.865025967</meta:creation-date>
    <dc:date>2025-10-08T11:06:32.663849936</dc:date>
    <meta:editing-duration>PT16H57M20S</meta:editing-duration>
    <meta:editing-cycles>251</meta:editing-cycles>
    <meta:generator>LibreOffice/25.2.3.2$Linux_X86_64 LibreOffice_project/520$Build-2</meta:generator>
    <meta:document-statistic meta:table-count="4" meta:image-count="0" meta:object-count="0" meta:page-count="22" meta:paragraph-count="400" meta:word-count="3488" meta:character-count="22717" meta:non-whitespace-character-count="18908"/>
  </office:meta>
</office:document-meta>
</file>